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6pt"/>
    </style:style>
    <style:style style:name="co2" style:family="table-column">
      <style:table-column-properties fo:break-before="auto" style:column-width="140.66pt"/>
    </style:style>
    <style:style style:name="co3" style:family="table-column">
      <style:table-column-properties fo:break-before="auto" style:column-width="135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делать</text:p>
          </table:table-cell>
          <table:table-cell office:value-type="string" calcext:value-type="string">
            <text:p>to make</text:p>
          </table:table-cell>
          <table:table-cell table:formula="of:=IF(LEFT([.B1];2)=&quot;to&quot;;CONCATENATE(&quot;[sound:&quot;;[.A1];&quot;.mp3]&quot;);&quot;&quot;)" office:value-type="string" office:string-value="[sound:делать.mp3]" calcext:value-type="string">
            <text:p>[sound:делать.mp3]</text:p>
          </table:table-cell>
        </table:table-row>
        <table:table-row table:style-name="ro1">
          <table:table-cell office:value-type="string" calcext:value-type="string">
            <text:p>я делаю</text:p>
          </table:table-cell>
          <table:table-cell office:value-type="string" calcext:value-type="string">
            <text:p>I do</text:p>
          </table:table-cell>
          <table:table-cell table:formula="of:=IF(LEFT([.B2];2)=&quot;to&quot;;CONCATENATE(&quot;[sound:&quot;;[.A2];&quot;.mp3]&quot;);&quot;&quot;)">
            <text:p/>
          </table:table-cell>
        </table:table-row>
        <table:table-row table:style-name="ro1">
          <table:table-cell office:value-type="string" calcext:value-type="string">
            <text:p>ты делаешь</text:p>
          </table:table-cell>
          <table:table-cell office:value-type="string" calcext:value-type="string">
            <text:p>you do</text:p>
          </table:table-cell>
          <table:table-cell table:formula="of:=IF(LEFT([.B3];2)=&quot;to&quot;;CONCATENATE(&quot;[sound:&quot;;[.A3];&quot;.mp3]&quot;);&quot;&quot;)">
            <text:p/>
          </table:table-cell>
        </table:table-row>
        <table:table-row table:style-name="ro1">
          <table:table-cell office:value-type="string" calcext:value-type="string">
            <text:p>он делает</text:p>
          </table:table-cell>
          <table:table-cell office:value-type="string" calcext:value-type="string">
            <text:p>he does</text:p>
          </table:table-cell>
          <table:table-cell table:formula="of:=IF(LEFT([.B4];2)=&quot;to&quot;;CONCATENATE(&quot;[sound:&quot;;[.A4];&quot;.mp3]&quot;);&quot;&quot;)">
            <text:p/>
          </table:table-cell>
        </table:table-row>
        <table:table-row table:style-name="ro1">
          <table:table-cell office:value-type="string" calcext:value-type="string">
            <text:p>она делает</text:p>
          </table:table-cell>
          <table:table-cell office:value-type="string" calcext:value-type="string">
            <text:p>she does</text:p>
          </table:table-cell>
          <table:table-cell table:formula="of:=IF(LEFT([.B5];2)=&quot;to&quot;;CONCATENATE(&quot;[sound:&quot;;[.A5];&quot;.mp3]&quot;);&quot;&quot;)">
            <text:p/>
          </table:table-cell>
        </table:table-row>
        <table:table-row table:style-name="ro1">
          <table:table-cell office:value-type="string" calcext:value-type="string">
            <text:p>оно делает</text:p>
          </table:table-cell>
          <table:table-cell office:value-type="string" calcext:value-type="string">
            <text:p>it does</text:p>
          </table:table-cell>
          <table:table-cell table:formula="of:=IF(LEFT([.B6];2)=&quot;to&quot;;CONCATENATE(&quot;[sound:&quot;;[.A6];&quot;.mp3]&quot;);&quot;&quot;)">
            <text:p/>
          </table:table-cell>
        </table:table-row>
        <table:table-row table:style-name="ro1">
          <table:table-cell office:value-type="string" calcext:value-type="string">
            <text:p>мы делаем</text:p>
          </table:table-cell>
          <table:table-cell office:value-type="string" calcext:value-type="string">
            <text:p>we do</text:p>
          </table:table-cell>
          <table:table-cell table:formula="of:=IF(LEFT([.B7];2)=&quot;to&quot;;CONCATENATE(&quot;[sound:&quot;;[.A7];&quot;.mp3]&quot;);&quot;&quot;)">
            <text:p/>
          </table:table-cell>
        </table:table-row>
        <table:table-row table:style-name="ro1">
          <table:table-cell office:value-type="string" calcext:value-type="string">
            <text:p>вы делаете</text:p>
          </table:table-cell>
          <table:table-cell office:value-type="string" calcext:value-type="string">
            <text:p>you all do</text:p>
          </table:table-cell>
          <table:table-cell table:formula="of:=IF(LEFT([.B8];2)=&quot;to&quot;;CONCATENATE(&quot;[sound:&quot;;[.A8];&quot;.mp3]&quot;);&quot;&quot;)">
            <text:p/>
          </table:table-cell>
        </table:table-row>
        <table:table-row table:style-name="ro1">
          <table:table-cell office:value-type="string" calcext:value-type="string">
            <text:p>они делают</text:p>
          </table:table-cell>
          <table:table-cell office:value-type="string" calcext:value-type="string">
            <text:p>they do</text:p>
          </table:table-cell>
          <table:table-cell table:formula="of:=IF(LEFT([.B9];2)=&quot;to&quot;;CONCATENATE(&quot;[sound:&quot;;[.A9];&quot;.mp3]&quot;);&quot;&quot;)">
            <text:p/>
          </table:table-cell>
        </table:table-row>
        <table:table-row table:style-name="ro1">
          <table:table-cell office:value-type="string" calcext:value-type="string">
            <text:p>завтракать</text:p>
          </table:table-cell>
          <table:table-cell office:value-type="string" calcext:value-type="string">
            <text:p>to have breakfast</text:p>
          </table:table-cell>
          <table:table-cell table:formula="of:=IF(LEFT([.B10];2)=&quot;to&quot;;CONCATENATE(&quot;[sound:&quot;;[.A10];&quot;.mp3]&quot;);&quot;&quot;)" office:value-type="string" office:string-value="[sound:завтракать.mp3]" calcext:value-type="string">
            <text:p>[sound:завтракать.mp3]</text:p>
          </table:table-cell>
        </table:table-row>
        <table:table-row table:style-name="ro1">
          <table:table-cell office:value-type="string" calcext:value-type="string">
            <text:p>Я завтракаю</text:p>
          </table:table-cell>
          <table:table-cell office:value-type="string" calcext:value-type="string">
            <text:p>I am having breakfast</text:p>
          </table:table-cell>
          <table:table-cell table:formula="of:=IF(LEFT([.B11];2)=&quot;to&quot;;CONCATENATE(&quot;[sound:&quot;;[.A11];&quot;.mp3]&quot;);&quot;&quot;)">
            <text:p/>
          </table:table-cell>
        </table:table-row>
        <table:table-row table:style-name="ro1">
          <table:table-cell office:value-type="string" calcext:value-type="string">
            <text:p>Ты завтракаешь</text:p>
          </table:table-cell>
          <table:table-cell office:value-type="string" calcext:value-type="string">
            <text:p>you are having breakfast</text:p>
          </table:table-cell>
          <table:table-cell table:formula="of:=IF(LEFT([.B12];2)=&quot;to&quot;;CONCATENATE(&quot;[sound:&quot;;[.A12];&quot;.mp3]&quot;);&quot;&quot;)">
            <text:p/>
          </table:table-cell>
        </table:table-row>
        <table:table-row table:style-name="ro1">
          <table:table-cell office:value-type="string" calcext:value-type="string">
            <text:p>Он завтракает</text:p>
          </table:table-cell>
          <table:table-cell office:value-type="string" calcext:value-type="string">
            <text:p>he is having breakfast</text:p>
          </table:table-cell>
          <table:table-cell table:formula="of:=IF(LEFT([.B13];2)=&quot;to&quot;;CONCATENATE(&quot;[sound:&quot;;[.A13];&quot;.mp3]&quot;);&quot;&quot;)">
            <text:p/>
          </table:table-cell>
        </table:table-row>
        <table:table-row table:style-name="ro1">
          <table:table-cell office:value-type="string" calcext:value-type="string">
            <text:p>Она завтракает</text:p>
          </table:table-cell>
          <table:table-cell office:value-type="string" calcext:value-type="string">
            <text:p>she is having breakfast</text:p>
          </table:table-cell>
          <table:table-cell table:formula="of:=IF(LEFT([.B14];2)=&quot;to&quot;;CONCATENATE(&quot;[sound:&quot;;[.A14];&quot;.mp3]&quot;);&quot;&quot;)">
            <text:p/>
          </table:table-cell>
        </table:table-row>
        <table:table-row table:style-name="ro1">
          <table:table-cell office:value-type="string" calcext:value-type="string">
            <text:p>Оно завтракает</text:p>
          </table:table-cell>
          <table:table-cell office:value-type="string" calcext:value-type="string">
            <text:p>it is having breakfast</text:p>
          </table:table-cell>
          <table:table-cell table:formula="of:=IF(LEFT([.B15];2)=&quot;to&quot;;CONCATENATE(&quot;[sound:&quot;;[.A15];&quot;.mp3]&quot;);&quot;&quot;)">
            <text:p/>
          </table:table-cell>
        </table:table-row>
        <table:table-row table:style-name="ro1">
          <table:table-cell office:value-type="string" calcext:value-type="string">
            <text:p>Мы завтракаем</text:p>
          </table:table-cell>
          <table:table-cell office:value-type="string" calcext:value-type="string">
            <text:p>we are having breakfast</text:p>
          </table:table-cell>
          <table:table-cell table:formula="of:=IF(LEFT([.B16];2)=&quot;to&quot;;CONCATENATE(&quot;[sound:&quot;;[.A16];&quot;.mp3]&quot;);&quot;&quot;)">
            <text:p/>
          </table:table-cell>
        </table:table-row>
        <table:table-row table:style-name="ro1">
          <table:table-cell office:value-type="string" calcext:value-type="string">
            <text:p>Вы завтракете</text:p>
          </table:table-cell>
          <table:table-cell office:value-type="string" calcext:value-type="string">
            <text:p>you all are having breakfast</text:p>
          </table:table-cell>
          <table:table-cell table:formula="of:=IF(LEFT([.B17];2)=&quot;to&quot;;CONCATENATE(&quot;[sound:&quot;;[.A17];&quot;.mp3]&quot;);&quot;&quot;)">
            <text:p/>
          </table:table-cell>
        </table:table-row>
        <table:table-row table:style-name="ro1">
          <table:table-cell office:value-type="string" calcext:value-type="string">
            <text:p>Они завтракают</text:p>
          </table:table-cell>
          <table:table-cell office:value-type="string" calcext:value-type="string">
            <text:p>they are having breakfast</text:p>
          </table:table-cell>
          <table:table-cell table:formula="of:=IF(LEFT([.B18];2)=&quot;to&quot;;CONCATENATE(&quot;[sound:&quot;;[.A18];&quot;.mp3]&quot;);&quot;&quot;)">
            <text:p/>
          </table:table-cell>
        </table:table-row>
        <table:table-row table:style-name="ro1">
          <table:table-cell office:value-type="string" calcext:value-type="string">
            <text:p>обедать</text:p>
          </table:table-cell>
          <table:table-cell office:value-type="string" calcext:value-type="string">
            <text:p>to have lunch</text:p>
          </table:table-cell>
          <table:table-cell table:formula="of:=IF(LEFT([.B19];2)=&quot;to&quot;;CONCATENATE(&quot;[sound:&quot;;[.A19];&quot;.mp3]&quot;);&quot;&quot;)" office:value-type="string" office:string-value="[sound:обедать.mp3]" calcext:value-type="string">
            <text:p>[sound:обедать.mp3]</text:p>
          </table:table-cell>
        </table:table-row>
        <table:table-row table:style-name="ro1">
          <table:table-cell office:value-type="string" calcext:value-type="string">
            <text:p>я обедаю</text:p>
          </table:table-cell>
          <table:table-cell office:value-type="string" calcext:value-type="string">
            <text:p>I am having lunch</text:p>
          </table:table-cell>
          <table:table-cell table:formula="of:=IF(LEFT([.B20];2)=&quot;to&quot;;CONCATENATE(&quot;[sound:&quot;;[.A20];&quot;.mp3]&quot;);&quot;&quot;)">
            <text:p/>
          </table:table-cell>
        </table:table-row>
        <table:table-row table:style-name="ro1">
          <table:table-cell office:value-type="string" calcext:value-type="string">
            <text:p>ты обедаешь</text:p>
          </table:table-cell>
          <table:table-cell office:value-type="string" calcext:value-type="string">
            <text:p>you are having lunch</text:p>
          </table:table-cell>
          <table:table-cell table:formula="of:=IF(LEFT([.B21];2)=&quot;to&quot;;CONCATENATE(&quot;[sound:&quot;;[.A21];&quot;.mp3]&quot;);&quot;&quot;)">
            <text:p/>
          </table:table-cell>
        </table:table-row>
        <table:table-row table:style-name="ro1">
          <table:table-cell office:value-type="string" calcext:value-type="string">
            <text:p>Он обедает</text:p>
          </table:table-cell>
          <table:table-cell office:value-type="string" calcext:value-type="string">
            <text:p>he is having lunch</text:p>
          </table:table-cell>
          <table:table-cell table:formula="of:=IF(LEFT([.B22];2)=&quot;to&quot;;CONCATENATE(&quot;[sound:&quot;;[.A22];&quot;.mp3]&quot;);&quot;&quot;)">
            <text:p/>
          </table:table-cell>
        </table:table-row>
        <table:table-row table:style-name="ro1">
          <table:table-cell office:value-type="string" calcext:value-type="string">
            <text:p>Оно обедает</text:p>
          </table:table-cell>
          <table:table-cell office:value-type="string" calcext:value-type="string">
            <text:p>she is having lunch</text:p>
          </table:table-cell>
          <table:table-cell table:formula="of:=IF(LEFT([.B23];2)=&quot;to&quot;;CONCATENATE(&quot;[sound:&quot;;[.A23];&quot;.mp3]&quot;);&quot;&quot;)">
            <text:p/>
          </table:table-cell>
        </table:table-row>
        <table:table-row table:style-name="ro1">
          <table:table-cell office:value-type="string" calcext:value-type="string">
            <text:p>Она обедает</text:p>
          </table:table-cell>
          <table:table-cell office:value-type="string" calcext:value-type="string">
            <text:p>it was having lunch</text:p>
          </table:table-cell>
          <table:table-cell table:formula="of:=IF(LEFT([.B24];2)=&quot;to&quot;;CONCATENATE(&quot;[sound:&quot;;[.A24];&quot;.mp3]&quot;);&quot;&quot;)">
            <text:p/>
          </table:table-cell>
        </table:table-row>
        <table:table-row table:style-name="ro1">
          <table:table-cell office:value-type="string" calcext:value-type="string">
            <text:p>мы обедаем</text:p>
          </table:table-cell>
          <table:table-cell office:value-type="string" calcext:value-type="string">
            <text:p>we are having lunch</text:p>
          </table:table-cell>
          <table:table-cell table:formula="of:=IF(LEFT([.B25];2)=&quot;to&quot;;CONCATENATE(&quot;[sound:&quot;;[.A25];&quot;.mp3]&quot;);&quot;&quot;)">
            <text:p/>
          </table:table-cell>
        </table:table-row>
        <table:table-row table:style-name="ro1">
          <table:table-cell office:value-type="string" calcext:value-type="string">
            <text:p>вы обедаете</text:p>
          </table:table-cell>
          <table:table-cell office:value-type="string" calcext:value-type="string">
            <text:p>you all are having lunch</text:p>
          </table:table-cell>
          <table:table-cell table:formula="of:=IF(LEFT([.B26];2)=&quot;to&quot;;CONCATENATE(&quot;[sound:&quot;;[.A26];&quot;.mp3]&quot;);&quot;&quot;)">
            <text:p/>
          </table:table-cell>
        </table:table-row>
        <table:table-row table:style-name="ro1">
          <table:table-cell office:value-type="string" calcext:value-type="string">
            <text:p>они обедают</text:p>
          </table:table-cell>
          <table:table-cell office:value-type="string" calcext:value-type="string">
            <text:p>they are having lunch</text:p>
          </table:table-cell>
          <table:table-cell table:formula="of:=IF(LEFT([.B27];2)=&quot;to&quot;;CONCATENATE(&quot;[sound:&quot;;[.A27];&quot;.mp3]&quot;);&quot;&quot;)">
            <text:p/>
          </table:table-cell>
        </table:table-row>
        <table:table-row table:style-name="ro1">
          <table:table-cell office:value-type="string" calcext:value-type="string">
            <text:p>ужинать</text:p>
          </table:table-cell>
          <table:table-cell office:value-type="string" calcext:value-type="string">
            <text:p>to have dinner</text:p>
          </table:table-cell>
          <table:table-cell table:formula="of:=IF(LEFT([.B28];2)=&quot;to&quot;;CONCATENATE(&quot;[sound:&quot;;[.A28];&quot;.mp3]&quot;);&quot;&quot;)" office:value-type="string" office:string-value="[sound:ужинать.mp3]" calcext:value-type="string">
            <text:p>[sound:ужинать.mp3]</text:p>
          </table:table-cell>
        </table:table-row>
        <table:table-row table:style-name="ro1">
          <table:table-cell office:value-type="string" calcext:value-type="string">
            <text:p>я ужинаю</text:p>
          </table:table-cell>
          <table:table-cell office:value-type="string" calcext:value-type="string">
            <text:p>I am having dinner</text:p>
          </table:table-cell>
          <table:table-cell table:formula="of:=IF(LEFT([.B29];2)=&quot;to&quot;;CONCATENATE(&quot;[sound:&quot;;[.A29];&quot;.mp3]&quot;);&quot;&quot;)">
            <text:p/>
          </table:table-cell>
        </table:table-row>
        <table:table-row table:style-name="ro1">
          <table:table-cell office:value-type="string" calcext:value-type="string">
            <text:p>ты ужинаешь</text:p>
          </table:table-cell>
          <table:table-cell office:value-type="string" calcext:value-type="string">
            <text:p>you are having dinner</text:p>
          </table:table-cell>
          <table:table-cell table:formula="of:=IF(LEFT([.B30];2)=&quot;to&quot;;CONCATENATE(&quot;[sound:&quot;;[.A30];&quot;.mp3]&quot;);&quot;&quot;)">
            <text:p/>
          </table:table-cell>
        </table:table-row>
        <table:table-row table:style-name="ro1">
          <table:table-cell office:value-type="string" calcext:value-type="string">
            <text:p>он ужинает</text:p>
          </table:table-cell>
          <table:table-cell office:value-type="string" calcext:value-type="string">
            <text:p>he is having dinner</text:p>
          </table:table-cell>
          <table:table-cell table:formula="of:=IF(LEFT([.B31];2)=&quot;to&quot;;CONCATENATE(&quot;[sound:&quot;;[.A31];&quot;.mp3]&quot;);&quot;&quot;)">
            <text:p/>
          </table:table-cell>
        </table:table-row>
        <table:table-row table:style-name="ro1">
          <table:table-cell office:value-type="string" calcext:value-type="string">
            <text:p>она ужинает</text:p>
          </table:table-cell>
          <table:table-cell office:value-type="string" calcext:value-type="string">
            <text:p>she is having dinner</text:p>
          </table:table-cell>
          <table:table-cell table:formula="of:=IF(LEFT([.B32];2)=&quot;to&quot;;CONCATENATE(&quot;[sound:&quot;;[.A32];&quot;.mp3]&quot;);&quot;&quot;)">
            <text:p/>
          </table:table-cell>
        </table:table-row>
        <table:table-row table:style-name="ro1">
          <table:table-cell office:value-type="string" calcext:value-type="string">
            <text:p>оно ужинает</text:p>
          </table:table-cell>
          <table:table-cell office:value-type="string" calcext:value-type="string">
            <text:p>it is having dinner</text:p>
          </table:table-cell>
          <table:table-cell table:formula="of:=IF(LEFT([.B33];2)=&quot;to&quot;;CONCATENATE(&quot;[sound:&quot;;[.A33];&quot;.mp3]&quot;);&quot;&quot;)">
            <text:p/>
          </table:table-cell>
        </table:table-row>
        <table:table-row table:style-name="ro1">
          <table:table-cell office:value-type="string" calcext:value-type="string">
            <text:p>мы ужинаем</text:p>
          </table:table-cell>
          <table:table-cell office:value-type="string" calcext:value-type="string">
            <text:p>we are having dinner</text:p>
          </table:table-cell>
          <table:table-cell table:formula="of:=IF(LEFT([.B34];2)=&quot;to&quot;;CONCATENATE(&quot;[sound:&quot;;[.A34];&quot;.mp3]&quot;);&quot;&quot;)">
            <text:p/>
          </table:table-cell>
        </table:table-row>
        <table:table-row table:style-name="ro1">
          <table:table-cell office:value-type="string" calcext:value-type="string">
            <text:p>вы ужинаете</text:p>
          </table:table-cell>
          <table:table-cell office:value-type="string" calcext:value-type="string">
            <text:p>you all are having dinner</text:p>
          </table:table-cell>
          <table:table-cell table:formula="of:=IF(LEFT([.B35];2)=&quot;to&quot;;CONCATENATE(&quot;[sound:&quot;;[.A35];&quot;.mp3]&quot;);&quot;&quot;)">
            <text:p/>
          </table:table-cell>
        </table:table-row>
        <table:table-row table:style-name="ro1">
          <table:table-cell office:value-type="string" calcext:value-type="string">
            <text:p>они ужинают</text:p>
          </table:table-cell>
          <table:table-cell office:value-type="string" calcext:value-type="string">
            <text:p>they are having dinner</text:p>
          </table:table-cell>
          <table:table-cell table:formula="of:=IF(LEFT([.B36];2)=&quot;to&quot;;CONCATENATE(&quot;[sound:&quot;;[.A36];&quot;.mp3]&quot;);&quot;&quot;)">
            <text:p/>
          </table:table-cell>
        </table:table-row>
        <table:table-row table:style-name="ro1">
          <table:table-cell office:value-type="string" calcext:value-type="string">
            <text:p>понимать</text:p>
          </table:table-cell>
          <table:table-cell office:value-type="string" calcext:value-type="string">
            <text:p>to understand</text:p>
          </table:table-cell>
          <table:table-cell table:formula="of:=IF(LEFT([.B37];2)=&quot;to&quot;;CONCATENATE(&quot;[sound:&quot;;[.A37];&quot;.mp3]&quot;);&quot;&quot;)" office:value-type="string" office:string-value="[sound:понимать.mp3]" calcext:value-type="string">
            <text:p>[sound:понимать.mp3]</text:p>
          </table:table-cell>
        </table:table-row>
        <table:table-row table:style-name="ro1">
          <table:table-cell office:value-type="string" calcext:value-type="string">
            <text:p>Я понимаю</text:p>
          </table:table-cell>
          <table:table-cell office:value-type="string" calcext:value-type="string">
            <text:p>I understand</text:p>
          </table:table-cell>
          <table:table-cell table:formula="of:=IF(LEFT([.B38];2)=&quot;to&quot;;CONCATENATE(&quot;[sound:&quot;;[.A38];&quot;.mp3]&quot;);&quot;&quot;)">
            <text:p/>
          </table:table-cell>
        </table:table-row>
        <table:table-row table:style-name="ro1">
          <table:table-cell office:value-type="string" calcext:value-type="string">
            <text:p>Ты понимаешь</text:p>
          </table:table-cell>
          <table:table-cell office:value-type="string" calcext:value-type="string">
            <text:p>you understand</text:p>
          </table:table-cell>
          <table:table-cell table:formula="of:=IF(LEFT([.B39];2)=&quot;to&quot;;CONCATENATE(&quot;[sound:&quot;;[.A39];&quot;.mp3]&quot;);&quot;&quot;)">
            <text:p/>
          </table:table-cell>
        </table:table-row>
        <table:table-row table:style-name="ro1">
          <table:table-cell office:value-type="string" calcext:value-type="string">
            <text:p>он понимает</text:p>
          </table:table-cell>
          <table:table-cell office:value-type="string" calcext:value-type="string">
            <text:p>he understands</text:p>
          </table:table-cell>
          <table:table-cell table:formula="of:=IF(LEFT([.B40];2)=&quot;to&quot;;CONCATENATE(&quot;[sound:&quot;;[.A40];&quot;.mp3]&quot;);&quot;&quot;)">
            <text:p/>
          </table:table-cell>
        </table:table-row>
        <table:table-row table:style-name="ro1">
          <table:table-cell office:value-type="string" calcext:value-type="string">
            <text:p>она понимает</text:p>
          </table:table-cell>
          <table:table-cell office:value-type="string" calcext:value-type="string">
            <text:p>she understands</text:p>
          </table:table-cell>
          <table:table-cell table:formula="of:=IF(LEFT([.B41];2)=&quot;to&quot;;CONCATENATE(&quot;[sound:&quot;;[.A41];&quot;.mp3]&quot;);&quot;&quot;)">
            <text:p/>
          </table:table-cell>
        </table:table-row>
        <table:table-row table:style-name="ro1">
          <table:table-cell office:value-type="string" calcext:value-type="string">
            <text:p>оио понимает</text:p>
          </table:table-cell>
          <table:table-cell office:value-type="string" calcext:value-type="string">
            <text:p>it understands</text:p>
          </table:table-cell>
          <table:table-cell table:formula="of:=IF(LEFT([.B42];2)=&quot;to&quot;;CONCATENATE(&quot;[sound:&quot;;[.A42];&quot;.mp3]&quot;);&quot;&quot;)">
            <text:p/>
          </table:table-cell>
        </table:table-row>
        <table:table-row table:style-name="ro1">
          <table:table-cell office:value-type="string" calcext:value-type="string">
            <text:p>мы понимаем</text:p>
          </table:table-cell>
          <table:table-cell office:value-type="string" calcext:value-type="string">
            <text:p>we understand</text:p>
          </table:table-cell>
          <table:table-cell table:formula="of:=IF(LEFT([.B43];2)=&quot;to&quot;;CONCATENATE(&quot;[sound:&quot;;[.A43];&quot;.mp3]&quot;);&quot;&quot;)">
            <text:p/>
          </table:table-cell>
        </table:table-row>
        <table:table-row table:style-name="ro1">
          <table:table-cell office:value-type="string" calcext:value-type="string">
            <text:p>вы понимете</text:p>
          </table:table-cell>
          <table:table-cell office:value-type="string" calcext:value-type="string">
            <text:p>you all understand</text:p>
          </table:table-cell>
          <table:table-cell table:formula="of:=IF(LEFT([.B44];2)=&quot;to&quot;;CONCATENATE(&quot;[sound:&quot;;[.A44];&quot;.mp3]&quot;);&quot;&quot;)">
            <text:p/>
          </table:table-cell>
        </table:table-row>
        <table:table-row table:style-name="ro1">
          <table:table-cell office:value-type="string" calcext:value-type="string">
            <text:p>они понимают</text:p>
          </table:table-cell>
          <table:table-cell office:value-type="string" calcext:value-type="string">
            <text:p>they understand</text:p>
          </table:table-cell>
          <table:table-cell table:formula="of:=IF(LEFT([.B45];2)=&quot;to&quot;;CONCATENATE(&quot;[sound:&quot;;[.A45];&quot;.mp3]&quot;);&quot;&quot;)">
            <text:p/>
          </table:table-cell>
        </table:table-row>
        <table:table-row table:style-name="ro1">
          <table:table-cell office:value-type="string" calcext:value-type="string">
            <text:p>работать</text:p>
          </table:table-cell>
          <table:table-cell office:value-type="string" calcext:value-type="string">
            <text:p>to understand</text:p>
          </table:table-cell>
          <table:table-cell table:formula="of:=IF(LEFT([.B46];2)=&quot;to&quot;;CONCATENATE(&quot;[sound:&quot;;[.A46];&quot;.mp3]&quot;);&quot;&quot;)" office:value-type="string" office:string-value="[sound:работать.mp3]" calcext:value-type="string">
            <text:p>[sound:работать.mp3]</text:p>
          </table:table-cell>
        </table:table-row>
        <table:table-row table:style-name="ro1">
          <table:table-cell office:value-type="string" calcext:value-type="string">
            <text:p>Я работаю</text:p>
          </table:table-cell>
          <table:table-cell office:value-type="string" calcext:value-type="string">
            <text:p>I work</text:p>
          </table:table-cell>
          <table:table-cell table:formula="of:=IF(LEFT([.B47];2)=&quot;to&quot;;CONCATENATE(&quot;[sound:&quot;;[.A47];&quot;.mp3]&quot;);&quot;&quot;)">
            <text:p/>
          </table:table-cell>
        </table:table-row>
        <table:table-row table:style-name="ro1">
          <table:table-cell office:value-type="string" calcext:value-type="string">
            <text:p>Ты раьотаешь</text:p>
          </table:table-cell>
          <table:table-cell office:value-type="string" calcext:value-type="string">
            <text:p>you work</text:p>
          </table:table-cell>
          <table:table-cell table:formula="of:=IF(LEFT([.B48];2)=&quot;to&quot;;CONCATENATE(&quot;[sound:&quot;;[.A48];&quot;.mp3]&quot;);&quot;&quot;)">
            <text:p/>
          </table:table-cell>
        </table:table-row>
        <table:table-row table:style-name="ro1">
          <table:table-cell office:value-type="string" calcext:value-type="string">
            <text:p>он работает</text:p>
          </table:table-cell>
          <table:table-cell office:value-type="string" calcext:value-type="string">
            <text:p>he works</text:p>
          </table:table-cell>
          <table:table-cell table:formula="of:=IF(LEFT([.B49];2)=&quot;to&quot;;CONCATENATE(&quot;[sound:&quot;;[.A49];&quot;.mp3]&quot;);&quot;&quot;)">
            <text:p/>
          </table:table-cell>
        </table:table-row>
        <table:table-row table:style-name="ro1">
          <table:table-cell office:value-type="string" calcext:value-type="string">
            <text:p>она работает</text:p>
          </table:table-cell>
          <table:table-cell office:value-type="string" calcext:value-type="string">
            <text:p>she works</text:p>
          </table:table-cell>
          <table:table-cell table:formula="of:=IF(LEFT([.B50];2)=&quot;to&quot;;CONCATENATE(&quot;[sound:&quot;;[.A50];&quot;.mp3]&quot;);&quot;&quot;)">
            <text:p/>
          </table:table-cell>
        </table:table-row>
        <table:table-row table:style-name="ro1">
          <table:table-cell office:value-type="string" calcext:value-type="string">
            <text:p>оно работает</text:p>
          </table:table-cell>
          <table:table-cell office:value-type="string" calcext:value-type="string">
            <text:p>it works</text:p>
          </table:table-cell>
          <table:table-cell table:formula="of:=IF(LEFT([.B51];2)=&quot;to&quot;;CONCATENATE(&quot;[sound:&quot;;[.A51];&quot;.mp3]&quot;);&quot;&quot;)">
            <text:p/>
          </table:table-cell>
        </table:table-row>
        <table:table-row table:style-name="ro1">
          <table:table-cell office:value-type="string" calcext:value-type="string">
            <text:p>мы работаем</text:p>
          </table:table-cell>
          <table:table-cell office:value-type="string" calcext:value-type="string">
            <text:p>we work</text:p>
          </table:table-cell>
          <table:table-cell table:formula="of:=IF(LEFT([.B52];2)=&quot;to&quot;;CONCATENATE(&quot;[sound:&quot;;[.A52];&quot;.mp3]&quot;);&quot;&quot;)">
            <text:p/>
          </table:table-cell>
        </table:table-row>
        <table:table-row table:style-name="ro1">
          <table:table-cell office:value-type="string" calcext:value-type="string">
            <text:p>вы работаете</text:p>
          </table:table-cell>
          <table:table-cell office:value-type="string" calcext:value-type="string">
            <text:p>you all work</text:p>
          </table:table-cell>
          <table:table-cell table:formula="of:=IF(LEFT([.B53];2)=&quot;to&quot;;CONCATENATE(&quot;[sound:&quot;;[.A53];&quot;.mp3]&quot;);&quot;&quot;)">
            <text:p/>
          </table:table-cell>
        </table:table-row>
        <table:table-row table:style-name="ro1">
          <table:table-cell office:value-type="string" calcext:value-type="string">
            <text:p>они работают</text:p>
          </table:table-cell>
          <table:table-cell office:value-type="string" calcext:value-type="string">
            <text:p>they work</text:p>
          </table:table-cell>
          <table:table-cell table:formula="of:=IF(LEFT([.B54];2)=&quot;to&quot;;CONCATENATE(&quot;[sound:&quot;;[.A54];&quot;.mp3]&quot;);&quot;&quot;)">
            <text:p/>
          </table:table-cell>
        </table:table-row>
        <table:table-row table:style-name="ro1">
          <table:table-cell office:value-type="string" calcext:value-type="string">
            <text:p>думать</text:p>
          </table:table-cell>
          <table:table-cell office:value-type="string" calcext:value-type="string">
            <text:p>to think</text:p>
          </table:table-cell>
          <table:table-cell table:formula="of:=IF(LEFT([.B55];2)=&quot;to&quot;;CONCATENATE(&quot;[sound:&quot;;[.A55];&quot;.mp3]&quot;);&quot;&quot;)" office:value-type="string" office:string-value="[sound:думать.mp3]" calcext:value-type="string">
            <text:p>[sound:думать.mp3]</text:p>
          </table:table-cell>
        </table:table-row>
        <table:table-row table:style-name="ro1">
          <table:table-cell office:value-type="string" calcext:value-type="string">
            <text:p>Я думаю</text:p>
          </table:table-cell>
          <table:table-cell office:value-type="string" calcext:value-type="string">
            <text:p>I think</text:p>
          </table:table-cell>
          <table:table-cell table:formula="of:=IF(LEFT([.B56];2)=&quot;to&quot;;CONCATENATE(&quot;[sound:&quot;;[.A56];&quot;.mp3]&quot;);&quot;&quot;)">
            <text:p/>
          </table:table-cell>
        </table:table-row>
        <table:table-row table:style-name="ro1">
          <table:table-cell office:value-type="string" calcext:value-type="string">
            <text:p>Ты думаешь</text:p>
          </table:table-cell>
          <table:table-cell office:value-type="string" calcext:value-type="string">
            <text:p>you think</text:p>
          </table:table-cell>
          <table:table-cell table:formula="of:=IF(LEFT([.B57];2)=&quot;to&quot;;CONCATENATE(&quot;[sound:&quot;;[.A57];&quot;.mp3]&quot;);&quot;&quot;)">
            <text:p/>
          </table:table-cell>
        </table:table-row>
        <table:table-row table:style-name="ro1">
          <table:table-cell office:value-type="string" calcext:value-type="string">
            <text:p>Он думает</text:p>
          </table:table-cell>
          <table:table-cell office:value-type="string" calcext:value-type="string">
            <text:p>he thinks</text:p>
          </table:table-cell>
          <table:table-cell table:formula="of:=IF(LEFT([.B58];2)=&quot;to&quot;;CONCATENATE(&quot;[sound:&quot;;[.A58];&quot;.mp3]&quot;);&quot;&quot;)">
            <text:p/>
          </table:table-cell>
        </table:table-row>
        <table:table-row table:style-name="ro1">
          <table:table-cell office:value-type="string" calcext:value-type="string">
            <text:p>Она думает</text:p>
          </table:table-cell>
          <table:table-cell office:value-type="string" calcext:value-type="string">
            <text:p>she thinks</text:p>
          </table:table-cell>
          <table:table-cell table:formula="of:=IF(LEFT([.B59];2)=&quot;to&quot;;CONCATENATE(&quot;[sound:&quot;;[.A59];&quot;.mp3]&quot;);&quot;&quot;)">
            <text:p/>
          </table:table-cell>
        </table:table-row>
        <table:table-row table:style-name="ro1">
          <table:table-cell office:value-type="string" calcext:value-type="string">
            <text:p>оно думает</text:p>
          </table:table-cell>
          <table:table-cell office:value-type="string" calcext:value-type="string">
            <text:p>it thinks</text:p>
          </table:table-cell>
          <table:table-cell table:formula="of:=IF(LEFT([.B60];2)=&quot;to&quot;;CONCATENATE(&quot;[sound:&quot;;[.A60];&quot;.mp3]&quot;);&quot;&quot;)">
            <text:p/>
          </table:table-cell>
        </table:table-row>
        <table:table-row table:style-name="ro1">
          <table:table-cell office:value-type="string" calcext:value-type="string">
            <text:p>мы думаем</text:p>
          </table:table-cell>
          <table:table-cell office:value-type="string" calcext:value-type="string">
            <text:p>we think</text:p>
          </table:table-cell>
          <table:table-cell table:formula="of:=IF(LEFT([.B61];2)=&quot;to&quot;;CONCATENATE(&quot;[sound:&quot;;[.A61];&quot;.mp3]&quot;);&quot;&quot;)">
            <text:p/>
          </table:table-cell>
        </table:table-row>
        <table:table-row table:style-name="ro1">
          <table:table-cell office:value-type="string" calcext:value-type="string">
            <text:p>вы думаете</text:p>
          </table:table-cell>
          <table:table-cell office:value-type="string" calcext:value-type="string">
            <text:p>you all think</text:p>
          </table:table-cell>
          <table:table-cell table:formula="of:=IF(LEFT([.B62];2)=&quot;to&quot;;CONCATENATE(&quot;[sound:&quot;;[.A62];&quot;.mp3]&quot;);&quot;&quot;)">
            <text:p/>
          </table:table-cell>
        </table:table-row>
        <table:table-row table:style-name="ro1">
          <table:table-cell office:value-type="string" calcext:value-type="string">
            <text:p>они думают</text:p>
          </table:table-cell>
          <table:table-cell office:value-type="string" calcext:value-type="string">
            <text:p>they think</text:p>
          </table:table-cell>
          <table:table-cell table:formula="of:=IF(LEFT([.B63];2)=&quot;to&quot;;CONCATENATE(&quot;[sound:&quot;;[.A63];&quot;.mp3]&quot;);&quot;&quot;)">
            <text:p/>
          </table:table-cell>
        </table:table-row>
        <table:table-row table:style-name="ro1">
          <table:table-cell office:value-type="string" calcext:value-type="string">
            <text:p>читать</text:p>
          </table:table-cell>
          <table:table-cell office:value-type="string" calcext:value-type="string">
            <text:p>to read</text:p>
          </table:table-cell>
          <table:table-cell table:formula="of:=IF(LEFT([.B64];2)=&quot;to&quot;;CONCATENATE(&quot;[sound:&quot;;[.A64];&quot;.mp3]&quot;);&quot;&quot;)" office:value-type="string" office:string-value="[sound:читать.mp3]" calcext:value-type="string">
            <text:p>[sound:читать.mp3]</text:p>
          </table:table-cell>
        </table:table-row>
        <table:table-row table:style-name="ro1">
          <table:table-cell office:value-type="string" calcext:value-type="string">
            <text:p>Я читаю</text:p>
          </table:table-cell>
          <table:table-cell office:value-type="string" calcext:value-type="string">
            <text:p>I read</text:p>
          </table:table-cell>
          <table:table-cell table:formula="of:=IF(LEFT([.B65];2)=&quot;to&quot;;CONCATENATE(&quot;[sound:&quot;;[.A65];&quot;.mp3]&quot;);&quot;&quot;)">
            <text:p/>
          </table:table-cell>
        </table:table-row>
        <table:table-row table:style-name="ro1">
          <table:table-cell office:value-type="string" calcext:value-type="string">
            <text:p>Ты читаешь</text:p>
          </table:table-cell>
          <table:table-cell office:value-type="string" calcext:value-type="string">
            <text:p>you read</text:p>
          </table:table-cell>
          <table:table-cell table:formula="of:=IF(LEFT([.B66];2)=&quot;to&quot;;CONCATENATE(&quot;[sound:&quot;;[.A66];&quot;.mp3]&quot;);&quot;&quot;)">
            <text:p/>
          </table:table-cell>
        </table:table-row>
        <table:table-row table:style-name="ro1">
          <table:table-cell office:value-type="string" calcext:value-type="string">
            <text:p>Он читает</text:p>
          </table:table-cell>
          <table:table-cell office:value-type="string" calcext:value-type="string">
            <text:p>he reads</text:p>
          </table:table-cell>
          <table:table-cell table:formula="of:=IF(LEFT([.B67];2)=&quot;to&quot;;CONCATENATE(&quot;[sound:&quot;;[.A67];&quot;.mp3]&quot;);&quot;&quot;)">
            <text:p/>
          </table:table-cell>
        </table:table-row>
        <table:table-row table:style-name="ro1">
          <table:table-cell office:value-type="string" calcext:value-type="string">
            <text:p>она читает</text:p>
          </table:table-cell>
          <table:table-cell office:value-type="string" calcext:value-type="string">
            <text:p>she reads</text:p>
          </table:table-cell>
          <table:table-cell table:formula="of:=IF(LEFT([.B68];2)=&quot;to&quot;;CONCATENATE(&quot;[sound:&quot;;[.A68];&quot;.mp3]&quot;);&quot;&quot;)">
            <text:p/>
          </table:table-cell>
        </table:table-row>
        <table:table-row table:style-name="ro1">
          <table:table-cell office:value-type="string" calcext:value-type="string">
            <text:p>оно читает</text:p>
          </table:table-cell>
          <table:table-cell office:value-type="string" calcext:value-type="string">
            <text:p>it reads</text:p>
          </table:table-cell>
          <table:table-cell table:formula="of:=IF(LEFT([.B69];2)=&quot;to&quot;;CONCATENATE(&quot;[sound:&quot;;[.A69];&quot;.mp3]&quot;);&quot;&quot;)">
            <text:p/>
          </table:table-cell>
        </table:table-row>
        <table:table-row table:style-name="ro1">
          <table:table-cell office:value-type="string" calcext:value-type="string">
            <text:p>мы читаем</text:p>
          </table:table-cell>
          <table:table-cell office:value-type="string" calcext:value-type="string">
            <text:p>we read</text:p>
          </table:table-cell>
          <table:table-cell table:formula="of:=IF(LEFT([.B70];2)=&quot;to&quot;;CONCATENATE(&quot;[sound:&quot;;[.A70];&quot;.mp3]&quot;);&quot;&quot;)">
            <text:p/>
          </table:table-cell>
        </table:table-row>
        <table:table-row table:style-name="ro1">
          <table:table-cell office:value-type="string" calcext:value-type="string">
            <text:p>вы читаете</text:p>
          </table:table-cell>
          <table:table-cell office:value-type="string" calcext:value-type="string">
            <text:p>you all read</text:p>
          </table:table-cell>
          <table:table-cell table:formula="of:=IF(LEFT([.B71];2)=&quot;to&quot;;CONCATENATE(&quot;[sound:&quot;;[.A71];&quot;.mp3]&quot;);&quot;&quot;)">
            <text:p/>
          </table:table-cell>
        </table:table-row>
        <table:table-row table:style-name="ro1">
          <table:table-cell office:value-type="string" calcext:value-type="string">
            <text:p>они читают</text:p>
          </table:table-cell>
          <table:table-cell office:value-type="string" calcext:value-type="string">
            <text:p>they read</text:p>
          </table:table-cell>
          <table:table-cell table:formula="of:=IF(LEFT([.B72];2)=&quot;to&quot;;CONCATENATE(&quot;[sound:&quot;;[.A72];&quot;.mp3]&quot;);&quot;&quot;)">
            <text:p/>
          </table:table-cell>
        </table:table-row>
        <table:table-row table:style-name="ro1">
          <table:table-cell office:value-type="string" calcext:value-type="string">
            <text:p>слушать</text:p>
          </table:table-cell>
          <table:table-cell office:value-type="string" calcext:value-type="string">
            <text:p>to listen</text:p>
          </table:table-cell>
          <table:table-cell table:formula="of:=IF(LEFT([.B73];2)=&quot;to&quot;;CONCATENATE(&quot;[sound:&quot;;[.A73];&quot;.mp3]&quot;);&quot;&quot;)" office:value-type="string" office:string-value="[sound:слушать.mp3]" calcext:value-type="string">
            <text:p>[sound:слушать.mp3]</text:p>
          </table:table-cell>
        </table:table-row>
        <table:table-row table:style-name="ro1">
          <table:table-cell office:value-type="string" calcext:value-type="string">
            <text:p>я слушаю</text:p>
          </table:table-cell>
          <table:table-cell office:value-type="string" calcext:value-type="string">
            <text:p>I listen</text:p>
          </table:table-cell>
          <table:table-cell table:formula="of:=IF(LEFT([.B74];2)=&quot;to&quot;;CONCATENATE(&quot;[sound:&quot;;[.A74];&quot;.mp3]&quot;);&quot;&quot;)">
            <text:p/>
          </table:table-cell>
        </table:table-row>
        <table:table-row table:style-name="ro1">
          <table:table-cell office:value-type="string" calcext:value-type="string">
            <text:p>ты слушаеш</text:p>
          </table:table-cell>
          <table:table-cell office:value-type="string" calcext:value-type="string">
            <text:p>you listen</text:p>
          </table:table-cell>
          <table:table-cell table:formula="of:=IF(LEFT([.B75];2)=&quot;to&quot;;CONCATENATE(&quot;[sound:&quot;;[.A75];&quot;.mp3]&quot;);&quot;&quot;)">
            <text:p/>
          </table:table-cell>
        </table:table-row>
        <table:table-row table:style-name="ro1">
          <table:table-cell office:value-type="string" calcext:value-type="string">
            <text:p>он слушает</text:p>
          </table:table-cell>
          <table:table-cell office:value-type="string" calcext:value-type="string">
            <text:p>he listens</text:p>
          </table:table-cell>
          <table:table-cell table:formula="of:=IF(LEFT([.B76];2)=&quot;to&quot;;CONCATENATE(&quot;[sound:&quot;;[.A76];&quot;.mp3]&quot;);&quot;&quot;)">
            <text:p/>
          </table:table-cell>
        </table:table-row>
        <table:table-row table:style-name="ro1">
          <table:table-cell office:value-type="string" calcext:value-type="string">
            <text:p>она слушает</text:p>
          </table:table-cell>
          <table:table-cell office:value-type="string" calcext:value-type="string">
            <text:p>she listens</text:p>
          </table:table-cell>
          <table:table-cell table:formula="of:=IF(LEFT([.B77];2)=&quot;to&quot;;CONCATENATE(&quot;[sound:&quot;;[.A77];&quot;.mp3]&quot;);&quot;&quot;)">
            <text:p/>
          </table:table-cell>
        </table:table-row>
        <table:table-row table:style-name="ro1">
          <table:table-cell office:value-type="string" calcext:value-type="string">
            <text:p>оно слушает</text:p>
          </table:table-cell>
          <table:table-cell office:value-type="string" calcext:value-type="string">
            <text:p>it listens</text:p>
          </table:table-cell>
          <table:table-cell table:formula="of:=IF(LEFT([.B78];2)=&quot;to&quot;;CONCATENATE(&quot;[sound:&quot;;[.A78];&quot;.mp3]&quot;);&quot;&quot;)">
            <text:p/>
          </table:table-cell>
        </table:table-row>
        <table:table-row table:style-name="ro1">
          <table:table-cell office:value-type="string" calcext:value-type="string">
            <text:p>мы слушаем</text:p>
          </table:table-cell>
          <table:table-cell office:value-type="string" calcext:value-type="string">
            <text:p>we listen</text:p>
          </table:table-cell>
          <table:table-cell table:formula="of:=IF(LEFT([.B79];2)=&quot;to&quot;;CONCATENATE(&quot;[sound:&quot;;[.A79];&quot;.mp3]&quot;);&quot;&quot;)">
            <text:p/>
          </table:table-cell>
        </table:table-row>
        <table:table-row table:style-name="ro1">
          <table:table-cell office:value-type="string" calcext:value-type="string">
            <text:p>вы слушаете</text:p>
          </table:table-cell>
          <table:table-cell office:value-type="string" calcext:value-type="string">
            <text:p>you all listen</text:p>
          </table:table-cell>
          <table:table-cell table:formula="of:=IF(LEFT([.B80];2)=&quot;to&quot;;CONCATENATE(&quot;[sound:&quot;;[.A80];&quot;.mp3]&quot;);&quot;&quot;)">
            <text:p/>
          </table:table-cell>
        </table:table-row>
        <table:table-row table:style-name="ro1">
          <table:table-cell office:value-type="string" calcext:value-type="string">
            <text:p>они слушают</text:p>
          </table:table-cell>
          <table:table-cell office:value-type="string" calcext:value-type="string">
            <text:p>they listen</text:p>
          </table:table-cell>
          <table:table-cell table:formula="of:=IF(LEFT([.B81];2)=&quot;to&quot;;CONCATENATE(&quot;[sound:&quot;;[.A81];&quot;.mp3]&quot;);&quot;&quot;)">
            <text:p/>
          </table:table-cell>
        </table:table-row>
        <table:table-row table:style-name="ro1">
          <table:table-cell office:value-type="string" calcext:value-type="string">
            <text:p>знать</text:p>
          </table:table-cell>
          <table:table-cell office:value-type="string" calcext:value-type="string">
            <text:p>to know</text:p>
          </table:table-cell>
          <table:table-cell table:formula="of:=IF(LEFT([.B82];2)=&quot;to&quot;;CONCATENATE(&quot;[sound:&quot;;[.A82];&quot;.mp3]&quot;);&quot;&quot;)" office:value-type="string" office:string-value="[sound:знать.mp3]" calcext:value-type="string">
            <text:p>[sound:знать.mp3]</text:p>
          </table:table-cell>
        </table:table-row>
        <table:table-row table:style-name="ro1">
          <table:table-cell office:value-type="string" calcext:value-type="string">
            <text:p>Я знаю</text:p>
          </table:table-cell>
          <table:table-cell office:value-type="string" calcext:value-type="string">
            <text:p>I know</text:p>
          </table:table-cell>
          <table:table-cell table:formula="of:=IF(LEFT([.B83];2)=&quot;to&quot;;CONCATENATE(&quot;[sound:&quot;;[.A83];&quot;.mp3]&quot;);&quot;&quot;)">
            <text:p/>
          </table:table-cell>
        </table:table-row>
        <table:table-row table:style-name="ro1">
          <table:table-cell office:value-type="string" calcext:value-type="string">
            <text:p>Ты знаешь</text:p>
          </table:table-cell>
          <table:table-cell office:value-type="string" calcext:value-type="string">
            <text:p>you know</text:p>
          </table:table-cell>
          <table:table-cell table:formula="of:=IF(LEFT([.B84];2)=&quot;to&quot;;CONCATENATE(&quot;[sound:&quot;;[.A84];&quot;.mp3]&quot;);&quot;&quot;)">
            <text:p/>
          </table:table-cell>
        </table:table-row>
        <table:table-row table:style-name="ro1">
          <table:table-cell office:value-type="string" calcext:value-type="string">
            <text:p>он знает</text:p>
          </table:table-cell>
          <table:table-cell office:value-type="string" calcext:value-type="string">
            <text:p>he knows</text:p>
          </table:table-cell>
          <table:table-cell table:formula="of:=IF(LEFT([.B85];2)=&quot;to&quot;;CONCATENATE(&quot;[sound:&quot;;[.A85];&quot;.mp3]&quot;);&quot;&quot;)">
            <text:p/>
          </table:table-cell>
        </table:table-row>
        <table:table-row table:style-name="ro1">
          <table:table-cell office:value-type="string" calcext:value-type="string">
            <text:p>она знает</text:p>
          </table:table-cell>
          <table:table-cell office:value-type="string" calcext:value-type="string">
            <text:p>she knows</text:p>
          </table:table-cell>
          <table:table-cell table:formula="of:=IF(LEFT([.B86];2)=&quot;to&quot;;CONCATENATE(&quot;[sound:&quot;;[.A86];&quot;.mp3]&quot;);&quot;&quot;)">
            <text:p/>
          </table:table-cell>
        </table:table-row>
        <table:table-row table:style-name="ro1">
          <table:table-cell office:value-type="string" calcext:value-type="string">
            <text:p>оно знает</text:p>
          </table:table-cell>
          <table:table-cell office:value-type="string" calcext:value-type="string">
            <text:p>it knows</text:p>
          </table:table-cell>
          <table:table-cell table:formula="of:=IF(LEFT([.B87];2)=&quot;to&quot;;CONCATENATE(&quot;[sound:&quot;;[.A87];&quot;.mp3]&quot;);&quot;&quot;)">
            <text:p/>
          </table:table-cell>
        </table:table-row>
        <table:table-row table:style-name="ro1">
          <table:table-cell office:value-type="string" calcext:value-type="string">
            <text:p>мы знаем</text:p>
          </table:table-cell>
          <table:table-cell office:value-type="string" calcext:value-type="string">
            <text:p>we know</text:p>
          </table:table-cell>
          <table:table-cell table:formula="of:=IF(LEFT([.B88];2)=&quot;to&quot;;CONCATENATE(&quot;[sound:&quot;;[.A88];&quot;.mp3]&quot;);&quot;&quot;)">
            <text:p/>
          </table:table-cell>
        </table:table-row>
        <table:table-row table:style-name="ro1">
          <table:table-cell office:value-type="string" calcext:value-type="string">
            <text:p>вы знаете</text:p>
          </table:table-cell>
          <table:table-cell office:value-type="string" calcext:value-type="string">
            <text:p>you all know</text:p>
          </table:table-cell>
          <table:table-cell table:formula="of:=IF(LEFT([.B89];2)=&quot;to&quot;;CONCATENATE(&quot;[sound:&quot;;[.A89];&quot;.mp3]&quot;);&quot;&quot;)">
            <text:p/>
          </table:table-cell>
        </table:table-row>
        <table:table-row table:style-name="ro1">
          <table:table-cell office:value-type="string" calcext:value-type="string">
            <text:p>они знают</text:p>
          </table:table-cell>
          <table:table-cell office:value-type="string" calcext:value-type="string">
            <text:p>they know</text:p>
          </table:table-cell>
          <table:table-cell table:formula="of:=IF(LEFT([.B90];2)=&quot;to&quot;;CONCATENATE(&quot;[sound:&quot;;[.A90];&quot;.mp3]&quot;);&quot;&quot;)">
            <text:p/>
          </table:table-cell>
        </table:table-row>
        <table:table-row table:style-name="ro1">
          <table:table-cell office:value-type="string" calcext:value-type="string">
            <text:p>спрашивать</text:p>
          </table:table-cell>
          <table:table-cell office:value-type="string" calcext:value-type="string">
            <text:p>to ask</text:p>
          </table:table-cell>
          <table:table-cell table:formula="of:=IF(LEFT([.B91];2)=&quot;to&quot;;CONCATENATE(&quot;[sound:&quot;;[.A91];&quot;.mp3]&quot;);&quot;&quot;)" office:value-type="string" office:string-value="[sound:спрашивать.mp3]" calcext:value-type="string">
            <text:p>[sound:спрашивать.mp3]</text:p>
          </table:table-cell>
        </table:table-row>
        <table:table-row table:style-name="ro1">
          <table:table-cell office:value-type="string" calcext:value-type="string">
            <text:p>я спрашиваю</text:p>
          </table:table-cell>
          <table:table-cell office:value-type="string" calcext:value-type="string">
            <text:p>I ask</text:p>
          </table:table-cell>
          <table:table-cell table:formula="of:=IF(LEFT([.B92];2)=&quot;to&quot;;CONCATENATE(&quot;[sound:&quot;;[.A92];&quot;.mp3]&quot;);&quot;&quot;)">
            <text:p/>
          </table:table-cell>
        </table:table-row>
        <table:table-row table:style-name="ro1">
          <table:table-cell office:value-type="string" calcext:value-type="string">
            <text:p>ты спрашиваешь</text:p>
          </table:table-cell>
          <table:table-cell office:value-type="string" calcext:value-type="string">
            <text:p>you ask</text:p>
          </table:table-cell>
          <table:table-cell table:formula="of:=IF(LEFT([.B93];2)=&quot;to&quot;;CONCATENATE(&quot;[sound:&quot;;[.A93];&quot;.mp3]&quot;);&quot;&quot;)">
            <text:p/>
          </table:table-cell>
        </table:table-row>
        <table:table-row table:style-name="ro1">
          <table:table-cell office:value-type="string" calcext:value-type="string">
            <text:p>он спрашивает</text:p>
          </table:table-cell>
          <table:table-cell office:value-type="string" calcext:value-type="string">
            <text:p>he asks</text:p>
          </table:table-cell>
          <table:table-cell table:formula="of:=IF(LEFT([.B94];2)=&quot;to&quot;;CONCATENATE(&quot;[sound:&quot;;[.A94];&quot;.mp3]&quot;);&quot;&quot;)">
            <text:p/>
          </table:table-cell>
        </table:table-row>
        <table:table-row table:style-name="ro1">
          <table:table-cell office:value-type="string" calcext:value-type="string">
            <text:p>она спрашивает</text:p>
          </table:table-cell>
          <table:table-cell office:value-type="string" calcext:value-type="string">
            <text:p>she asks</text:p>
          </table:table-cell>
          <table:table-cell table:formula="of:=IF(LEFT([.B95];2)=&quot;to&quot;;CONCATENATE(&quot;[sound:&quot;;[.A95];&quot;.mp3]&quot;);&quot;&quot;)">
            <text:p/>
          </table:table-cell>
        </table:table-row>
        <table:table-row table:style-name="ro1">
          <table:table-cell office:value-type="string" calcext:value-type="string">
            <text:p>оно спрашивает</text:p>
          </table:table-cell>
          <table:table-cell office:value-type="string" calcext:value-type="string">
            <text:p>it asks</text:p>
          </table:table-cell>
          <table:table-cell table:formula="of:=IF(LEFT([.B96];2)=&quot;to&quot;;CONCATENATE(&quot;[sound:&quot;;[.A96];&quot;.mp3]&quot;);&quot;&quot;)">
            <text:p/>
          </table:table-cell>
        </table:table-row>
        <table:table-row table:style-name="ro1">
          <table:table-cell office:value-type="string" calcext:value-type="string">
            <text:p>мы спрашиваем</text:p>
          </table:table-cell>
          <table:table-cell office:value-type="string" calcext:value-type="string">
            <text:p>we ask</text:p>
          </table:table-cell>
          <table:table-cell table:formula="of:=IF(LEFT([.B97];2)=&quot;to&quot;;CONCATENATE(&quot;[sound:&quot;;[.A97];&quot;.mp3]&quot;);&quot;&quot;)">
            <text:p/>
          </table:table-cell>
        </table:table-row>
        <table:table-row table:style-name="ro1">
          <table:table-cell office:value-type="string" calcext:value-type="string">
            <text:p>вы спрашиваете</text:p>
          </table:table-cell>
          <table:table-cell office:value-type="string" calcext:value-type="string">
            <text:p>you all ask</text:p>
          </table:table-cell>
          <table:table-cell table:formula="of:=IF(LEFT([.B98];2)=&quot;to&quot;;CONCATENATE(&quot;[sound:&quot;;[.A98];&quot;.mp3]&quot;);&quot;&quot;)">
            <text:p/>
          </table:table-cell>
        </table:table-row>
        <table:table-row table:style-name="ro1">
          <table:table-cell office:value-type="string" calcext:value-type="string">
            <text:p>они спрашивают</text:p>
          </table:table-cell>
          <table:table-cell office:value-type="string" calcext:value-type="string">
            <text:p>they ask</text:p>
          </table:table-cell>
          <table:table-cell table:formula="of:=IF(LEFT([.B99];2)=&quot;to&quot;;CONCATENATE(&quot;[sound:&quot;;[.A99];&quot;.mp3]&quot;);&quot;&quot;)">
            <text:p/>
          </table:table-cell>
        </table:table-row>
        <table:table-row table:style-name="ro1">
          <table:table-cell office:value-type="string" calcext:value-type="string">
            <text:p>отвечать</text:p>
          </table:table-cell>
          <table:table-cell office:value-type="string" calcext:value-type="string">
            <text:p>to respond</text:p>
          </table:table-cell>
          <table:table-cell table:formula="of:=IF(LEFT([.B100];2)=&quot;to&quot;;CONCATENATE(&quot;[sound:&quot;;[.A100];&quot;.mp3]&quot;);&quot;&quot;)" office:value-type="string" office:string-value="[sound:отвечать.mp3]" calcext:value-type="string">
            <text:p>[sound:отвечать.mp3]</text:p>
          </table:table-cell>
        </table:table-row>
        <table:table-row table:style-name="ro1">
          <table:table-cell office:value-type="string" calcext:value-type="string">
            <text:p>я отвечаю</text:p>
          </table:table-cell>
          <table:table-cell office:value-type="string" calcext:value-type="string">
            <text:p>I respond</text:p>
          </table:table-cell>
          <table:table-cell table:formula="of:=IF(LEFT([.B101];2)=&quot;to&quot;;CONCATENATE(&quot;[sound:&quot;;[.A101];&quot;.mp3]&quot;);&quot;&quot;)">
            <text:p/>
          </table:table-cell>
        </table:table-row>
        <table:table-row table:style-name="ro1">
          <table:table-cell office:value-type="string" calcext:value-type="string">
            <text:p>ты отвечаешь</text:p>
          </table:table-cell>
          <table:table-cell office:value-type="string" calcext:value-type="string">
            <text:p>you respond</text:p>
          </table:table-cell>
          <table:table-cell table:formula="of:=IF(LEFT([.B102];2)=&quot;to&quot;;CONCATENATE(&quot;[sound:&quot;;[.A102];&quot;.mp3]&quot;);&quot;&quot;)">
            <text:p/>
          </table:table-cell>
        </table:table-row>
        <table:table-row table:style-name="ro1">
          <table:table-cell office:value-type="string" calcext:value-type="string">
            <text:p>он отвечает</text:p>
          </table:table-cell>
          <table:table-cell office:value-type="string" calcext:value-type="string">
            <text:p>he responds</text:p>
          </table:table-cell>
          <table:table-cell table:formula="of:=IF(LEFT([.B103];2)=&quot;to&quot;;CONCATENATE(&quot;[sound:&quot;;[.A103];&quot;.mp3]&quot;);&quot;&quot;)">
            <text:p/>
          </table:table-cell>
        </table:table-row>
        <table:table-row table:style-name="ro1">
          <table:table-cell office:value-type="string" calcext:value-type="string">
            <text:p>она отвечает</text:p>
          </table:table-cell>
          <table:table-cell office:value-type="string" calcext:value-type="string">
            <text:p>she responds</text:p>
          </table:table-cell>
          <table:table-cell table:formula="of:=IF(LEFT([.B104];2)=&quot;to&quot;;CONCATENATE(&quot;[sound:&quot;;[.A104];&quot;.mp3]&quot;);&quot;&quot;)">
            <text:p/>
          </table:table-cell>
        </table:table-row>
        <table:table-row table:style-name="ro1">
          <table:table-cell office:value-type="string" calcext:value-type="string">
            <text:p>оно отвечает</text:p>
          </table:table-cell>
          <table:table-cell office:value-type="string" calcext:value-type="string">
            <text:p>it responds</text:p>
          </table:table-cell>
          <table:table-cell table:formula="of:=IF(LEFT([.B105];2)=&quot;to&quot;;CONCATENATE(&quot;[sound:&quot;;[.A105];&quot;.mp3]&quot;);&quot;&quot;)">
            <text:p/>
          </table:table-cell>
        </table:table-row>
        <table:table-row table:style-name="ro1">
          <table:table-cell office:value-type="string" calcext:value-type="string">
            <text:p>мы отвечаем</text:p>
          </table:table-cell>
          <table:table-cell office:value-type="string" calcext:value-type="string">
            <text:p>we respond</text:p>
          </table:table-cell>
          <table:table-cell table:formula="of:=IF(LEFT([.B106];2)=&quot;to&quot;;CONCATENATE(&quot;[sound:&quot;;[.A106];&quot;.mp3]&quot;);&quot;&quot;)">
            <text:p/>
          </table:table-cell>
        </table:table-row>
        <table:table-row table:style-name="ro1">
          <table:table-cell office:value-type="string" calcext:value-type="string">
            <text:p>вы отвечаете</text:p>
          </table:table-cell>
          <table:table-cell office:value-type="string" calcext:value-type="string">
            <text:p>you all respond</text:p>
          </table:table-cell>
          <table:table-cell table:formula="of:=IF(LEFT([.B107];2)=&quot;to&quot;;CONCATENATE(&quot;[sound:&quot;;[.A107];&quot;.mp3]&quot;);&quot;&quot;)">
            <text:p/>
          </table:table-cell>
        </table:table-row>
        <table:table-row table:style-name="ro1">
          <table:table-cell office:value-type="string" calcext:value-type="string">
            <text:p>они отвечают</text:p>
          </table:table-cell>
          <table:table-cell office:value-type="string" calcext:value-type="string">
            <text:p>they respond</text:p>
          </table:table-cell>
          <table:table-cell table:formula="of:=IF(LEFT([.B108];2)=&quot;to&quot;;CONCATENATE(&quot;[sound:&quot;;[.A108];&quot;.mp3]&quot;);&quot;&quot;)">
            <text:p/>
          </table:table-cell>
        </table:table-row>
        <table:table-row table:style-name="ro1">
          <table:table-cell office:value-type="string" calcext:value-type="string">
            <text:p>отдыхать</text:p>
          </table:table-cell>
          <table:table-cell office:value-type="string" calcext:value-type="string">
            <text:p>to rest</text:p>
          </table:table-cell>
          <table:table-cell table:formula="of:=IF(LEFT([.B109];2)=&quot;to&quot;;CONCATENATE(&quot;[sound:&quot;;[.A109];&quot;.mp3]&quot;);&quot;&quot;)" office:value-type="string" office:string-value="[sound:отдыхать.mp3]" calcext:value-type="string">
            <text:p>[sound:отдыхать.mp3]</text:p>
          </table:table-cell>
        </table:table-row>
        <table:table-row table:style-name="ro1">
          <table:table-cell office:value-type="string" calcext:value-type="string">
            <text:p>Я отдыхаю</text:p>
          </table:table-cell>
          <table:table-cell office:value-type="string" calcext:value-type="string">
            <text:p>I rest</text:p>
          </table:table-cell>
          <table:table-cell table:formula="of:=IF(LEFT([.B110];2)=&quot;to&quot;;CONCATENATE(&quot;[sound:&quot;;[.A110];&quot;.mp3]&quot;);&quot;&quot;)">
            <text:p/>
          </table:table-cell>
        </table:table-row>
        <table:table-row table:style-name="ro1">
          <table:table-cell office:value-type="string" calcext:value-type="string">
            <text:p>ты отдыхаешь</text:p>
          </table:table-cell>
          <table:table-cell office:value-type="string" calcext:value-type="string">
            <text:p>you rest</text:p>
          </table:table-cell>
          <table:table-cell table:formula="of:=IF(LEFT([.B111];2)=&quot;to&quot;;CONCATENATE(&quot;[sound:&quot;;[.A111];&quot;.mp3]&quot;);&quot;&quot;)">
            <text:p/>
          </table:table-cell>
        </table:table-row>
        <table:table-row table:style-name="ro1">
          <table:table-cell office:value-type="string" calcext:value-type="string">
            <text:p>он отдыхает</text:p>
          </table:table-cell>
          <table:table-cell office:value-type="string" calcext:value-type="string">
            <text:p>he rests</text:p>
          </table:table-cell>
          <table:table-cell table:formula="of:=IF(LEFT([.B112];2)=&quot;to&quot;;CONCATENATE(&quot;[sound:&quot;;[.A112];&quot;.mp3]&quot;);&quot;&quot;)">
            <text:p/>
          </table:table-cell>
        </table:table-row>
        <table:table-row table:style-name="ro1">
          <table:table-cell office:value-type="string" calcext:value-type="string">
            <text:p>она отдыхает</text:p>
          </table:table-cell>
          <table:table-cell office:value-type="string" calcext:value-type="string">
            <text:p>she rests</text:p>
          </table:table-cell>
          <table:table-cell table:formula="of:=IF(LEFT([.B113];2)=&quot;to&quot;;CONCATENATE(&quot;[sound:&quot;;[.A113];&quot;.mp3]&quot;);&quot;&quot;)">
            <text:p/>
          </table:table-cell>
        </table:table-row>
        <table:table-row table:style-name="ro1">
          <table:table-cell office:value-type="string" calcext:value-type="string">
            <text:p>оно отдыхает</text:p>
          </table:table-cell>
          <table:table-cell office:value-type="string" calcext:value-type="string">
            <text:p>it rests</text:p>
          </table:table-cell>
          <table:table-cell table:formula="of:=IF(LEFT([.B114];2)=&quot;to&quot;;CONCATENATE(&quot;[sound:&quot;;[.A114];&quot;.mp3]&quot;);&quot;&quot;)">
            <text:p/>
          </table:table-cell>
        </table:table-row>
        <table:table-row table:style-name="ro1">
          <table:table-cell office:value-type="string" calcext:value-type="string">
            <text:p>мы отдыхаем</text:p>
          </table:table-cell>
          <table:table-cell office:value-type="string" calcext:value-type="string">
            <text:p>we rest</text:p>
          </table:table-cell>
          <table:table-cell table:formula="of:=IF(LEFT([.B115];2)=&quot;to&quot;;CONCATENATE(&quot;[sound:&quot;;[.A115];&quot;.mp3]&quot;);&quot;&quot;)">
            <text:p/>
          </table:table-cell>
        </table:table-row>
        <table:table-row table:style-name="ro1">
          <table:table-cell office:value-type="string" calcext:value-type="string">
            <text:p>вы отдыхаете</text:p>
          </table:table-cell>
          <table:table-cell office:value-type="string" calcext:value-type="string">
            <text:p>you all rest</text:p>
          </table:table-cell>
          <table:table-cell table:formula="of:=IF(LEFT([.B116];2)=&quot;to&quot;;CONCATENATE(&quot;[sound:&quot;;[.A116];&quot;.mp3]&quot;);&quot;&quot;)">
            <text:p/>
          </table:table-cell>
        </table:table-row>
        <table:table-row table:style-name="ro1">
          <table:table-cell office:value-type="string" calcext:value-type="string">
            <text:p>они отдыхают</text:p>
          </table:table-cell>
          <table:table-cell office:value-type="string" calcext:value-type="string">
            <text:p>they rest</text:p>
          </table:table-cell>
          <table:table-cell table:formula="of:=IF(LEFT([.B117];2)=&quot;to&quot;;CONCATENATE(&quot;[sound:&quot;;[.A117];&quot;.mp3]&quot;);&quot;&quot;)">
            <text:p/>
          </table:table-cell>
        </table:table-row>
        <table:table-row table:style-name="ro1">
          <table:table-cell office:value-type="string" calcext:value-type="string">
            <text:p>писать</text:p>
          </table:table-cell>
          <table:table-cell office:value-type="string" calcext:value-type="string">
            <text:p>to write</text:p>
          </table:table-cell>
          <table:table-cell table:formula="of:=IF(LEFT([.B118];2)=&quot;to&quot;;CONCATENATE(&quot;[sound:&quot;;[.A118];&quot;.mp3]&quot;);&quot;&quot;)" office:value-type="string" office:string-value="[sound:писать.mp3]" calcext:value-type="string">
            <text:p>[sound:писать.mp3]</text:p>
          </table:table-cell>
        </table:table-row>
        <table:table-row table:style-name="ro1">
          <table:table-cell office:value-type="string" calcext:value-type="string">
            <text:p>Я пишу</text:p>
          </table:table-cell>
          <table:table-cell office:value-type="string" calcext:value-type="string">
            <text:p>I write</text:p>
          </table:table-cell>
          <table:table-cell table:formula="of:=IF(LEFT([.B119];2)=&quot;to&quot;;CONCATENATE(&quot;[sound:&quot;;[.A119];&quot;.mp3]&quot;);&quot;&quot;)">
            <text:p/>
          </table:table-cell>
        </table:table-row>
        <table:table-row table:style-name="ro1">
          <table:table-cell office:value-type="string" calcext:value-type="string">
            <text:p>ты пишешь</text:p>
          </table:table-cell>
          <table:table-cell office:value-type="string" calcext:value-type="string">
            <text:p>you write</text:p>
          </table:table-cell>
          <table:table-cell table:formula="of:=IF(LEFT([.B120];2)=&quot;to&quot;;CONCATENATE(&quot;[sound:&quot;;[.A120];&quot;.mp3]&quot;);&quot;&quot;)">
            <text:p/>
          </table:table-cell>
        </table:table-row>
        <table:table-row table:style-name="ro1">
          <table:table-cell office:value-type="string" calcext:value-type="string">
            <text:p>он пишет</text:p>
          </table:table-cell>
          <table:table-cell office:value-type="string" calcext:value-type="string">
            <text:p>he writes</text:p>
          </table:table-cell>
          <table:table-cell table:formula="of:=IF(LEFT([.B121];2)=&quot;to&quot;;CONCATENATE(&quot;[sound:&quot;;[.A121];&quot;.mp3]&quot;);&quot;&quot;)">
            <text:p/>
          </table:table-cell>
        </table:table-row>
        <table:table-row table:style-name="ro1">
          <table:table-cell office:value-type="string" calcext:value-type="string">
            <text:p>она пишет</text:p>
          </table:table-cell>
          <table:table-cell office:value-type="string" calcext:value-type="string">
            <text:p>she writes</text:p>
          </table:table-cell>
          <table:table-cell table:formula="of:=IF(LEFT([.B122];2)=&quot;to&quot;;CONCATENATE(&quot;[sound:&quot;;[.A122];&quot;.mp3]&quot;);&quot;&quot;)">
            <text:p/>
          </table:table-cell>
        </table:table-row>
        <table:table-row table:style-name="ro1">
          <table:table-cell office:value-type="string" calcext:value-type="string">
            <text:p>оно пишет</text:p>
          </table:table-cell>
          <table:table-cell office:value-type="string" calcext:value-type="string">
            <text:p>it writes</text:p>
          </table:table-cell>
          <table:table-cell table:formula="of:=IF(LEFT([.B123];2)=&quot;to&quot;;CONCATENATE(&quot;[sound:&quot;;[.A123];&quot;.mp3]&quot;);&quot;&quot;)">
            <text:p/>
          </table:table-cell>
        </table:table-row>
        <table:table-row table:style-name="ro1">
          <table:table-cell office:value-type="string" calcext:value-type="string">
            <text:p>мы пишем</text:p>
          </table:table-cell>
          <table:table-cell office:value-type="string" calcext:value-type="string">
            <text:p>we write</text:p>
          </table:table-cell>
          <table:table-cell table:formula="of:=IF(LEFT([.B124];2)=&quot;to&quot;;CONCATENATE(&quot;[sound:&quot;;[.A124];&quot;.mp3]&quot;);&quot;&quot;)">
            <text:p/>
          </table:table-cell>
        </table:table-row>
        <table:table-row table:style-name="ro1">
          <table:table-cell office:value-type="string" calcext:value-type="string">
            <text:p>вы пишете</text:p>
          </table:table-cell>
          <table:table-cell office:value-type="string" calcext:value-type="string">
            <text:p>you all write</text:p>
          </table:table-cell>
          <table:table-cell table:formula="of:=IF(LEFT([.B125];2)=&quot;to&quot;;CONCATENATE(&quot;[sound:&quot;;[.A125];&quot;.mp3]&quot;);&quot;&quot;)">
            <text:p/>
          </table:table-cell>
        </table:table-row>
        <table:table-row table:style-name="ro1">
          <table:table-cell office:value-type="string" calcext:value-type="string">
            <text:p>они пишут</text:p>
          </table:table-cell>
          <table:table-cell office:value-type="string" calcext:value-type="string">
            <text:p>they write</text:p>
          </table:table-cell>
          <table:table-cell table:formula="of:=IF(LEFT([.B126];2)=&quot;to&quot;;CONCATENATE(&quot;[sound:&quot;;[.A126];&quot;.mp3]&quot;);&quot;&quot;)">
            <text:p/>
          </table:table-cell>
        </table:table-row>
        <table:table-row table:style-name="ro1">
          <table:table-cell office:value-type="string" calcext:value-type="string">
            <text:p>искать</text:p>
          </table:table-cell>
          <table:table-cell office:value-type="string" calcext:value-type="string">
            <text:p>to look for</text:p>
          </table:table-cell>
          <table:table-cell table:formula="of:=IF(LEFT([.B127];2)=&quot;to&quot;;CONCATENATE(&quot;[sound:&quot;;[.A127];&quot;.mp3]&quot;);&quot;&quot;)" office:value-type="string" office:string-value="[sound:искать.mp3]" calcext:value-type="string">
            <text:p>[sound:искать.mp3]</text:p>
          </table:table-cell>
        </table:table-row>
        <table:table-row table:style-name="ro1">
          <table:table-cell office:value-type="string" calcext:value-type="string">
            <text:p>я ищу</text:p>
          </table:table-cell>
          <table:table-cell office:value-type="string" calcext:value-type="string">
            <text:p>I am looking for</text:p>
          </table:table-cell>
          <table:table-cell table:formula="of:=IF(LEFT([.B128];2)=&quot;to&quot;;CONCATENATE(&quot;[sound:&quot;;[.A128];&quot;.mp3]&quot;);&quot;&quot;)">
            <text:p/>
          </table:table-cell>
        </table:table-row>
        <table:table-row table:style-name="ro1">
          <table:table-cell office:value-type="string" calcext:value-type="string">
            <text:p>ты ищещь</text:p>
          </table:table-cell>
          <table:table-cell office:value-type="string" calcext:value-type="string">
            <text:p>you are looking for</text:p>
          </table:table-cell>
          <table:table-cell table:formula="of:=IF(LEFT([.B129];2)=&quot;to&quot;;CONCATENATE(&quot;[sound:&quot;;[.A129];&quot;.mp3]&quot;);&quot;&quot;)">
            <text:p/>
          </table:table-cell>
        </table:table-row>
        <table:table-row table:style-name="ro1">
          <table:table-cell office:value-type="string" calcext:value-type="string">
            <text:p>он ищет</text:p>
          </table:table-cell>
          <table:table-cell office:value-type="string" calcext:value-type="string">
            <text:p>he is looking for</text:p>
          </table:table-cell>
          <table:table-cell table:formula="of:=IF(LEFT([.B130];2)=&quot;to&quot;;CONCATENATE(&quot;[sound:&quot;;[.A130];&quot;.mp3]&quot;);&quot;&quot;)">
            <text:p/>
          </table:table-cell>
        </table:table-row>
        <table:table-row table:style-name="ro1">
          <table:table-cell office:value-type="string" calcext:value-type="string">
            <text:p>она ищет</text:p>
          </table:table-cell>
          <table:table-cell office:value-type="string" calcext:value-type="string">
            <text:p>she is looking for </text:p>
          </table:table-cell>
          <table:table-cell table:formula="of:=IF(LEFT([.B131];2)=&quot;to&quot;;CONCATENATE(&quot;[sound:&quot;;[.A131];&quot;.mp3]&quot;);&quot;&quot;)">
            <text:p/>
          </table:table-cell>
        </table:table-row>
        <table:table-row table:style-name="ro1">
          <table:table-cell office:value-type="string" calcext:value-type="string">
            <text:p>оно ищет</text:p>
          </table:table-cell>
          <table:table-cell office:value-type="string" calcext:value-type="string">
            <text:p>it is looking for</text:p>
          </table:table-cell>
          <table:table-cell table:formula="of:=IF(LEFT([.B132];2)=&quot;to&quot;;CONCATENATE(&quot;[sound:&quot;;[.A132];&quot;.mp3]&quot;);&quot;&quot;)">
            <text:p/>
          </table:table-cell>
        </table:table-row>
        <table:table-row table:style-name="ro1">
          <table:table-cell office:value-type="string" calcext:value-type="string">
            <text:p>мы ищем</text:p>
          </table:table-cell>
          <table:table-cell office:value-type="string" calcext:value-type="string">
            <text:p>we are looking for</text:p>
          </table:table-cell>
          <table:table-cell table:formula="of:=IF(LEFT([.B133];2)=&quot;to&quot;;CONCATENATE(&quot;[sound:&quot;;[.A133];&quot;.mp3]&quot;);&quot;&quot;)">
            <text:p/>
          </table:table-cell>
        </table:table-row>
        <table:table-row table:style-name="ro1">
          <table:table-cell office:value-type="string" calcext:value-type="string">
            <text:p>вы ищете</text:p>
          </table:table-cell>
          <table:table-cell office:value-type="string" calcext:value-type="string">
            <text:p>you all are looking for</text:p>
          </table:table-cell>
          <table:table-cell table:formula="of:=IF(LEFT([.B134];2)=&quot;to&quot;;CONCATENATE(&quot;[sound:&quot;;[.A134];&quot;.mp3]&quot;);&quot;&quot;)">
            <text:p/>
          </table:table-cell>
        </table:table-row>
        <table:table-row table:style-name="ro1">
          <table:table-cell office:value-type="string" calcext:value-type="string">
            <text:p>они ищут</text:p>
          </table:table-cell>
          <table:table-cell office:value-type="string" calcext:value-type="string">
            <text:p>they are looking for</text:p>
          </table:table-cell>
          <table:table-cell table:formula="of:=IF(LEFT([.B135];2)=&quot;to&quot;;CONCATENATE(&quot;[sound:&quot;;[.A135];&quot;.mp3]&quot;);&quot;&quot;)">
            <text:p/>
          </table:table-cell>
        </table:table-row>
        <table:table-row table:style-name="ro1">
          <table:table-cell office:value-type="string" calcext:value-type="string">
            <text:p>плакать</text:p>
          </table:table-cell>
          <table:table-cell office:value-type="string" calcext:value-type="string">
            <text:p>to cry</text:p>
          </table:table-cell>
          <table:table-cell table:formula="of:=IF(LEFT([.B136];2)=&quot;to&quot;;CONCATENATE(&quot;[sound:&quot;;[.A136];&quot;.mp3]&quot;);&quot;&quot;)" office:value-type="string" office:string-value="[sound:плакать.mp3]" calcext:value-type="string">
            <text:p>[sound:плакать.mp3]</text:p>
          </table:table-cell>
        </table:table-row>
        <table:table-row table:style-name="ro1">
          <table:table-cell office:value-type="string" calcext:value-type="string">
            <text:p>Я плачу</text:p>
          </table:table-cell>
          <table:table-cell office:value-type="string" calcext:value-type="string">
            <text:p>I am crying</text:p>
          </table:table-cell>
          <table:table-cell table:formula="of:=IF(LEFT([.B137];2)=&quot;to&quot;;CONCATENATE(&quot;[sound:&quot;;[.A137];&quot;.mp3]&quot;);&quot;&quot;)">
            <text:p/>
          </table:table-cell>
        </table:table-row>
        <table:table-row table:style-name="ro1">
          <table:table-cell office:value-type="string" calcext:value-type="string">
            <text:p>Ты плачешь</text:p>
          </table:table-cell>
          <table:table-cell office:value-type="string" calcext:value-type="string">
            <text:p>you are crying</text:p>
          </table:table-cell>
          <table:table-cell table:formula="of:=IF(LEFT([.B138];2)=&quot;to&quot;;CONCATENATE(&quot;[sound:&quot;;[.A138];&quot;.mp3]&quot;);&quot;&quot;)">
            <text:p/>
          </table:table-cell>
        </table:table-row>
        <table:table-row table:style-name="ro1">
          <table:table-cell office:value-type="string" calcext:value-type="string">
            <text:p>он плачет</text:p>
          </table:table-cell>
          <table:table-cell office:value-type="string" calcext:value-type="string">
            <text:p>he is crying</text:p>
          </table:table-cell>
          <table:table-cell table:formula="of:=IF(LEFT([.B139];2)=&quot;to&quot;;CONCATENATE(&quot;[sound:&quot;;[.A139];&quot;.mp3]&quot;);&quot;&quot;)">
            <text:p/>
          </table:table-cell>
        </table:table-row>
        <table:table-row table:style-name="ro1">
          <table:table-cell office:value-type="string" calcext:value-type="string">
            <text:p>оно плачет</text:p>
          </table:table-cell>
          <table:table-cell office:value-type="string" calcext:value-type="string">
            <text:p>she is crying</text:p>
          </table:table-cell>
          <table:table-cell table:formula="of:=IF(LEFT([.B140];2)=&quot;to&quot;;CONCATENATE(&quot;[sound:&quot;;[.A140];&quot;.mp3]&quot;);&quot;&quot;)">
            <text:p/>
          </table:table-cell>
        </table:table-row>
        <table:table-row table:style-name="ro1">
          <table:table-cell office:value-type="string" calcext:value-type="string">
            <text:p>она плачет</text:p>
          </table:table-cell>
          <table:table-cell office:value-type="string" calcext:value-type="string">
            <text:p>it is crying</text:p>
          </table:table-cell>
          <table:table-cell table:formula="of:=IF(LEFT([.B141];2)=&quot;to&quot;;CONCATENATE(&quot;[sound:&quot;;[.A141];&quot;.mp3]&quot;);&quot;&quot;)">
            <text:p/>
          </table:table-cell>
        </table:table-row>
        <table:table-row table:style-name="ro1">
          <table:table-cell office:value-type="string" calcext:value-type="string">
            <text:p>мы плачем</text:p>
          </table:table-cell>
          <table:table-cell office:value-type="string" calcext:value-type="string">
            <text:p>we are crying</text:p>
          </table:table-cell>
          <table:table-cell table:formula="of:=IF(LEFT([.B142];2)=&quot;to&quot;;CONCATENATE(&quot;[sound:&quot;;[.A142];&quot;.mp3]&quot;);&quot;&quot;)">
            <text:p/>
          </table:table-cell>
        </table:table-row>
        <table:table-row table:style-name="ro1">
          <table:table-cell office:value-type="string" calcext:value-type="string">
            <text:p>вы плачете</text:p>
          </table:table-cell>
          <table:table-cell office:value-type="string" calcext:value-type="string">
            <text:p>you are crying</text:p>
          </table:table-cell>
          <table:table-cell table:formula="of:=IF(LEFT([.B143];2)=&quot;to&quot;;CONCATENATE(&quot;[sound:&quot;;[.A143];&quot;.mp3]&quot;);&quot;&quot;)">
            <text:p/>
          </table:table-cell>
        </table:table-row>
        <table:table-row table:style-name="ro1">
          <table:table-cell office:value-type="string" calcext:value-type="string">
            <text:p>они плачут</text:p>
          </table:table-cell>
          <table:table-cell office:value-type="string" calcext:value-type="string">
            <text:p>they are crying</text:p>
          </table:table-cell>
          <table:table-cell table:formula="of:=IF(LEFT([.B144];2)=&quot;to&quot;;CONCATENATE(&quot;[sound:&quot;;[.A144];&quot;.mp3]&quot;);&quot;&quot;)">
            <text:p/>
          </table:table-cell>
        </table:table-row>
        <table:table-row table:style-name="ro1">
          <table:table-cell office:value-type="string" calcext:value-type="string">
            <text:p>резать</text:p>
          </table:table-cell>
          <table:table-cell office:value-type="string" calcext:value-type="string">
            <text:p>to cut</text:p>
          </table:table-cell>
          <table:table-cell table:formula="of:=IF(LEFT([.B145];2)=&quot;to&quot;;CONCATENATE(&quot;[sound:&quot;;[.A145];&quot;.mp3]&quot;);&quot;&quot;)" office:value-type="string" office:string-value="[sound:резать.mp3]" calcext:value-type="string">
            <text:p>[sound:резать.mp3]</text:p>
          </table:table-cell>
        </table:table-row>
        <table:table-row table:style-name="ro1">
          <table:table-cell office:value-type="string" calcext:value-type="string">
            <text:p>Я режу</text:p>
          </table:table-cell>
          <table:table-cell office:value-type="string" calcext:value-type="string">
            <text:p>I am cutting</text:p>
          </table:table-cell>
          <table:table-cell table:formula="of:=IF(LEFT([.B146];2)=&quot;to&quot;;CONCATENATE(&quot;[sound:&quot;;[.A146];&quot;.mp3]&quot;);&quot;&quot;)">
            <text:p/>
          </table:table-cell>
        </table:table-row>
        <table:table-row table:style-name="ro1">
          <table:table-cell office:value-type="string" calcext:value-type="string">
            <text:p>Ты режешь</text:p>
          </table:table-cell>
          <table:table-cell office:value-type="string" calcext:value-type="string">
            <text:p>you are cutting</text:p>
          </table:table-cell>
          <table:table-cell table:formula="of:=IF(LEFT([.B147];2)=&quot;to&quot;;CONCATENATE(&quot;[sound:&quot;;[.A147];&quot;.mp3]&quot;);&quot;&quot;)">
            <text:p/>
          </table:table-cell>
        </table:table-row>
        <table:table-row table:style-name="ro1">
          <table:table-cell office:value-type="string" calcext:value-type="string">
            <text:p>Он режет</text:p>
          </table:table-cell>
          <table:table-cell office:value-type="string" calcext:value-type="string">
            <text:p>he is cutting</text:p>
          </table:table-cell>
          <table:table-cell table:formula="of:=IF(LEFT([.B148];2)=&quot;to&quot;;CONCATENATE(&quot;[sound:&quot;;[.A148];&quot;.mp3]&quot;);&quot;&quot;)">
            <text:p/>
          </table:table-cell>
        </table:table-row>
        <table:table-row table:style-name="ro1">
          <table:table-cell office:value-type="string" calcext:value-type="string">
            <text:p>она режет</text:p>
          </table:table-cell>
          <table:table-cell office:value-type="string" calcext:value-type="string">
            <text:p>she is cutting</text:p>
          </table:table-cell>
          <table:table-cell table:formula="of:=IF(LEFT([.B149];2)=&quot;to&quot;;CONCATENATE(&quot;[sound:&quot;;[.A149];&quot;.mp3]&quot;);&quot;&quot;)">
            <text:p/>
          </table:table-cell>
        </table:table-row>
        <table:table-row table:style-name="ro1">
          <table:table-cell office:value-type="string" calcext:value-type="string">
            <text:p>оно режет</text:p>
          </table:table-cell>
          <table:table-cell office:value-type="string" calcext:value-type="string">
            <text:p>it is cutting</text:p>
          </table:table-cell>
          <table:table-cell table:formula="of:=IF(LEFT([.B150];2)=&quot;to&quot;;CONCATENATE(&quot;[sound:&quot;;[.A150];&quot;.mp3]&quot;);&quot;&quot;)">
            <text:p/>
          </table:table-cell>
        </table:table-row>
        <table:table-row table:style-name="ro1">
          <table:table-cell office:value-type="string" calcext:value-type="string">
            <text:p>мы режем</text:p>
          </table:table-cell>
          <table:table-cell office:value-type="string" calcext:value-type="string">
            <text:p>we are cutting</text:p>
          </table:table-cell>
          <table:table-cell table:formula="of:=IF(LEFT([.B151];2)=&quot;to&quot;;CONCATENATE(&quot;[sound:&quot;;[.A151];&quot;.mp3]&quot;);&quot;&quot;)">
            <text:p/>
          </table:table-cell>
        </table:table-row>
        <table:table-row table:style-name="ro1">
          <table:table-cell office:value-type="string" calcext:value-type="string">
            <text:p>вы режете</text:p>
          </table:table-cell>
          <table:table-cell office:value-type="string" calcext:value-type="string">
            <text:p>you all are cutting</text:p>
          </table:table-cell>
          <table:table-cell table:formula="of:=IF(LEFT([.B152];2)=&quot;to&quot;;CONCATENATE(&quot;[sound:&quot;;[.A152];&quot;.mp3]&quot;);&quot;&quot;)">
            <text:p/>
          </table:table-cell>
        </table:table-row>
        <table:table-row table:style-name="ro1">
          <table:table-cell office:value-type="string" calcext:value-type="string">
            <text:p>они режут</text:p>
          </table:table-cell>
          <table:table-cell office:value-type="string" calcext:value-type="string">
            <text:p>they are cutting</text:p>
          </table:table-cell>
          <table:table-cell table:formula="of:=IF(LEFT([.B153];2)=&quot;to&quot;;CONCATENATE(&quot;[sound:&quot;;[.A153];&quot;.mp3]&quot;);&quot;&quot;)">
            <text:p/>
          </table:table-cell>
        </table:table-row>
        <table:table-row table:style-name="ro1">
          <table:table-cell office:value-type="string" calcext:value-type="string">
            <text:p>идти</text:p>
          </table:table-cell>
          <table:table-cell office:value-type="string" calcext:value-type="string">
            <text:p>to go [by foot]</text:p>
          </table:table-cell>
          <table:table-cell table:formula="of:=IF(LEFT([.B154];2)=&quot;to&quot;;CONCATENATE(&quot;[sound:&quot;;[.A154];&quot;.mp3]&quot;);&quot;&quot;)" office:value-type="string" office:string-value="[sound:идти.mp3]" calcext:value-type="string">
            <text:p>[sound:идти.mp3]</text:p>
          </table:table-cell>
        </table:table-row>
        <table:table-row table:style-name="ro1">
          <table:table-cell office:value-type="string" calcext:value-type="string">
            <text:p>я иду</text:p>
          </table:table-cell>
          <table:table-cell office:value-type="string" calcext:value-type="string">
            <text:p>I am going [by foot]</text:p>
          </table:table-cell>
          <table:table-cell table:formula="of:=IF(LEFT([.B155];2)=&quot;to&quot;;CONCATENATE(&quot;[sound:&quot;;[.A155];&quot;.mp3]&quot;);&quot;&quot;)">
            <text:p/>
          </table:table-cell>
        </table:table-row>
        <table:table-row table:style-name="ro1">
          <table:table-cell office:value-type="string" calcext:value-type="string">
            <text:p>ты идёшь</text:p>
          </table:table-cell>
          <table:table-cell office:value-type="string" calcext:value-type="string">
            <text:p>you are going [by foot]</text:p>
          </table:table-cell>
          <table:table-cell table:formula="of:=IF(LEFT([.B156];2)=&quot;to&quot;;CONCATENATE(&quot;[sound:&quot;;[.A156];&quot;.mp3]&quot;);&quot;&quot;)">
            <text:p/>
          </table:table-cell>
        </table:table-row>
        <table:table-row table:style-name="ro1">
          <table:table-cell office:value-type="string" calcext:value-type="string">
            <text:p>он идёт</text:p>
          </table:table-cell>
          <table:table-cell office:value-type="string" calcext:value-type="string">
            <text:p>he is going [by foot]</text:p>
          </table:table-cell>
          <table:table-cell table:formula="of:=IF(LEFT([.B157];2)=&quot;to&quot;;CONCATENATE(&quot;[sound:&quot;;[.A157];&quot;.mp3]&quot;);&quot;&quot;)">
            <text:p/>
          </table:table-cell>
        </table:table-row>
        <table:table-row table:style-name="ro1">
          <table:table-cell office:value-type="string" calcext:value-type="string">
            <text:p>она идём</text:p>
          </table:table-cell>
          <table:table-cell office:value-type="string" calcext:value-type="string">
            <text:p>she is going [by foot]</text:p>
          </table:table-cell>
          <table:table-cell table:formula="of:=IF(LEFT([.B158];2)=&quot;to&quot;;CONCATENATE(&quot;[sound:&quot;;[.A158];&quot;.mp3]&quot;);&quot;&quot;)">
            <text:p/>
          </table:table-cell>
        </table:table-row>
        <table:table-row table:style-name="ro1">
          <table:table-cell office:value-type="string" calcext:value-type="string">
            <text:p>оно идёте</text:p>
          </table:table-cell>
          <table:table-cell office:value-type="string" calcext:value-type="string">
            <text:p>it is going [by foot]</text:p>
          </table:table-cell>
          <table:table-cell table:formula="of:=IF(LEFT([.B159];2)=&quot;to&quot;;CONCATENATE(&quot;[sound:&quot;;[.A159];&quot;.mp3]&quot;);&quot;&quot;)">
            <text:p/>
          </table:table-cell>
        </table:table-row>
        <table:table-row table:style-name="ro1">
          <table:table-cell office:value-type="string" calcext:value-type="string">
            <text:p>мы идём</text:p>
          </table:table-cell>
          <table:table-cell office:value-type="string" calcext:value-type="string">
            <text:p>we are going [by foot]</text:p>
          </table:table-cell>
          <table:table-cell table:formula="of:=IF(LEFT([.B160];2)=&quot;to&quot;;CONCATENATE(&quot;[sound:&quot;;[.A160];&quot;.mp3]&quot;);&quot;&quot;)">
            <text:p/>
          </table:table-cell>
        </table:table-row>
        <table:table-row table:style-name="ro1">
          <table:table-cell office:value-type="string" calcext:value-type="string">
            <text:p>вы идёте</text:p>
          </table:table-cell>
          <table:table-cell office:value-type="string" calcext:value-type="string">
            <text:p>you all are going [by foot]</text:p>
          </table:table-cell>
          <table:table-cell table:formula="of:=IF(LEFT([.B161];2)=&quot;to&quot;;CONCATENATE(&quot;[sound:&quot;;[.A161];&quot;.mp3]&quot;);&quot;&quot;)">
            <text:p/>
          </table:table-cell>
        </table:table-row>
        <table:table-row table:style-name="ro1">
          <table:table-cell office:value-type="string" calcext:value-type="string">
            <text:p>они идут</text:p>
          </table:table-cell>
          <table:table-cell office:value-type="string" calcext:value-type="string">
            <text:p>they are going [by foot]</text:p>
          </table:table-cell>
          <table:table-cell table:formula="of:=IF(LEFT([.B162];2)=&quot;to&quot;;CONCATENATE(&quot;[sound:&quot;;[.A162];&quot;.mp3]&quot;);&quot;&quot;)">
            <text:p/>
          </table:table-cell>
        </table:table-row>
        <table:table-row table:style-name="ro1">
          <table:table-cell office:value-type="string" calcext:value-type="string">
            <text:p>жить</text:p>
          </table:table-cell>
          <table:table-cell office:value-type="string" calcext:value-type="string">
            <text:p>to live</text:p>
          </table:table-cell>
          <table:table-cell table:formula="of:=IF(LEFT([.B163];2)=&quot;to&quot;;CONCATENATE(&quot;[sound:&quot;;[.A163];&quot;.mp3]&quot;);&quot;&quot;)" office:value-type="string" office:string-value="[sound:жить.mp3]" calcext:value-type="string">
            <text:p>[sound:жить.mp3]</text:p>
          </table:table-cell>
        </table:table-row>
        <table:table-row table:style-name="ro1">
          <table:table-cell office:value-type="string" calcext:value-type="string">
            <text:p>Я живу</text:p>
          </table:table-cell>
          <table:table-cell office:value-type="string" calcext:value-type="string">
            <text:p>I am living</text:p>
          </table:table-cell>
          <table:table-cell table:formula="of:=IF(LEFT([.B164];2)=&quot;to&quot;;CONCATENATE(&quot;[sound:&quot;;[.A164];&quot;.mp3]&quot;);&quot;&quot;)">
            <text:p/>
          </table:table-cell>
        </table:table-row>
        <table:table-row table:style-name="ro1">
          <table:table-cell office:value-type="string" calcext:value-type="string">
            <text:p>Ты живёшь</text:p>
          </table:table-cell>
          <table:table-cell office:value-type="string" calcext:value-type="string">
            <text:p>you are living</text:p>
          </table:table-cell>
          <table:table-cell table:formula="of:=IF(LEFT([.B165];2)=&quot;to&quot;;CONCATENATE(&quot;[sound:&quot;;[.A165];&quot;.mp3]&quot;);&quot;&quot;)">
            <text:p/>
          </table:table-cell>
        </table:table-row>
        <table:table-row table:style-name="ro1">
          <table:table-cell office:value-type="string" calcext:value-type="string">
            <text:p>он живёт</text:p>
          </table:table-cell>
          <table:table-cell office:value-type="string" calcext:value-type="string">
            <text:p>he is living</text:p>
          </table:table-cell>
          <table:table-cell table:formula="of:=IF(LEFT([.B166];2)=&quot;to&quot;;CONCATENATE(&quot;[sound:&quot;;[.A166];&quot;.mp3]&quot;);&quot;&quot;)">
            <text:p/>
          </table:table-cell>
        </table:table-row>
        <table:table-row table:style-name="ro1">
          <table:table-cell office:value-type="string" calcext:value-type="string">
            <text:p>она живёт</text:p>
          </table:table-cell>
          <table:table-cell office:value-type="string" calcext:value-type="string">
            <text:p>she is living</text:p>
          </table:table-cell>
          <table:table-cell table:formula="of:=IF(LEFT([.B167];2)=&quot;to&quot;;CONCATENATE(&quot;[sound:&quot;;[.A167];&quot;.mp3]&quot;);&quot;&quot;)">
            <text:p/>
          </table:table-cell>
        </table:table-row>
        <table:table-row table:style-name="ro1">
          <table:table-cell office:value-type="string" calcext:value-type="string">
            <text:p>оно живёт</text:p>
          </table:table-cell>
          <table:table-cell office:value-type="string" calcext:value-type="string">
            <text:p>it is living</text:p>
          </table:table-cell>
          <table:table-cell table:formula="of:=IF(LEFT([.B168];2)=&quot;to&quot;;CONCATENATE(&quot;[sound:&quot;;[.A168];&quot;.mp3]&quot;);&quot;&quot;)">
            <text:p/>
          </table:table-cell>
        </table:table-row>
        <table:table-row table:style-name="ro1">
          <table:table-cell office:value-type="string" calcext:value-type="string">
            <text:p>мы живём</text:p>
          </table:table-cell>
          <table:table-cell office:value-type="string" calcext:value-type="string">
            <text:p>we are living</text:p>
          </table:table-cell>
          <table:table-cell table:formula="of:=IF(LEFT([.B169];2)=&quot;to&quot;;CONCATENATE(&quot;[sound:&quot;;[.A169];&quot;.mp3]&quot;);&quot;&quot;)">
            <text:p/>
          </table:table-cell>
        </table:table-row>
        <table:table-row table:style-name="ro1">
          <table:table-cell office:value-type="string" calcext:value-type="string">
            <text:p>вы живёте</text:p>
          </table:table-cell>
          <table:table-cell office:value-type="string" calcext:value-type="string">
            <text:p>you all are living</text:p>
          </table:table-cell>
          <table:table-cell table:formula="of:=IF(LEFT([.B170];2)=&quot;to&quot;;CONCATENATE(&quot;[sound:&quot;;[.A170];&quot;.mp3]&quot;);&quot;&quot;)">
            <text:p/>
          </table:table-cell>
        </table:table-row>
        <table:table-row table:style-name="ro1">
          <table:table-cell office:value-type="string" calcext:value-type="string">
            <text:p>они живут</text:p>
          </table:table-cell>
          <table:table-cell office:value-type="string" calcext:value-type="string">
            <text:p>they are living</text:p>
          </table:table-cell>
          <table:table-cell table:formula="of:=IF(LEFT([.B171];2)=&quot;to&quot;;CONCATENATE(&quot;[sound:&quot;;[.A171];&quot;.mp3]&quot;);&quot;&quot;)">
            <text:p/>
          </table:table-cell>
        </table:table-row>
        <table:table-row table:style-name="ro1">
          <table:table-cell office:value-type="string" calcext:value-type="string">
            <text:p>брать</text:p>
          </table:table-cell>
          <table:table-cell office:value-type="string" calcext:value-type="string">
            <text:p>to take</text:p>
          </table:table-cell>
          <table:table-cell table:formula="of:=IF(LEFT([.B172];2)=&quot;to&quot;;CONCATENATE(&quot;[sound:&quot;;[.A172];&quot;.mp3]&quot;);&quot;&quot;)" office:value-type="string" office:string-value="[sound:брать.mp3]" calcext:value-type="string">
            <text:p>[sound:брать.mp3]</text:p>
          </table:table-cell>
        </table:table-row>
        <table:table-row table:style-name="ro1">
          <table:table-cell office:value-type="string" calcext:value-type="string">
            <text:p>Я беру</text:p>
          </table:table-cell>
          <table:table-cell office:value-type="string" calcext:value-type="string">
            <text:p>I am taking</text:p>
          </table:table-cell>
          <table:table-cell table:formula="of:=IF(LEFT([.B173];2)=&quot;to&quot;;CONCATENATE(&quot;[sound:&quot;;[.A173];&quot;.mp3]&quot;);&quot;&quot;)">
            <text:p/>
          </table:table-cell>
        </table:table-row>
        <table:table-row table:style-name="ro1">
          <table:table-cell office:value-type="string" calcext:value-type="string">
            <text:p>ты берёшь</text:p>
          </table:table-cell>
          <table:table-cell office:value-type="string" calcext:value-type="string">
            <text:p>you are taking</text:p>
          </table:table-cell>
          <table:table-cell table:formula="of:=IF(LEFT([.B174];2)=&quot;to&quot;;CONCATENATE(&quot;[sound:&quot;;[.A174];&quot;.mp3]&quot;);&quot;&quot;)">
            <text:p/>
          </table:table-cell>
        </table:table-row>
        <table:table-row table:style-name="ro1">
          <table:table-cell office:value-type="string" calcext:value-type="string">
            <text:p>он берёт</text:p>
          </table:table-cell>
          <table:table-cell office:value-type="string" calcext:value-type="string">
            <text:p>he is taking</text:p>
          </table:table-cell>
          <table:table-cell table:formula="of:=IF(LEFT([.B175];2)=&quot;to&quot;;CONCATENATE(&quot;[sound:&quot;;[.A175];&quot;.mp3]&quot;);&quot;&quot;)">
            <text:p/>
          </table:table-cell>
        </table:table-row>
        <table:table-row table:style-name="ro1">
          <table:table-cell office:value-type="string" calcext:value-type="string">
            <text:p>она берёт</text:p>
          </table:table-cell>
          <table:table-cell office:value-type="string" calcext:value-type="string">
            <text:p>she is taking</text:p>
          </table:table-cell>
          <table:table-cell table:formula="of:=IF(LEFT([.B176];2)=&quot;to&quot;;CONCATENATE(&quot;[sound:&quot;;[.A176];&quot;.mp3]&quot;);&quot;&quot;)">
            <text:p/>
          </table:table-cell>
        </table:table-row>
        <table:table-row table:style-name="ro1">
          <table:table-cell office:value-type="string" calcext:value-type="string">
            <text:p>оно берёт</text:p>
          </table:table-cell>
          <table:table-cell office:value-type="string" calcext:value-type="string">
            <text:p>it is taking</text:p>
          </table:table-cell>
          <table:table-cell table:formula="of:=IF(LEFT([.B177];2)=&quot;to&quot;;CONCATENATE(&quot;[sound:&quot;;[.A177];&quot;.mp3]&quot;);&quot;&quot;)">
            <text:p/>
          </table:table-cell>
        </table:table-row>
        <table:table-row table:style-name="ro1">
          <table:table-cell office:value-type="string" calcext:value-type="string">
            <text:p>мы берём</text:p>
          </table:table-cell>
          <table:table-cell office:value-type="string" calcext:value-type="string">
            <text:p>we are taking</text:p>
          </table:table-cell>
          <table:table-cell table:formula="of:=IF(LEFT([.B178];2)=&quot;to&quot;;CONCATENATE(&quot;[sound:&quot;;[.A178];&quot;.mp3]&quot;);&quot;&quot;)">
            <text:p/>
          </table:table-cell>
        </table:table-row>
        <table:table-row table:style-name="ro1">
          <table:table-cell office:value-type="string" calcext:value-type="string">
            <text:p>ты берёте</text:p>
          </table:table-cell>
          <table:table-cell office:value-type="string" calcext:value-type="string">
            <text:p>you all are taking</text:p>
          </table:table-cell>
          <table:table-cell table:formula="of:=IF(LEFT([.B179];2)=&quot;to&quot;;CONCATENATE(&quot;[sound:&quot;;[.A179];&quot;.mp3]&quot;);&quot;&quot;)">
            <text:p/>
          </table:table-cell>
        </table:table-row>
        <table:table-row table:style-name="ro1">
          <table:table-cell office:value-type="string" calcext:value-type="string">
            <text:p>они берут</text:p>
          </table:table-cell>
          <table:table-cell office:value-type="string" calcext:value-type="string">
            <text:p>they are taking</text:p>
          </table:table-cell>
          <table:table-cell table:formula="of:=IF(LEFT([.B180];2)=&quot;to&quot;;CONCATENATE(&quot;[sound:&quot;;[.A180];&quot;.mp3]&quot;);&quot;&quot;)">
            <text:p/>
          </table:table-cell>
        </table:table-row>
        <table:table-row table:style-name="ro1">
          <table:table-cell office:value-type="string" calcext:value-type="string">
            <text:p>петь</text:p>
          </table:table-cell>
          <table:table-cell office:value-type="string" calcext:value-type="string">
            <text:p>to sing</text:p>
          </table:table-cell>
          <table:table-cell table:formula="of:=IF(LEFT([.B181];2)=&quot;to&quot;;CONCATENATE(&quot;[sound:&quot;;[.A181];&quot;.mp3]&quot;);&quot;&quot;)" office:value-type="string" office:string-value="[sound:петь.mp3]" calcext:value-type="string">
            <text:p>[sound:петь.mp3]</text:p>
          </table:table-cell>
        </table:table-row>
        <table:table-row table:style-name="ro1">
          <table:table-cell office:value-type="string" calcext:value-type="string">
            <text:p>я пою</text:p>
          </table:table-cell>
          <table:table-cell office:value-type="string" calcext:value-type="string">
            <text:p>I am singing</text:p>
          </table:table-cell>
          <table:table-cell table:formula="of:=IF(LEFT([.B182];2)=&quot;to&quot;;CONCATENATE(&quot;[sound:&quot;;[.A182];&quot;.mp3]&quot;);&quot;&quot;)">
            <text:p/>
          </table:table-cell>
        </table:table-row>
        <table:table-row table:style-name="ro1">
          <table:table-cell office:value-type="string" calcext:value-type="string">
            <text:p>ты поёшь</text:p>
          </table:table-cell>
          <table:table-cell office:value-type="string" calcext:value-type="string">
            <text:p>you are singing</text:p>
          </table:table-cell>
          <table:table-cell table:formula="of:=IF(LEFT([.B183];2)=&quot;to&quot;;CONCATENATE(&quot;[sound:&quot;;[.A183];&quot;.mp3]&quot;);&quot;&quot;)">
            <text:p/>
          </table:table-cell>
        </table:table-row>
        <table:table-row table:style-name="ro1">
          <table:table-cell office:value-type="string" calcext:value-type="string">
            <text:p>он поёт</text:p>
          </table:table-cell>
          <table:table-cell office:value-type="string" calcext:value-type="string">
            <text:p>he is singing</text:p>
          </table:table-cell>
          <table:table-cell table:formula="of:=IF(LEFT([.B184];2)=&quot;to&quot;;CONCATENATE(&quot;[sound:&quot;;[.A184];&quot;.mp3]&quot;);&quot;&quot;)">
            <text:p/>
          </table:table-cell>
        </table:table-row>
        <table:table-row table:style-name="ro1">
          <table:table-cell office:value-type="string" calcext:value-type="string">
            <text:p>она поёт</text:p>
          </table:table-cell>
          <table:table-cell office:value-type="string" calcext:value-type="string">
            <text:p>she is singing</text:p>
          </table:table-cell>
          <table:table-cell table:formula="of:=IF(LEFT([.B185];2)=&quot;to&quot;;CONCATENATE(&quot;[sound:&quot;;[.A185];&quot;.mp3]&quot;);&quot;&quot;)">
            <text:p/>
          </table:table-cell>
        </table:table-row>
        <table:table-row table:style-name="ro1">
          <table:table-cell office:value-type="string" calcext:value-type="string">
            <text:p>мы поём</text:p>
          </table:table-cell>
          <table:table-cell office:value-type="string" calcext:value-type="string">
            <text:p>we are singing</text:p>
          </table:table-cell>
          <table:table-cell table:formula="of:=IF(LEFT([.B186];2)=&quot;to&quot;;CONCATENATE(&quot;[sound:&quot;;[.A186];&quot;.mp3]&quot;);&quot;&quot;)">
            <text:p/>
          </table:table-cell>
        </table:table-row>
        <table:table-row table:style-name="ro1">
          <table:table-cell office:value-type="string" calcext:value-type="string">
            <text:p>вы поёте</text:p>
          </table:table-cell>
          <table:table-cell office:value-type="string" calcext:value-type="string">
            <text:p>you all are singing</text:p>
          </table:table-cell>
          <table:table-cell table:formula="of:=IF(LEFT([.B187];2)=&quot;to&quot;;CONCATENATE(&quot;[sound:&quot;;[.A187];&quot;.mp3]&quot;);&quot;&quot;)">
            <text:p/>
          </table:table-cell>
        </table:table-row>
        <table:table-row table:style-name="ro1">
          <table:table-cell office:value-type="string" calcext:value-type="string">
            <text:p>они поют</text:p>
          </table:table-cell>
          <table:table-cell office:value-type="string" calcext:value-type="string">
            <text:p>they are singing</text:p>
          </table:table-cell>
          <table:table-cell table:formula="of:=IF(LEFT([.B188];2)=&quot;to&quot;;CONCATENATE(&quot;[sound:&quot;;[.A188];&quot;.mp3]&quot;);&quot;&quot;)">
            <text:p/>
          </table:table-cell>
        </table:table-row>
        <table:table-row table:style-name="ro1">
          <table:table-cell office:value-type="string" calcext:value-type="string">
            <text:p>пробовать</text:p>
          </table:table-cell>
          <table:table-cell office:value-type="string" calcext:value-type="string">
            <text:p>to try, to sample</text:p>
          </table:table-cell>
          <table:table-cell table:formula="of:=IF(LEFT([.B189];2)=&quot;to&quot;;CONCATENATE(&quot;[sound:&quot;;[.A189];&quot;.mp3]&quot;);&quot;&quot;)" office:value-type="string" office:string-value="[sound:пробовать.mp3]" calcext:value-type="string">
            <text:p>[sound:пробовать.mp3]</text:p>
          </table:table-cell>
        </table:table-row>
        <table:table-row table:style-name="ro1">
          <table:table-cell office:value-type="string" calcext:value-type="string">
            <text:p>я пробую</text:p>
          </table:table-cell>
          <table:table-cell office:value-type="string" calcext:value-type="string">
            <text:p>I am trying (sampling)</text:p>
          </table:table-cell>
          <table:table-cell table:formula="of:=IF(LEFT([.B190];2)=&quot;to&quot;;CONCATENATE(&quot;[sound:&quot;;[.A190];&quot;.mp3]&quot;);&quot;&quot;)">
            <text:p/>
          </table:table-cell>
        </table:table-row>
        <table:table-row table:style-name="ro1">
          <table:table-cell office:value-type="string" calcext:value-type="string">
            <text:p>ты пробуешь</text:p>
          </table:table-cell>
          <table:table-cell office:value-type="string" calcext:value-type="string">
            <text:p>you are trying (sampling)</text:p>
          </table:table-cell>
          <table:table-cell table:formula="of:=IF(LEFT([.B191];2)=&quot;to&quot;;CONCATENATE(&quot;[sound:&quot;;[.A191];&quot;.mp3]&quot;);&quot;&quot;)">
            <text:p/>
          </table:table-cell>
        </table:table-row>
        <table:table-row table:style-name="ro1">
          <table:table-cell office:value-type="string" calcext:value-type="string">
            <text:p>он пробует</text:p>
          </table:table-cell>
          <table:table-cell office:value-type="string" calcext:value-type="string">
            <text:p>he is trying (sampling)</text:p>
          </table:table-cell>
          <table:table-cell table:formula="of:=IF(LEFT([.B192];2)=&quot;to&quot;;CONCATENATE(&quot;[sound:&quot;;[.A192];&quot;.mp3]&quot;);&quot;&quot;)">
            <text:p/>
          </table:table-cell>
        </table:table-row>
        <table:table-row table:style-name="ro1">
          <table:table-cell office:value-type="string" calcext:value-type="string">
            <text:p>она пробует</text:p>
          </table:table-cell>
          <table:table-cell office:value-type="string" calcext:value-type="string">
            <text:p>she is trying (sampling)</text:p>
          </table:table-cell>
          <table:table-cell table:formula="of:=IF(LEFT([.B193];2)=&quot;to&quot;;CONCATENATE(&quot;[sound:&quot;;[.A193];&quot;.mp3]&quot;);&quot;&quot;)">
            <text:p/>
          </table:table-cell>
        </table:table-row>
        <table:table-row table:style-name="ro1">
          <table:table-cell office:value-type="string" calcext:value-type="string">
            <text:p>оно пробует</text:p>
          </table:table-cell>
          <table:table-cell office:value-type="string" calcext:value-type="string">
            <text:p>it is trying (sampling)</text:p>
          </table:table-cell>
          <table:table-cell table:formula="of:=IF(LEFT([.B194];2)=&quot;to&quot;;CONCATENATE(&quot;[sound:&quot;;[.A194];&quot;.mp3]&quot;);&quot;&quot;)">
            <text:p/>
          </table:table-cell>
        </table:table-row>
        <table:table-row table:style-name="ro1">
          <table:table-cell office:value-type="string" calcext:value-type="string">
            <text:p>мы пробуем</text:p>
          </table:table-cell>
          <table:table-cell office:value-type="string" calcext:value-type="string">
            <text:p>we are trying (sampling)</text:p>
          </table:table-cell>
          <table:table-cell table:formula="of:=IF(LEFT([.B195];2)=&quot;to&quot;;CONCATENATE(&quot;[sound:&quot;;[.A195];&quot;.mp3]&quot;);&quot;&quot;)">
            <text:p/>
          </table:table-cell>
        </table:table-row>
        <table:table-row table:style-name="ro1">
          <table:table-cell office:value-type="string" calcext:value-type="string">
            <text:p>вы пробуете</text:p>
          </table:table-cell>
          <table:table-cell office:value-type="string" calcext:value-type="string">
            <text:p>you all are trying (sampling)</text:p>
          </table:table-cell>
          <table:table-cell table:formula="of:=IF(LEFT([.B196];2)=&quot;to&quot;;CONCATENATE(&quot;[sound:&quot;;[.A196];&quot;.mp3]&quot;);&quot;&quot;)">
            <text:p/>
          </table:table-cell>
        </table:table-row>
        <table:table-row table:style-name="ro1">
          <table:table-cell office:value-type="string" calcext:value-type="string">
            <text:p>они пробуют</text:p>
          </table:table-cell>
          <table:table-cell office:value-type="string" calcext:value-type="string">
            <text:p>they are trying (sampling)</text:p>
          </table:table-cell>
          <table:table-cell table:formula="of:=IF(LEFT([.B197];2)=&quot;to&quot;;CONCATENATE(&quot;[sound:&quot;;[.A197];&quot;.mp3]&quot;);&quot;&quot;)">
            <text:p/>
          </table:table-cell>
        </table:table-row>
        <table:table-row table:style-name="ro1">
          <table:table-cell office:value-type="string" calcext:value-type="string">
            <text:p>рисовать</text:p>
          </table:table-cell>
          <table:table-cell office:value-type="string" calcext:value-type="string">
            <text:p>to draw</text:p>
          </table:table-cell>
          <table:table-cell table:formula="of:=IF(LEFT([.B198];2)=&quot;to&quot;;CONCATENATE(&quot;[sound:&quot;;[.A198];&quot;.mp3]&quot;);&quot;&quot;)" office:value-type="string" office:string-value="[sound:рисовать.mp3]" calcext:value-type="string">
            <text:p>[sound:рисовать.mp3]</text:p>
          </table:table-cell>
        </table:table-row>
        <table:table-row table:style-name="ro1">
          <table:table-cell office:value-type="string" calcext:value-type="string">
            <text:p>я рисую</text:p>
          </table:table-cell>
          <table:table-cell office:value-type="string" calcext:value-type="string">
            <text:p>I am drawing</text:p>
          </table:table-cell>
          <table:table-cell table:formula="of:=IF(LEFT([.B199];2)=&quot;to&quot;;CONCATENATE(&quot;[sound:&quot;;[.A199];&quot;.mp3]&quot;);&quot;&quot;)">
            <text:p/>
          </table:table-cell>
        </table:table-row>
        <table:table-row table:style-name="ro1">
          <table:table-cell office:value-type="string" calcext:value-type="string">
            <text:p>ты рисуешь</text:p>
          </table:table-cell>
          <table:table-cell office:value-type="string" calcext:value-type="string">
            <text:p>you are drawing</text:p>
          </table:table-cell>
          <table:table-cell table:formula="of:=IF(LEFT([.B200];2)=&quot;to&quot;;CONCATENATE(&quot;[sound:&quot;;[.A200];&quot;.mp3]&quot;);&quot;&quot;)">
            <text:p/>
          </table:table-cell>
        </table:table-row>
        <table:table-row table:style-name="ro1">
          <table:table-cell office:value-type="string" calcext:value-type="string">
            <text:p>он рисует</text:p>
          </table:table-cell>
          <table:table-cell office:value-type="string" calcext:value-type="string">
            <text:p>he is drawing</text:p>
          </table:table-cell>
          <table:table-cell table:formula="of:=IF(LEFT([.B201];2)=&quot;to&quot;;CONCATENATE(&quot;[sound:&quot;;[.A201];&quot;.mp3]&quot;);&quot;&quot;)">
            <text:p/>
          </table:table-cell>
        </table:table-row>
        <table:table-row table:style-name="ro1">
          <table:table-cell office:value-type="string" calcext:value-type="string">
            <text:p>она рисует</text:p>
          </table:table-cell>
          <table:table-cell office:value-type="string" calcext:value-type="string">
            <text:p>she is drawing</text:p>
          </table:table-cell>
          <table:table-cell table:formula="of:=IF(LEFT([.B202];2)=&quot;to&quot;;CONCATENATE(&quot;[sound:&quot;;[.A202];&quot;.mp3]&quot;);&quot;&quot;)">
            <text:p/>
          </table:table-cell>
        </table:table-row>
        <table:table-row table:style-name="ro1">
          <table:table-cell office:value-type="string" calcext:value-type="string">
            <text:p>оно рисует</text:p>
          </table:table-cell>
          <table:table-cell office:value-type="string" calcext:value-type="string">
            <text:p>it is drawing</text:p>
          </table:table-cell>
          <table:table-cell table:formula="of:=IF(LEFT([.B203];2)=&quot;to&quot;;CONCATENATE(&quot;[sound:&quot;;[.A203];&quot;.mp3]&quot;);&quot;&quot;)">
            <text:p/>
          </table:table-cell>
        </table:table-row>
        <table:table-row table:style-name="ro1">
          <table:table-cell office:value-type="string" calcext:value-type="string">
            <text:p>мы рисуем</text:p>
          </table:table-cell>
          <table:table-cell office:value-type="string" calcext:value-type="string">
            <text:p>we are drawing</text:p>
          </table:table-cell>
          <table:table-cell table:formula="of:=IF(LEFT([.B204];2)=&quot;to&quot;;CONCATENATE(&quot;[sound:&quot;;[.A204];&quot;.mp3]&quot;);&quot;&quot;)">
            <text:p/>
          </table:table-cell>
        </table:table-row>
        <table:table-row table:style-name="ro1">
          <table:table-cell office:value-type="string" calcext:value-type="string">
            <text:p>вы рисуете</text:p>
          </table:table-cell>
          <table:table-cell office:value-type="string" calcext:value-type="string">
            <text:p>you all are drawing</text:p>
          </table:table-cell>
          <table:table-cell table:formula="of:=IF(LEFT([.B205];2)=&quot;to&quot;;CONCATENATE(&quot;[sound:&quot;;[.A205];&quot;.mp3]&quot;);&quot;&quot;)">
            <text:p/>
          </table:table-cell>
        </table:table-row>
        <table:table-row table:style-name="ro1">
          <table:table-cell office:value-type="string" calcext:value-type="string">
            <text:p>они рисуют</text:p>
          </table:table-cell>
          <table:table-cell office:value-type="string" calcext:value-type="string">
            <text:p>they are drawing</text:p>
          </table:table-cell>
          <table:table-cell table:formula="of:=IF(LEFT([.B206];2)=&quot;to&quot;;CONCATENATE(&quot;[sound:&quot;;[.A206];&quot;.mp3]&quot;);&quot;&quot;)">
            <text:p/>
          </table:table-cell>
        </table:table-row>
        <table:table-row table:style-name="ro1">
          <table:table-cell office:value-type="string" calcext:value-type="string">
            <text:p>танцевать</text:p>
          </table:table-cell>
          <table:table-cell office:value-type="string" calcext:value-type="string">
            <text:p>to dance</text:p>
          </table:table-cell>
          <table:table-cell table:formula="of:=IF(LEFT([.B207];2)=&quot;to&quot;;CONCATENATE(&quot;[sound:&quot;;[.A207];&quot;.mp3]&quot;);&quot;&quot;)" office:value-type="string" office:string-value="[sound:танцевать.mp3]" calcext:value-type="string">
            <text:p>[sound:танцевать.mp3]</text:p>
          </table:table-cell>
        </table:table-row>
        <table:table-row table:style-name="ro1">
          <table:table-cell office:value-type="string" calcext:value-type="string">
            <text:p>я танцую</text:p>
          </table:table-cell>
          <table:table-cell office:value-type="string" calcext:value-type="string">
            <text:p>I am dancing</text:p>
          </table:table-cell>
          <table:table-cell table:formula="of:=IF(LEFT([.B208];2)=&quot;to&quot;;CONCATENATE(&quot;[sound:&quot;;[.A208];&quot;.mp3]&quot;);&quot;&quot;)">
            <text:p/>
          </table:table-cell>
        </table:table-row>
        <table:table-row table:style-name="ro1">
          <table:table-cell office:value-type="string" calcext:value-type="string">
            <text:p>ты танцуешь</text:p>
          </table:table-cell>
          <table:table-cell office:value-type="string" calcext:value-type="string">
            <text:p>you are dancing</text:p>
          </table:table-cell>
          <table:table-cell table:formula="of:=IF(LEFT([.B209];2)=&quot;to&quot;;CONCATENATE(&quot;[sound:&quot;;[.A209];&quot;.mp3]&quot;);&quot;&quot;)">
            <text:p/>
          </table:table-cell>
        </table:table-row>
        <table:table-row table:style-name="ro1">
          <table:table-cell office:value-type="string" calcext:value-type="string">
            <text:p>он танцует</text:p>
          </table:table-cell>
          <table:table-cell office:value-type="string" calcext:value-type="string">
            <text:p>he is dancing</text:p>
          </table:table-cell>
          <table:table-cell table:formula="of:=IF(LEFT([.B210];2)=&quot;to&quot;;CONCATENATE(&quot;[sound:&quot;;[.A210];&quot;.mp3]&quot;);&quot;&quot;)">
            <text:p/>
          </table:table-cell>
        </table:table-row>
        <table:table-row table:style-name="ro1">
          <table:table-cell office:value-type="string" calcext:value-type="string">
            <text:p>она танцует</text:p>
          </table:table-cell>
          <table:table-cell office:value-type="string" calcext:value-type="string">
            <text:p>she is dancing</text:p>
          </table:table-cell>
          <table:table-cell table:formula="of:=IF(LEFT([.B211];2)=&quot;to&quot;;CONCATENATE(&quot;[sound:&quot;;[.A211];&quot;.mp3]&quot;);&quot;&quot;)">
            <text:p/>
          </table:table-cell>
        </table:table-row>
        <table:table-row table:style-name="ro1">
          <table:table-cell office:value-type="string" calcext:value-type="string">
            <text:p>оно танцует</text:p>
          </table:table-cell>
          <table:table-cell office:value-type="string" calcext:value-type="string">
            <text:p>it is dancing</text:p>
          </table:table-cell>
          <table:table-cell table:formula="of:=IF(LEFT([.B212];2)=&quot;to&quot;;CONCATENATE(&quot;[sound:&quot;;[.A212];&quot;.mp3]&quot;);&quot;&quot;)">
            <text:p/>
          </table:table-cell>
        </table:table-row>
        <table:table-row table:style-name="ro1">
          <table:table-cell office:value-type="string" calcext:value-type="string">
            <text:p>мы танцуем</text:p>
          </table:table-cell>
          <table:table-cell office:value-type="string" calcext:value-type="string">
            <text:p>we are dancing</text:p>
          </table:table-cell>
          <table:table-cell table:formula="of:=IF(LEFT([.B213];2)=&quot;to&quot;;CONCATENATE(&quot;[sound:&quot;;[.A213];&quot;.mp3]&quot;);&quot;&quot;)">
            <text:p/>
          </table:table-cell>
        </table:table-row>
        <table:table-row table:style-name="ro1">
          <table:table-cell office:value-type="string" calcext:value-type="string">
            <text:p>вы танцует</text:p>
          </table:table-cell>
          <table:table-cell office:value-type="string" calcext:value-type="string">
            <text:p>you all are dancing</text:p>
          </table:table-cell>
          <table:table-cell table:formula="of:=IF(LEFT([.B214];2)=&quot;to&quot;;CONCATENATE(&quot;[sound:&quot;;[.A214];&quot;.mp3]&quot;);&quot;&quot;)">
            <text:p/>
          </table:table-cell>
        </table:table-row>
        <table:table-row table:style-name="ro1">
          <table:table-cell office:value-type="string" calcext:value-type="string">
            <text:p>они танцуют</text:p>
          </table:table-cell>
          <table:table-cell office:value-type="string" calcext:value-type="string">
            <text:p>they are dancing</text:p>
          </table:table-cell>
          <table:table-cell table:formula="of:=IF(LEFT([.B215];2)=&quot;to&quot;;CONCATENATE(&quot;[sound:&quot;;[.A215];&quot;.mp3]&quot;);&quot;&quot;)">
            <text:p/>
          </table:table-cell>
        </table:table-row>
        <table:table-row table:style-name="ro1">
          <table:table-cell office:value-type="string" calcext:value-type="string">
            <text:p>организовать</text:p>
          </table:table-cell>
          <table:table-cell office:value-type="string" calcext:value-type="string">
            <text:p>to organize</text:p>
          </table:table-cell>
          <table:table-cell table:formula="of:=IF(LEFT([.B216];2)=&quot;to&quot;;CONCATENATE(&quot;[sound:&quot;;[.A216];&quot;.mp3]&quot;);&quot;&quot;)" office:value-type="string" office:string-value="[sound:организовать.mp3]" calcext:value-type="string">
            <text:p>[sound:организовать.mp3]</text:p>
          </table:table-cell>
        </table:table-row>
        <table:table-row table:style-name="ro1">
          <table:table-cell office:value-type="string" calcext:value-type="string">
            <text:p>я организую</text:p>
          </table:table-cell>
          <table:table-cell office:value-type="string" calcext:value-type="string">
            <text:p>I am organizing</text:p>
          </table:table-cell>
          <table:table-cell table:formula="of:=IF(LEFT([.B217];2)=&quot;to&quot;;CONCATENATE(&quot;[sound:&quot;;[.A217];&quot;.mp3]&quot;);&quot;&quot;)">
            <text:p/>
          </table:table-cell>
        </table:table-row>
        <table:table-row table:style-name="ro1">
          <table:table-cell office:value-type="string" calcext:value-type="string">
            <text:p>ты организуешь</text:p>
          </table:table-cell>
          <table:table-cell office:value-type="string" calcext:value-type="string">
            <text:p>you are organizing</text:p>
          </table:table-cell>
          <table:table-cell table:formula="of:=IF(LEFT([.B218];2)=&quot;to&quot;;CONCATENATE(&quot;[sound:&quot;;[.A218];&quot;.mp3]&quot;);&quot;&quot;)">
            <text:p/>
          </table:table-cell>
        </table:table-row>
        <table:table-row table:style-name="ro1">
          <table:table-cell office:value-type="string" calcext:value-type="string">
            <text:p>он организует</text:p>
          </table:table-cell>
          <table:table-cell office:value-type="string" calcext:value-type="string">
            <text:p>he is organizing</text:p>
          </table:table-cell>
          <table:table-cell table:formula="of:=IF(LEFT([.B219];2)=&quot;to&quot;;CONCATENATE(&quot;[sound:&quot;;[.A219];&quot;.mp3]&quot;);&quot;&quot;)">
            <text:p/>
          </table:table-cell>
        </table:table-row>
        <table:table-row table:style-name="ro1">
          <table:table-cell office:value-type="string" calcext:value-type="string">
            <text:p>она организует</text:p>
          </table:table-cell>
          <table:table-cell office:value-type="string" calcext:value-type="string">
            <text:p>she is organizing</text:p>
          </table:table-cell>
          <table:table-cell table:formula="of:=IF(LEFT([.B220];2)=&quot;to&quot;;CONCATENATE(&quot;[sound:&quot;;[.A220];&quot;.mp3]&quot;);&quot;&quot;)">
            <text:p/>
          </table:table-cell>
        </table:table-row>
        <table:table-row table:style-name="ro1">
          <table:table-cell office:value-type="string" calcext:value-type="string">
            <text:p>оно организует</text:p>
          </table:table-cell>
          <table:table-cell office:value-type="string" calcext:value-type="string">
            <text:p>it is organizing</text:p>
          </table:table-cell>
          <table:table-cell table:formula="of:=IF(LEFT([.B221];2)=&quot;to&quot;;CONCATENATE(&quot;[sound:&quot;;[.A221];&quot;.mp3]&quot;);&quot;&quot;)">
            <text:p/>
          </table:table-cell>
        </table:table-row>
        <table:table-row table:style-name="ro1">
          <table:table-cell office:value-type="string" calcext:value-type="string">
            <text:p>мы организуем</text:p>
          </table:table-cell>
          <table:table-cell office:value-type="string" calcext:value-type="string">
            <text:p>we are organizing</text:p>
          </table:table-cell>
          <table:table-cell table:formula="of:=IF(LEFT([.B222];2)=&quot;to&quot;;CONCATENATE(&quot;[sound:&quot;;[.A222];&quot;.mp3]&quot;);&quot;&quot;)">
            <text:p/>
          </table:table-cell>
        </table:table-row>
        <table:table-row table:style-name="ro1">
          <table:table-cell office:value-type="string" calcext:value-type="string">
            <text:p>вы организуете</text:p>
          </table:table-cell>
          <table:table-cell office:value-type="string" calcext:value-type="string">
            <text:p>you all are organizing</text:p>
          </table:table-cell>
          <table:table-cell table:formula="of:=IF(LEFT([.B223];2)=&quot;to&quot;;CONCATENATE(&quot;[sound:&quot;;[.A223];&quot;.mp3]&quot;);&quot;&quot;)">
            <text:p/>
          </table:table-cell>
        </table:table-row>
        <table:table-row table:style-name="ro1">
          <table:table-cell office:value-type="string" calcext:value-type="string">
            <text:p>они организуют</text:p>
          </table:table-cell>
          <table:table-cell office:value-type="string" calcext:value-type="string">
            <text:p>they are organizing</text:p>
          </table:table-cell>
          <table:table-cell table:formula="of:=IF(LEFT([.B224];2)=&quot;to&quot;;CONCATENATE(&quot;[sound:&quot;;[.A224];&quot;.mp3]&quot;);&quot;&quot;)">
            <text:p/>
          </table:table-cell>
        </table:table-row>
        <table:table-row table:style-name="ro1">
          <table:table-cell office:value-type="string" calcext:value-type="string">
            <text:p>путешествовать</text:p>
          </table:table-cell>
          <table:table-cell office:value-type="string" calcext:value-type="string">
            <text:p>to travel</text:p>
          </table:table-cell>
          <table:table-cell table:formula="of:=IF(LEFT([.B225];2)=&quot;to&quot;;CONCATENATE(&quot;[sound:&quot;;[.A225];&quot;.mp3]&quot;);&quot;&quot;)" office:value-type="string" office:string-value="[sound:путешествовать.mp3]" calcext:value-type="string">
            <text:p>[sound:путешествовать.mp3]</text:p>
          </table:table-cell>
        </table:table-row>
        <table:table-row table:style-name="ro1">
          <table:table-cell table:style-name="ce1" office:value-type="string" calcext:value-type="string">
            <text:p>Я путешествовую</text:p>
          </table:table-cell>
          <table:table-cell office:value-type="string" calcext:value-type="string">
            <text:p>I am traveling</text:p>
          </table:table-cell>
          <table:table-cell table:formula="of:=IF(LEFT([.B226];2)=&quot;to&quot;;CONCATENATE(&quot;[sound:&quot;;[.A226];&quot;.mp3]&quot;);&quot;&quot;)">
            <text:p/>
          </table:table-cell>
        </table:table-row>
        <table:table-row table:style-name="ro1">
          <table:table-cell table:style-name="ce1" office:value-type="string" calcext:value-type="string">
            <text:p>Ты путешествовуешь</text:p>
          </table:table-cell>
          <table:table-cell office:value-type="string" calcext:value-type="string">
            <text:p>you are traveling</text:p>
          </table:table-cell>
          <table:table-cell table:formula="of:=IF(LEFT([.B227];2)=&quot;to&quot;;CONCATENATE(&quot;[sound:&quot;;[.A227];&quot;.mp3]&quot;);&quot;&quot;)">
            <text:p/>
          </table:table-cell>
        </table:table-row>
        <table:table-row table:style-name="ro1">
          <table:table-cell table:style-name="ce1" office:value-type="string" calcext:value-type="string">
            <text:p>Он путешествовует</text:p>
          </table:table-cell>
          <table:table-cell office:value-type="string" calcext:value-type="string">
            <text:p>he is traveling</text:p>
          </table:table-cell>
          <table:table-cell table:formula="of:=IF(LEFT([.B228];2)=&quot;to&quot;;CONCATENATE(&quot;[sound:&quot;;[.A228];&quot;.mp3]&quot;);&quot;&quot;)">
            <text:p/>
          </table:table-cell>
        </table:table-row>
        <table:table-row table:style-name="ro1">
          <table:table-cell office:value-type="string" calcext:value-type="string">
            <text:p>она путешествовует</text:p>
          </table:table-cell>
          <table:table-cell office:value-type="string" calcext:value-type="string">
            <text:p>she is traveling</text:p>
          </table:table-cell>
          <table:table-cell table:formula="of:=IF(LEFT([.B229];2)=&quot;to&quot;;CONCATENATE(&quot;[sound:&quot;;[.A229];&quot;.mp3]&quot;);&quot;&quot;)">
            <text:p/>
          </table:table-cell>
        </table:table-row>
        <table:table-row table:style-name="ro1">
          <table:table-cell office:value-type="string" calcext:value-type="string">
            <text:p>оно путешествовует</text:p>
          </table:table-cell>
          <table:table-cell office:value-type="string" calcext:value-type="string">
            <text:p>it is traveling</text:p>
          </table:table-cell>
          <table:table-cell table:formula="of:=IF(LEFT([.B230];2)=&quot;to&quot;;CONCATENATE(&quot;[sound:&quot;;[.A230];&quot;.mp3]&quot;);&quot;&quot;)">
            <text:p/>
          </table:table-cell>
        </table:table-row>
        <table:table-row table:style-name="ro1">
          <table:table-cell office:value-type="string" calcext:value-type="string">
            <text:p>мы путешествовуем</text:p>
          </table:table-cell>
          <table:table-cell office:value-type="string" calcext:value-type="string">
            <text:p>we are traveling</text:p>
          </table:table-cell>
          <table:table-cell table:formula="of:=IF(LEFT([.B231];2)=&quot;to&quot;;CONCATENATE(&quot;[sound:&quot;;[.A231];&quot;.mp3]&quot;);&quot;&quot;)">
            <text:p/>
          </table:table-cell>
        </table:table-row>
        <table:table-row table:style-name="ro1">
          <table:table-cell office:value-type="string" calcext:value-type="string">
            <text:p>вы путешествовуете</text:p>
          </table:table-cell>
          <table:table-cell office:value-type="string" calcext:value-type="string">
            <text:p>you all are traveling</text:p>
          </table:table-cell>
          <table:table-cell table:formula="of:=IF(LEFT([.B232];2)=&quot;to&quot;;CONCATENATE(&quot;[sound:&quot;;[.A232];&quot;.mp3]&quot;);&quot;&quot;)">
            <text:p/>
          </table:table-cell>
        </table:table-row>
        <table:table-row table:style-name="ro1">
          <table:table-cell office:value-type="string" calcext:value-type="string">
            <text:p>они путешествовуют</text:p>
          </table:table-cell>
          <table:table-cell office:value-type="string" calcext:value-type="string">
            <text:p>they are traveling</text:p>
          </table:table-cell>
          <table:table-cell table:formula="of:=IF(LEFT([.B233];2)=&quot;to&quot;;CONCATENATE(&quot;[sound:&quot;;[.A233];&quot;.mp3]&quot;);&quot;&quot;)">
            <text:p/>
          </table:table-cell>
        </table:table-row>
        <table:table-row table:style-name="ro1">
          <table:table-cell office:value-type="string" calcext:value-type="string">
            <text:p>стоять</text:p>
          </table:table-cell>
          <table:table-cell office:value-type="string" calcext:value-type="string">
            <text:p>to stand</text:p>
          </table:table-cell>
          <table:table-cell table:formula="of:=IF(LEFT([.B234];2)=&quot;to&quot;;CONCATENATE(&quot;[sound:&quot;;[.A234];&quot;.mp3]&quot;);&quot;&quot;)" office:value-type="string" office:string-value="[sound:стоять.mp3]" calcext:value-type="string">
            <text:p>[sound:стоять.mp3]</text:p>
          </table:table-cell>
        </table:table-row>
        <table:table-row table:style-name="ro1">
          <table:table-cell office:value-type="string" calcext:value-type="string">
            <text:p>Я стою</text:p>
          </table:table-cell>
          <table:table-cell office:value-type="string" calcext:value-type="string">
            <text:p>I am standing</text:p>
          </table:table-cell>
          <table:table-cell table:formula="of:=IF(LEFT([.B235];2)=&quot;to&quot;;CONCATENATE(&quot;[sound:&quot;;[.A235];&quot;.mp3]&quot;);&quot;&quot;)">
            <text:p/>
          </table:table-cell>
        </table:table-row>
        <table:table-row table:style-name="ro1">
          <table:table-cell office:value-type="string" calcext:value-type="string">
            <text:p>ты стоишь</text:p>
          </table:table-cell>
          <table:table-cell office:value-type="string" calcext:value-type="string">
            <text:p>you are standing</text:p>
          </table:table-cell>
          <table:table-cell table:formula="of:=IF(LEFT([.B236];2)=&quot;to&quot;;CONCATENATE(&quot;[sound:&quot;;[.A236];&quot;.mp3]&quot;);&quot;&quot;)">
            <text:p/>
          </table:table-cell>
        </table:table-row>
        <table:table-row table:style-name="ro1">
          <table:table-cell office:value-type="string" calcext:value-type="string">
            <text:p>он стоит</text:p>
          </table:table-cell>
          <table:table-cell office:value-type="string" calcext:value-type="string">
            <text:p>he is standing</text:p>
          </table:table-cell>
          <table:table-cell table:formula="of:=IF(LEFT([.B237];2)=&quot;to&quot;;CONCATENATE(&quot;[sound:&quot;;[.A237];&quot;.mp3]&quot;);&quot;&quot;)">
            <text:p/>
          </table:table-cell>
        </table:table-row>
        <table:table-row table:style-name="ro1">
          <table:table-cell office:value-type="string" calcext:value-type="string">
            <text:p>она стоит</text:p>
          </table:table-cell>
          <table:table-cell office:value-type="string" calcext:value-type="string">
            <text:p>she is standing</text:p>
          </table:table-cell>
          <table:table-cell table:formula="of:=IF(LEFT([.B238];2)=&quot;to&quot;;CONCATENATE(&quot;[sound:&quot;;[.A238];&quot;.mp3]&quot;);&quot;&quot;)">
            <text:p/>
          </table:table-cell>
        </table:table-row>
        <table:table-row table:style-name="ro1">
          <table:table-cell office:value-type="string" calcext:value-type="string">
            <text:p>оно стоит</text:p>
          </table:table-cell>
          <table:table-cell office:value-type="string" calcext:value-type="string">
            <text:p>it is standing</text:p>
          </table:table-cell>
          <table:table-cell table:formula="of:=IF(LEFT([.B239];2)=&quot;to&quot;;CONCATENATE(&quot;[sound:&quot;;[.A239];&quot;.mp3]&quot;);&quot;&quot;)">
            <text:p/>
          </table:table-cell>
        </table:table-row>
        <table:table-row table:style-name="ro1">
          <table:table-cell office:value-type="string" calcext:value-type="string">
            <text:p>мы стоим</text:p>
          </table:table-cell>
          <table:table-cell office:value-type="string" calcext:value-type="string">
            <text:p>we are standing</text:p>
          </table:table-cell>
          <table:table-cell table:formula="of:=IF(LEFT([.B240];2)=&quot;to&quot;;CONCATENATE(&quot;[sound:&quot;;[.A240];&quot;.mp3]&quot;);&quot;&quot;)">
            <text:p/>
          </table:table-cell>
        </table:table-row>
        <table:table-row table:style-name="ro1">
          <table:table-cell office:value-type="string" calcext:value-type="string">
            <text:p>Вы стоите</text:p>
          </table:table-cell>
          <table:table-cell office:value-type="string" calcext:value-type="string">
            <text:p>you all are standing</text:p>
          </table:table-cell>
          <table:table-cell table:formula="of:=IF(LEFT([.B241];2)=&quot;to&quot;;CONCATENATE(&quot;[sound:&quot;;[.A241];&quot;.mp3]&quot;);&quot;&quot;)">
            <text:p/>
          </table:table-cell>
        </table:table-row>
        <table:table-row table:style-name="ro1">
          <table:table-cell office:value-type="string" calcext:value-type="string">
            <text:p>они стоят</text:p>
          </table:table-cell>
          <table:table-cell office:value-type="string" calcext:value-type="string">
            <text:p>they are standing</text:p>
          </table:table-cell>
          <table:table-cell table:formula="of:=IF(LEFT([.B242];2)=&quot;to&quot;;CONCATENATE(&quot;[sound:&quot;;[.A242];&quot;.mp3]&quot;);&quot;&quot;)">
            <text:p/>
          </table:table-cell>
        </table:table-row>
        <table:table-row table:style-name="ro1">
          <table:table-cell office:value-type="string" calcext:value-type="string">
            <text:p>строить</text:p>
          </table:table-cell>
          <table:table-cell office:value-type="string" calcext:value-type="string">
            <text:p>to build</text:p>
          </table:table-cell>
          <table:table-cell table:formula="of:=IF(LEFT([.B243];2)=&quot;to&quot;;CONCATENATE(&quot;[sound:&quot;;[.A243];&quot;.mp3]&quot;);&quot;&quot;)" office:value-type="string" office:string-value="[sound:строить.mp3]" calcext:value-type="string">
            <text:p>[sound:строить.mp3]</text:p>
          </table:table-cell>
        </table:table-row>
        <table:table-row table:style-name="ro1">
          <table:table-cell office:value-type="string" calcext:value-type="string">
            <text:p>Я строю</text:p>
          </table:table-cell>
          <table:table-cell office:value-type="string" calcext:value-type="string">
            <text:p>I am building</text:p>
          </table:table-cell>
          <table:table-cell table:formula="of:=IF(LEFT([.B244];2)=&quot;to&quot;;CONCATENATE(&quot;[sound:&quot;;[.A244];&quot;.mp3]&quot;);&quot;&quot;)">
            <text:p/>
          </table:table-cell>
        </table:table-row>
        <table:table-row table:style-name="ro1">
          <table:table-cell office:value-type="string" calcext:value-type="string">
            <text:p>Ты строишь</text:p>
          </table:table-cell>
          <table:table-cell office:value-type="string" calcext:value-type="string">
            <text:p>you are building</text:p>
          </table:table-cell>
          <table:table-cell table:formula="of:=IF(LEFT([.B245];2)=&quot;to&quot;;CONCATENATE(&quot;[sound:&quot;;[.A245];&quot;.mp3]&quot;);&quot;&quot;)">
            <text:p/>
          </table:table-cell>
        </table:table-row>
        <table:table-row table:style-name="ro1">
          <table:table-cell office:value-type="string" calcext:value-type="string">
            <text:p>он строит</text:p>
          </table:table-cell>
          <table:table-cell office:value-type="string" calcext:value-type="string">
            <text:p>he is building</text:p>
          </table:table-cell>
          <table:table-cell table:formula="of:=IF(LEFT([.B246];2)=&quot;to&quot;;CONCATENATE(&quot;[sound:&quot;;[.A246];&quot;.mp3]&quot;);&quot;&quot;)">
            <text:p/>
          </table:table-cell>
        </table:table-row>
        <table:table-row table:style-name="ro1">
          <table:table-cell office:value-type="string" calcext:value-type="string">
            <text:p>она строит</text:p>
          </table:table-cell>
          <table:table-cell office:value-type="string" calcext:value-type="string">
            <text:p>she is building</text:p>
          </table:table-cell>
          <table:table-cell table:formula="of:=IF(LEFT([.B247];2)=&quot;to&quot;;CONCATENATE(&quot;[sound:&quot;;[.A247];&quot;.mp3]&quot;);&quot;&quot;)">
            <text:p/>
          </table:table-cell>
        </table:table-row>
        <table:table-row table:style-name="ro1">
          <table:table-cell office:value-type="string" calcext:value-type="string">
            <text:p>оно строит</text:p>
          </table:table-cell>
          <table:table-cell office:value-type="string" calcext:value-type="string">
            <text:p>it is building</text:p>
          </table:table-cell>
          <table:table-cell table:formula="of:=IF(LEFT([.B248];2)=&quot;to&quot;;CONCATENATE(&quot;[sound:&quot;;[.A248];&quot;.mp3]&quot;);&quot;&quot;)">
            <text:p/>
          </table:table-cell>
        </table:table-row>
        <table:table-row table:style-name="ro1">
          <table:table-cell office:value-type="string" calcext:value-type="string">
            <text:p>мы строим</text:p>
          </table:table-cell>
          <table:table-cell office:value-type="string" calcext:value-type="string">
            <text:p>we are building</text:p>
          </table:table-cell>
          <table:table-cell table:formula="of:=IF(LEFT([.B249];2)=&quot;to&quot;;CONCATENATE(&quot;[sound:&quot;;[.A249];&quot;.mp3]&quot;);&quot;&quot;)">
            <text:p/>
          </table:table-cell>
        </table:table-row>
        <table:table-row table:style-name="ro1">
          <table:table-cell office:value-type="string" calcext:value-type="string">
            <text:p>вы строите</text:p>
          </table:table-cell>
          <table:table-cell office:value-type="string" calcext:value-type="string">
            <text:p>you all are building</text:p>
          </table:table-cell>
          <table:table-cell table:formula="of:=IF(LEFT([.B250];2)=&quot;to&quot;;CONCATENATE(&quot;[sound:&quot;;[.A250];&quot;.mp3]&quot;);&quot;&quot;)">
            <text:p/>
          </table:table-cell>
        </table:table-row>
        <table:table-row table:style-name="ro1">
          <table:table-cell office:value-type="string" calcext:value-type="string">
            <text:p>они строят</text:p>
          </table:table-cell>
          <table:table-cell office:value-type="string" calcext:value-type="string">
            <text:p>they are building</text:p>
          </table:table-cell>
          <table:table-cell table:formula="of:=IF(LEFT([.B251];2)=&quot;to&quot;;CONCATENATE(&quot;[sound:&quot;;[.A251];&quot;.mp3]&quot;);&quot;&quot;)">
            <text:p/>
          </table:table-cell>
        </table:table-row>
        <table:table-row table:style-name="ro1">
          <table:table-cell office:value-type="string" calcext:value-type="string">
            <text:p>стоить</text:p>
          </table:table-cell>
          <table:table-cell office:value-type="string" calcext:value-type="string">
            <text:p>to cost</text:p>
          </table:table-cell>
          <table:table-cell table:formula="of:=IF(LEFT([.B252];2)=&quot;to&quot;;CONCATENATE(&quot;[sound:&quot;;[.A252];&quot;.mp3]&quot;);&quot;&quot;)" office:value-type="string" office:string-value="[sound:стоить.mp3]" calcext:value-type="string">
            <text:p>[sound:стоить.mp3]</text:p>
          </table:table-cell>
        </table:table-row>
        <table:table-row table:style-name="ro1">
          <table:table-cell office:value-type="string" calcext:value-type="string">
            <text:p>он стоит</text:p>
          </table:table-cell>
          <table:table-cell office:value-type="string" calcext:value-type="string">
            <text:p>he costs</text:p>
          </table:table-cell>
          <table:table-cell table:formula="of:=IF(LEFT([.B253];2)=&quot;to&quot;;CONCATENATE(&quot;[sound:&quot;;[.A253];&quot;.mp3]&quot;);&quot;&quot;)">
            <text:p/>
          </table:table-cell>
        </table:table-row>
        <table:table-row table:style-name="ro1">
          <table:table-cell office:value-type="string" calcext:value-type="string">
            <text:p>она стоит</text:p>
          </table:table-cell>
          <table:table-cell office:value-type="string" calcext:value-type="string">
            <text:p>she costs</text:p>
          </table:table-cell>
          <table:table-cell table:formula="of:=IF(LEFT([.B254];2)=&quot;to&quot;;CONCATENATE(&quot;[sound:&quot;;[.A254];&quot;.mp3]&quot;);&quot;&quot;)">
            <text:p/>
          </table:table-cell>
        </table:table-row>
        <table:table-row table:style-name="ro1">
          <table:table-cell office:value-type="string" calcext:value-type="string">
            <text:p>оно стоит</text:p>
          </table:table-cell>
          <table:table-cell office:value-type="string" calcext:value-type="string">
            <text:p>it costs</text:p>
          </table:table-cell>
          <table:table-cell table:formula="of:=IF(LEFT([.B255];2)=&quot;to&quot;;CONCATENATE(&quot;[sound:&quot;;[.A255];&quot;.mp3]&quot;);&quot;&quot;)">
            <text:p/>
          </table:table-cell>
        </table:table-row>
        <table:table-row table:style-name="ro1">
          <table:table-cell office:value-type="string" calcext:value-type="string">
            <text:p>говорить</text:p>
          </table:table-cell>
          <table:table-cell office:value-type="string" calcext:value-type="string">
            <text:p>to speak</text:p>
          </table:table-cell>
          <table:table-cell table:formula="of:=IF(LEFT([.B256];2)=&quot;to&quot;;CONCATENATE(&quot;[sound:&quot;;[.A256];&quot;.mp3]&quot;);&quot;&quot;)" office:value-type="string" office:string-value="[sound:говорить.mp3]" calcext:value-type="string">
            <text:p>[sound:говорить.mp3]</text:p>
          </table:table-cell>
        </table:table-row>
        <table:table-row table:style-name="ro1">
          <table:table-cell office:value-type="string" calcext:value-type="string">
            <text:p>я говорю</text:p>
          </table:table-cell>
          <table:table-cell office:value-type="string" calcext:value-type="string">
            <text:p>I am speaking</text:p>
          </table:table-cell>
          <table:table-cell table:formula="of:=IF(LEFT([.B257];2)=&quot;to&quot;;CONCATENATE(&quot;[sound:&quot;;[.A257];&quot;.mp3]&quot;);&quot;&quot;)">
            <text:p/>
          </table:table-cell>
        </table:table-row>
        <table:table-row table:style-name="ro1">
          <table:table-cell office:value-type="string" calcext:value-type="string">
            <text:p>ты говоришь</text:p>
          </table:table-cell>
          <table:table-cell office:value-type="string" calcext:value-type="string">
            <text:p>you are speaking</text:p>
          </table:table-cell>
          <table:table-cell table:formula="of:=IF(LEFT([.B258];2)=&quot;to&quot;;CONCATENATE(&quot;[sound:&quot;;[.A258];&quot;.mp3]&quot;);&quot;&quot;)">
            <text:p/>
          </table:table-cell>
        </table:table-row>
        <table:table-row table:style-name="ro1">
          <table:table-cell office:value-type="string" calcext:value-type="string">
            <text:p>он говорит</text:p>
          </table:table-cell>
          <table:table-cell office:value-type="string" calcext:value-type="string">
            <text:p>he is speaking</text:p>
          </table:table-cell>
          <table:table-cell table:formula="of:=IF(LEFT([.B259];2)=&quot;to&quot;;CONCATENATE(&quot;[sound:&quot;;[.A259];&quot;.mp3]&quot;);&quot;&quot;)">
            <text:p/>
          </table:table-cell>
        </table:table-row>
        <table:table-row table:style-name="ro1">
          <table:table-cell office:value-type="string" calcext:value-type="string">
            <text:p>она говорит</text:p>
          </table:table-cell>
          <table:table-cell office:value-type="string" calcext:value-type="string">
            <text:p>she is speaking</text:p>
          </table:table-cell>
          <table:table-cell table:formula="of:=IF(LEFT([.B260];2)=&quot;to&quot;;CONCATENATE(&quot;[sound:&quot;;[.A260];&quot;.mp3]&quot;);&quot;&quot;)">
            <text:p/>
          </table:table-cell>
        </table:table-row>
        <table:table-row table:style-name="ro1">
          <table:table-cell office:value-type="string" calcext:value-type="string">
            <text:p>оно говорит</text:p>
          </table:table-cell>
          <table:table-cell office:value-type="string" calcext:value-type="string">
            <text:p>it is speaking</text:p>
          </table:table-cell>
          <table:table-cell table:formula="of:=IF(LEFT([.B261];2)=&quot;to&quot;;CONCATENATE(&quot;[sound:&quot;;[.A261];&quot;.mp3]&quot;);&quot;&quot;)">
            <text:p/>
          </table:table-cell>
        </table:table-row>
        <table:table-row table:style-name="ro1">
          <table:table-cell office:value-type="string" calcext:value-type="string">
            <text:p>мы говорим</text:p>
          </table:table-cell>
          <table:table-cell office:value-type="string" calcext:value-type="string">
            <text:p>we are speaking</text:p>
          </table:table-cell>
          <table:table-cell table:formula="of:=IF(LEFT([.B262];2)=&quot;to&quot;;CONCATENATE(&quot;[sound:&quot;;[.A262];&quot;.mp3]&quot;);&quot;&quot;)">
            <text:p/>
          </table:table-cell>
        </table:table-row>
        <table:table-row table:style-name="ro1">
          <table:table-cell office:value-type="string" calcext:value-type="string">
            <text:p>вы говорите</text:p>
          </table:table-cell>
          <table:table-cell office:value-type="string" calcext:value-type="string">
            <text:p>you all are speaking</text:p>
          </table:table-cell>
          <table:table-cell table:formula="of:=IF(LEFT([.B263];2)=&quot;to&quot;;CONCATENATE(&quot;[sound:&quot;;[.A263];&quot;.mp3]&quot;);&quot;&quot;)">
            <text:p/>
          </table:table-cell>
        </table:table-row>
        <table:table-row table:style-name="ro1">
          <table:table-cell office:value-type="string" calcext:value-type="string">
            <text:p>они говорят</text:p>
          </table:table-cell>
          <table:table-cell office:value-type="string" calcext:value-type="string">
            <text:p>they are speaking</text:p>
          </table:table-cell>
          <table:table-cell table:formula="of:=IF(LEFT([.B264];2)=&quot;to&quot;;CONCATENATE(&quot;[sound:&quot;;[.A264];&quot;.mp3]&quot;);&quot;&quot;)">
            <text:p/>
          </table:table-cell>
        </table:table-row>
        <table:table-row table:style-name="ro1">
          <table:table-cell office:value-type="string" calcext:value-type="string">
            <text:p>смотреть</text:p>
          </table:table-cell>
          <table:table-cell office:value-type="string" calcext:value-type="string">
            <text:p>to watch/look (at)</text:p>
          </table:table-cell>
          <table:table-cell table:formula="of:=IF(LEFT([.B265];2)=&quot;to&quot;;CONCATENATE(&quot;[sound:&quot;;[.A265];&quot;.mp3]&quot;);&quot;&quot;)" office:value-type="string" office:string-value="[sound:смотреть.mp3]" calcext:value-type="string">
            <text:p>[sound:смотреть.mp3]</text:p>
          </table:table-cell>
        </table:table-row>
        <table:table-row table:style-name="ro1">
          <table:table-cell office:value-type="string" calcext:value-type="string">
            <text:p>Я смотрю</text:p>
          </table:table-cell>
          <table:table-cell office:value-type="string" calcext:value-type="string">
            <text:p>I am watching</text:p>
          </table:table-cell>
          <table:table-cell table:formula="of:=IF(LEFT([.B266];2)=&quot;to&quot;;CONCATENATE(&quot;[sound:&quot;;[.A266];&quot;.mp3]&quot;);&quot;&quot;)">
            <text:p/>
          </table:table-cell>
        </table:table-row>
        <table:table-row table:style-name="ro1">
          <table:table-cell office:value-type="string" calcext:value-type="string">
            <text:p>ты смотришь</text:p>
          </table:table-cell>
          <table:table-cell office:value-type="string" calcext:value-type="string">
            <text:p>you are watching</text:p>
          </table:table-cell>
          <table:table-cell table:formula="of:=IF(LEFT([.B267];2)=&quot;to&quot;;CONCATENATE(&quot;[sound:&quot;;[.A267];&quot;.mp3]&quot;);&quot;&quot;)">
            <text:p/>
          </table:table-cell>
        </table:table-row>
        <table:table-row table:style-name="ro1">
          <table:table-cell office:value-type="string" calcext:value-type="string">
            <text:p>он смотрит</text:p>
          </table:table-cell>
          <table:table-cell office:value-type="string" calcext:value-type="string">
            <text:p>he is watching</text:p>
          </table:table-cell>
          <table:table-cell table:formula="of:=IF(LEFT([.B268];2)=&quot;to&quot;;CONCATENATE(&quot;[sound:&quot;;[.A268];&quot;.mp3]&quot;);&quot;&quot;)">
            <text:p/>
          </table:table-cell>
        </table:table-row>
        <table:table-row table:style-name="ro1">
          <table:table-cell office:value-type="string" calcext:value-type="string">
            <text:p>она смотрит</text:p>
          </table:table-cell>
          <table:table-cell office:value-type="string" calcext:value-type="string">
            <text:p>she is watching</text:p>
          </table:table-cell>
          <table:table-cell table:formula="of:=IF(LEFT([.B269];2)=&quot;to&quot;;CONCATENATE(&quot;[sound:&quot;;[.A269];&quot;.mp3]&quot;);&quot;&quot;)">
            <text:p/>
          </table:table-cell>
        </table:table-row>
        <table:table-row table:style-name="ro1">
          <table:table-cell office:value-type="string" calcext:value-type="string">
            <text:p>оно смотрит</text:p>
          </table:table-cell>
          <table:table-cell office:value-type="string" calcext:value-type="string">
            <text:p>it is watching</text:p>
          </table:table-cell>
          <table:table-cell table:formula="of:=IF(LEFT([.B270];2)=&quot;to&quot;;CONCATENATE(&quot;[sound:&quot;;[.A270];&quot;.mp3]&quot;);&quot;&quot;)">
            <text:p/>
          </table:table-cell>
        </table:table-row>
        <table:table-row table:style-name="ro1">
          <table:table-cell office:value-type="string" calcext:value-type="string">
            <text:p>мы смотрим</text:p>
          </table:table-cell>
          <table:table-cell office:value-type="string" calcext:value-type="string">
            <text:p>we are watching</text:p>
          </table:table-cell>
          <table:table-cell table:formula="of:=IF(LEFT([.B271];2)=&quot;to&quot;;CONCATENATE(&quot;[sound:&quot;;[.A271];&quot;.mp3]&quot;);&quot;&quot;)">
            <text:p/>
          </table:table-cell>
        </table:table-row>
        <table:table-row table:style-name="ro1">
          <table:table-cell office:value-type="string" calcext:value-type="string">
            <text:p>вы смотрите</text:p>
          </table:table-cell>
          <table:table-cell office:value-type="string" calcext:value-type="string">
            <text:p>you all are watching</text:p>
          </table:table-cell>
          <table:table-cell table:formula="of:=IF(LEFT([.B272];2)=&quot;to&quot;;CONCATENATE(&quot;[sound:&quot;;[.A272];&quot;.mp3]&quot;);&quot;&quot;)">
            <text:p/>
          </table:table-cell>
        </table:table-row>
        <table:table-row table:style-name="ro1">
          <table:table-cell office:value-type="string" calcext:value-type="string">
            <text:p>они смотрят</text:p>
          </table:table-cell>
          <table:table-cell office:value-type="string" calcext:value-type="string">
            <text:p>they are watching</text:p>
          </table:table-cell>
          <table:table-cell table:formula="of:=IF(LEFT([.B273];2)=&quot;to&quot;;CONCATENATE(&quot;[sound:&quot;;[.A273];&quot;.mp3]&quot;);&quot;&quot;)">
            <text:p/>
          </table:table-cell>
        </table:table-row>
        <table:table-row table:style-name="ro1">
          <table:table-cell office:value-type="string" calcext:value-type="string">
            <text:p>звонить</text:p>
          </table:table-cell>
          <table:table-cell office:value-type="string" calcext:value-type="string">
            <text:p>to call on the phone</text:p>
          </table:table-cell>
          <table:table-cell table:formula="of:=IF(LEFT([.B274];2)=&quot;to&quot;;CONCATENATE(&quot;[sound:&quot;;[.A274];&quot;.mp3]&quot;);&quot;&quot;)" office:value-type="string" office:string-value="[sound:звонить.mp3]" calcext:value-type="string">
            <text:p>[sound:звонить.mp3]</text:p>
          </table:table-cell>
        </table:table-row>
        <table:table-row table:style-name="ro1">
          <table:table-cell office:value-type="string" calcext:value-type="string">
            <text:p>я звонию</text:p>
          </table:table-cell>
          <table:table-cell office:value-type="string" calcext:value-type="string">
            <text:p>I am calling on the phone</text:p>
          </table:table-cell>
          <table:table-cell table:formula="of:=IF(LEFT([.B275];2)=&quot;to&quot;;CONCATENATE(&quot;[sound:&quot;;[.A275];&quot;.mp3]&quot;);&quot;&quot;)">
            <text:p/>
          </table:table-cell>
        </table:table-row>
        <table:table-row table:style-name="ro1">
          <table:table-cell office:value-type="string" calcext:value-type="string">
            <text:p>ты звонишь</text:p>
          </table:table-cell>
          <table:table-cell office:value-type="string" calcext:value-type="string">
            <text:p>you are calling on the phone</text:p>
          </table:table-cell>
          <table:table-cell table:formula="of:=IF(LEFT([.B276];2)=&quot;to&quot;;CONCATENATE(&quot;[sound:&quot;;[.A276];&quot;.mp3]&quot;);&quot;&quot;)">
            <text:p/>
          </table:table-cell>
        </table:table-row>
        <table:table-row table:style-name="ro1">
          <table:table-cell office:value-type="string" calcext:value-type="string">
            <text:p>он звонит</text:p>
          </table:table-cell>
          <table:table-cell office:value-type="string" calcext:value-type="string">
            <text:p>he is calling on the phone</text:p>
          </table:table-cell>
          <table:table-cell table:formula="of:=IF(LEFT([.B277];2)=&quot;to&quot;;CONCATENATE(&quot;[sound:&quot;;[.A277];&quot;.mp3]&quot;);&quot;&quot;)">
            <text:p/>
          </table:table-cell>
        </table:table-row>
        <table:table-row table:style-name="ro1">
          <table:table-cell office:value-type="string" calcext:value-type="string">
            <text:p>она звонит</text:p>
          </table:table-cell>
          <table:table-cell office:value-type="string" calcext:value-type="string">
            <text:p>she is calling on the phone</text:p>
          </table:table-cell>
          <table:table-cell table:formula="of:=IF(LEFT([.B278];2)=&quot;to&quot;;CONCATENATE(&quot;[sound:&quot;;[.A278];&quot;.mp3]&quot;);&quot;&quot;)">
            <text:p/>
          </table:table-cell>
        </table:table-row>
        <table:table-row table:style-name="ro1">
          <table:table-cell office:value-type="string" calcext:value-type="string">
            <text:p>оно звонит</text:p>
          </table:table-cell>
          <table:table-cell office:value-type="string" calcext:value-type="string">
            <text:p>it is calling on the phone</text:p>
          </table:table-cell>
          <table:table-cell table:formula="of:=IF(LEFT([.B279];2)=&quot;to&quot;;CONCATENATE(&quot;[sound:&quot;;[.A279];&quot;.mp3]&quot;);&quot;&quot;)">
            <text:p/>
          </table:table-cell>
        </table:table-row>
        <table:table-row table:style-name="ro1">
          <table:table-cell office:value-type="string" calcext:value-type="string">
            <text:p>мы звоним</text:p>
          </table:table-cell>
          <table:table-cell office:value-type="string" calcext:value-type="string">
            <text:p>we are calling on the phone</text:p>
          </table:table-cell>
          <table:table-cell table:formula="of:=IF(LEFT([.B280];2)=&quot;to&quot;;CONCATENATE(&quot;[sound:&quot;;[.A280];&quot;.mp3]&quot;);&quot;&quot;)">
            <text:p/>
          </table:table-cell>
        </table:table-row>
        <table:table-row table:style-name="ro1">
          <table:table-cell office:value-type="string" calcext:value-type="string">
            <text:p>вы звоните</text:p>
          </table:table-cell>
          <table:table-cell office:value-type="string" calcext:value-type="string">
            <text:p>you all are calling on the phone</text:p>
          </table:table-cell>
          <table:table-cell table:formula="of:=IF(LEFT([.B281];2)=&quot;to&quot;;CONCATENATE(&quot;[sound:&quot;;[.A281];&quot;.mp3]&quot;);&quot;&quot;)">
            <text:p/>
          </table:table-cell>
        </table:table-row>
        <table:table-row table:style-name="ro1">
          <table:table-cell office:value-type="string" calcext:value-type="string">
            <text:p>они звонят</text:p>
          </table:table-cell>
          <table:table-cell office:value-type="string" calcext:value-type="string">
            <text:p>they are calling on the phone</text:p>
          </table:table-cell>
          <table:table-cell table:formula="of:=IF(LEFT([.B282];2)=&quot;to&quot;;CONCATENATE(&quot;[sound:&quot;;[.A282];&quot;.mp3]&quot;);&quot;&quot;)">
            <text:p/>
          </table:table-cell>
        </table:table-row>
        <table:table-row table:style-name="ro1">
          <table:table-cell office:value-type="string" calcext:value-type="string">
            <text:p>слышать</text:p>
          </table:table-cell>
          <table:table-cell office:value-type="string" calcext:value-type="string">
            <text:p>to hear</text:p>
          </table:table-cell>
          <table:table-cell table:formula="of:=IF(LEFT([.B283];2)=&quot;to&quot;;CONCATENATE(&quot;[sound:&quot;;[.A283];&quot;.mp3]&quot;);&quot;&quot;)" office:value-type="string" office:string-value="[sound:слышать.mp3]" calcext:value-type="string">
            <text:p>[sound:слышать.mp3]</text:p>
          </table:table-cell>
        </table:table-row>
        <table:table-row table:style-name="ro1">
          <table:table-cell office:value-type="string" calcext:value-type="string">
            <text:p>я слышу</text:p>
          </table:table-cell>
          <table:table-cell office:value-type="string" calcext:value-type="string">
            <text:p>I hear</text:p>
          </table:table-cell>
          <table:table-cell table:formula="of:=IF(LEFT([.B284];2)=&quot;to&quot;;CONCATENATE(&quot;[sound:&quot;;[.A284];&quot;.mp3]&quot;);&quot;&quot;)">
            <text:p/>
          </table:table-cell>
        </table:table-row>
        <table:table-row table:style-name="ro1">
          <table:table-cell office:value-type="string" calcext:value-type="string">
            <text:p>ты слышишь</text:p>
          </table:table-cell>
          <table:table-cell office:value-type="string" calcext:value-type="string">
            <text:p>you hear</text:p>
          </table:table-cell>
          <table:table-cell table:formula="of:=IF(LEFT([.B285];2)=&quot;to&quot;;CONCATENATE(&quot;[sound:&quot;;[.A285];&quot;.mp3]&quot;);&quot;&quot;)">
            <text:p/>
          </table:table-cell>
        </table:table-row>
        <table:table-row table:style-name="ro1">
          <table:table-cell office:value-type="string" calcext:value-type="string">
            <text:p>он слышит</text:p>
          </table:table-cell>
          <table:table-cell office:value-type="string" calcext:value-type="string">
            <text:p>he hears</text:p>
          </table:table-cell>
          <table:table-cell table:formula="of:=IF(LEFT([.B286];2)=&quot;to&quot;;CONCATENATE(&quot;[sound:&quot;;[.A286];&quot;.mp3]&quot;);&quot;&quot;)">
            <text:p/>
          </table:table-cell>
        </table:table-row>
        <table:table-row table:style-name="ro1">
          <table:table-cell office:value-type="string" calcext:value-type="string">
            <text:p>она слышит</text:p>
          </table:table-cell>
          <table:table-cell office:value-type="string" calcext:value-type="string">
            <text:p>she hears</text:p>
          </table:table-cell>
          <table:table-cell table:formula="of:=IF(LEFT([.B287];2)=&quot;to&quot;;CONCATENATE(&quot;[sound:&quot;;[.A287];&quot;.mp3]&quot;);&quot;&quot;)">
            <text:p/>
          </table:table-cell>
        </table:table-row>
        <table:table-row table:style-name="ro1">
          <table:table-cell office:value-type="string" calcext:value-type="string">
            <text:p>оно слышит</text:p>
          </table:table-cell>
          <table:table-cell office:value-type="string" calcext:value-type="string">
            <text:p>it hears</text:p>
          </table:table-cell>
          <table:table-cell table:formula="of:=IF(LEFT([.B288];2)=&quot;to&quot;;CONCATENATE(&quot;[sound:&quot;;[.A288];&quot;.mp3]&quot;);&quot;&quot;)">
            <text:p/>
          </table:table-cell>
        </table:table-row>
        <table:table-row table:style-name="ro1">
          <table:table-cell office:value-type="string" calcext:value-type="string">
            <text:p>мы слышим</text:p>
          </table:table-cell>
          <table:table-cell office:value-type="string" calcext:value-type="string">
            <text:p>we hear</text:p>
          </table:table-cell>
          <table:table-cell table:formula="of:=IF(LEFT([.B289];2)=&quot;to&quot;;CONCATENATE(&quot;[sound:&quot;;[.A289];&quot;.mp3]&quot;);&quot;&quot;)">
            <text:p/>
          </table:table-cell>
        </table:table-row>
        <table:table-row table:style-name="ro1">
          <table:table-cell office:value-type="string" calcext:value-type="string">
            <text:p>вы слышите</text:p>
          </table:table-cell>
          <table:table-cell office:value-type="string" calcext:value-type="string">
            <text:p>you all hear</text:p>
          </table:table-cell>
          <table:table-cell table:formula="of:=IF(LEFT([.B290];2)=&quot;to&quot;;CONCATENATE(&quot;[sound:&quot;;[.A290];&quot;.mp3]&quot;);&quot;&quot;)">
            <text:p/>
          </table:table-cell>
        </table:table-row>
        <table:table-row table:style-name="ro1">
          <table:table-cell office:value-type="string" calcext:value-type="string">
            <text:p>они слышат</text:p>
          </table:table-cell>
          <table:table-cell office:value-type="string" calcext:value-type="string">
            <text:p>they hear</text:p>
          </table:table-cell>
          <table:table-cell table:formula="of:=IF(LEFT([.B291];2)=&quot;to&quot;;CONCATENATE(&quot;[sound:&quot;;[.A291];&quot;.mp3]&quot;);&quot;&quot;)">
            <text:p/>
          </table:table-cell>
        </table:table-row>
        <table:table-row table:style-name="ro1">
          <table:table-cell office:value-type="string" calcext:value-type="string">
            <text:p>спешить</text:p>
          </table:table-cell>
          <table:table-cell office:value-type="string" calcext:value-type="string">
            <text:p>to hurry</text:p>
          </table:table-cell>
          <table:table-cell table:formula="of:=IF(LEFT([.B292];2)=&quot;to&quot;;CONCATENATE(&quot;[sound:&quot;;[.A292];&quot;.mp3]&quot;);&quot;&quot;)" office:value-type="string" office:string-value="[sound:спешить.mp3]" calcext:value-type="string">
            <text:p>[sound:спешить.mp3]</text:p>
          </table:table-cell>
        </table:table-row>
        <table:table-row table:style-name="ro1">
          <table:table-cell office:value-type="string" calcext:value-type="string">
            <text:p>я спешу</text:p>
          </table:table-cell>
          <table:table-cell office:value-type="string" calcext:value-type="string">
            <text:p>I am hurring</text:p>
          </table:table-cell>
          <table:table-cell table:formula="of:=IF(LEFT([.B293];2)=&quot;to&quot;;CONCATENATE(&quot;[sound:&quot;;[.A293];&quot;.mp3]&quot;);&quot;&quot;)">
            <text:p/>
          </table:table-cell>
        </table:table-row>
        <table:table-row table:style-name="ro1">
          <table:table-cell office:value-type="string" calcext:value-type="string">
            <text:p>ты спешишь</text:p>
          </table:table-cell>
          <table:table-cell office:value-type="string" calcext:value-type="string">
            <text:p>you are hurrying</text:p>
          </table:table-cell>
          <table:table-cell table:formula="of:=IF(LEFT([.B294];2)=&quot;to&quot;;CONCATENATE(&quot;[sound:&quot;;[.A294];&quot;.mp3]&quot;);&quot;&quot;)">
            <text:p/>
          </table:table-cell>
        </table:table-row>
        <table:table-row table:style-name="ro1">
          <table:table-cell office:value-type="string" calcext:value-type="string">
            <text:p>он спешит</text:p>
          </table:table-cell>
          <table:table-cell office:value-type="string" calcext:value-type="string">
            <text:p>he is hurrying</text:p>
          </table:table-cell>
          <table:table-cell table:formula="of:=IF(LEFT([.B295];2)=&quot;to&quot;;CONCATENATE(&quot;[sound:&quot;;[.A295];&quot;.mp3]&quot;);&quot;&quot;)">
            <text:p/>
          </table:table-cell>
        </table:table-row>
        <table:table-row table:style-name="ro1">
          <table:table-cell office:value-type="string" calcext:value-type="string">
            <text:p>она спешит</text:p>
          </table:table-cell>
          <table:table-cell office:value-type="string" calcext:value-type="string">
            <text:p>she is hurrying</text:p>
          </table:table-cell>
          <table:table-cell table:formula="of:=IF(LEFT([.B296];2)=&quot;to&quot;;CONCATENATE(&quot;[sound:&quot;;[.A296];&quot;.mp3]&quot;);&quot;&quot;)">
            <text:p/>
          </table:table-cell>
        </table:table-row>
        <table:table-row table:style-name="ro1">
          <table:table-cell office:value-type="string" calcext:value-type="string">
            <text:p>оно спешит</text:p>
          </table:table-cell>
          <table:table-cell office:value-type="string" calcext:value-type="string">
            <text:p>it is hurrying</text:p>
          </table:table-cell>
          <table:table-cell table:formula="of:=IF(LEFT([.B297];2)=&quot;to&quot;;CONCATENATE(&quot;[sound:&quot;;[.A297];&quot;.mp3]&quot;);&quot;&quot;)">
            <text:p/>
          </table:table-cell>
        </table:table-row>
        <table:table-row table:style-name="ro1">
          <table:table-cell office:value-type="string" calcext:value-type="string">
            <text:p>мы спешим</text:p>
          </table:table-cell>
          <table:table-cell office:value-type="string" calcext:value-type="string">
            <text:p>we are hurrying</text:p>
          </table:table-cell>
          <table:table-cell table:formula="of:=IF(LEFT([.B298];2)=&quot;to&quot;;CONCATENATE(&quot;[sound:&quot;;[.A298];&quot;.mp3]&quot;);&quot;&quot;)">
            <text:p/>
          </table:table-cell>
        </table:table-row>
        <table:table-row table:style-name="ro1">
          <table:table-cell office:value-type="string" calcext:value-type="string">
            <text:p>вы спешите</text:p>
          </table:table-cell>
          <table:table-cell office:value-type="string" calcext:value-type="string">
            <text:p>you all are hurrying</text:p>
          </table:table-cell>
          <table:table-cell table:formula="of:=IF(LEFT([.B299];2)=&quot;to&quot;;CONCATENATE(&quot;[sound:&quot;;[.A299];&quot;.mp3]&quot;);&quot;&quot;)">
            <text:p/>
          </table:table-cell>
        </table:table-row>
        <table:table-row table:style-name="ro1">
          <table:table-cell office:value-type="string" calcext:value-type="string">
            <text:p>они спешат</text:p>
          </table:table-cell>
          <table:table-cell office:value-type="string" calcext:value-type="string">
            <text:p>they are hurrying</text:p>
          </table:table-cell>
          <table:table-cell table:formula="of:=IF(LEFT([.B300];2)=&quot;to&quot;;CONCATENATE(&quot;[sound:&quot;;[.A300];&quot;.mp3]&quot;);&quot;&quot;)">
            <text:p/>
          </table:table-cell>
        </table:table-row>
        <table:table-row table:style-name="ro1">
          <table:table-cell office:value-type="string" calcext:value-type="string">
            <text:p>видеть</text:p>
          </table:table-cell>
          <table:table-cell office:value-type="string" calcext:value-type="string">
            <text:p>to see</text:p>
          </table:table-cell>
          <table:table-cell table:formula="of:=IF(LEFT([.B301];2)=&quot;to&quot;;CONCATENATE(&quot;[sound:&quot;;[.A301];&quot;.mp3]&quot;);&quot;&quot;)" office:value-type="string" office:string-value="[sound:видеть.mp3]" calcext:value-type="string">
            <text:p>[sound:видеть.mp3]</text:p>
          </table:table-cell>
        </table:table-row>
        <table:table-row table:style-name="ro1">
          <table:table-cell office:value-type="string" calcext:value-type="string">
            <text:p>Я вижу</text:p>
          </table:table-cell>
          <table:table-cell office:value-type="string" calcext:value-type="string">
            <text:p>I am seeing</text:p>
          </table:table-cell>
          <table:table-cell table:formula="of:=IF(LEFT([.B302];2)=&quot;to&quot;;CONCATENATE(&quot;[sound:&quot;;[.A302];&quot;.mp3]&quot;);&quot;&quot;)">
            <text:p/>
          </table:table-cell>
        </table:table-row>
        <table:table-row table:style-name="ro1">
          <table:table-cell office:value-type="string" calcext:value-type="string">
            <text:p>ты видишь</text:p>
          </table:table-cell>
          <table:table-cell office:value-type="string" calcext:value-type="string">
            <text:p>you are seeing</text:p>
          </table:table-cell>
          <table:table-cell table:formula="of:=IF(LEFT([.B303];2)=&quot;to&quot;;CONCATENATE(&quot;[sound:&quot;;[.A303];&quot;.mp3]&quot;);&quot;&quot;)">
            <text:p/>
          </table:table-cell>
        </table:table-row>
        <table:table-row table:style-name="ro1">
          <table:table-cell office:value-type="string" calcext:value-type="string">
            <text:p>он видит</text:p>
          </table:table-cell>
          <table:table-cell office:value-type="string" calcext:value-type="string">
            <text:p>he is seeing</text:p>
          </table:table-cell>
          <table:table-cell table:formula="of:=IF(LEFT([.B304];2)=&quot;to&quot;;CONCATENATE(&quot;[sound:&quot;;[.A304];&quot;.mp3]&quot;);&quot;&quot;)">
            <text:p/>
          </table:table-cell>
        </table:table-row>
        <table:table-row table:style-name="ro1">
          <table:table-cell office:value-type="string" calcext:value-type="string">
            <text:p>она видит</text:p>
          </table:table-cell>
          <table:table-cell office:value-type="string" calcext:value-type="string">
            <text:p>she is seeing</text:p>
          </table:table-cell>
          <table:table-cell table:formula="of:=IF(LEFT([.B305];2)=&quot;to&quot;;CONCATENATE(&quot;[sound:&quot;;[.A305];&quot;.mp3]&quot;);&quot;&quot;)">
            <text:p/>
          </table:table-cell>
        </table:table-row>
        <table:table-row table:style-name="ro1">
          <table:table-cell office:value-type="string" calcext:value-type="string">
            <text:p>оно видит</text:p>
          </table:table-cell>
          <table:table-cell office:value-type="string" calcext:value-type="string">
            <text:p>it is seeing</text:p>
          </table:table-cell>
          <table:table-cell table:formula="of:=IF(LEFT([.B306];2)=&quot;to&quot;;CONCATENATE(&quot;[sound:&quot;;[.A306];&quot;.mp3]&quot;);&quot;&quot;)">
            <text:p/>
          </table:table-cell>
        </table:table-row>
        <table:table-row table:style-name="ro1">
          <table:table-cell office:value-type="string" calcext:value-type="string">
            <text:p>мы видим</text:p>
          </table:table-cell>
          <table:table-cell office:value-type="string" calcext:value-type="string">
            <text:p>we are seeing</text:p>
          </table:table-cell>
          <table:table-cell table:formula="of:=IF(LEFT([.B307];2)=&quot;to&quot;;CONCATENATE(&quot;[sound:&quot;;[.A307];&quot;.mp3]&quot;);&quot;&quot;)">
            <text:p/>
          </table:table-cell>
        </table:table-row>
        <table:table-row table:style-name="ro1">
          <table:table-cell office:value-type="string" calcext:value-type="string">
            <text:p>вы видите</text:p>
          </table:table-cell>
          <table:table-cell office:value-type="string" calcext:value-type="string">
            <text:p>you all are seeing</text:p>
          </table:table-cell>
          <table:table-cell table:formula="of:=IF(LEFT([.B308];2)=&quot;to&quot;;CONCATENATE(&quot;[sound:&quot;;[.A308];&quot;.mp3]&quot;);&quot;&quot;)">
            <text:p/>
          </table:table-cell>
        </table:table-row>
        <table:table-row table:style-name="ro1">
          <table:table-cell office:value-type="string" calcext:value-type="string">
            <text:p>они видят</text:p>
          </table:table-cell>
          <table:table-cell office:value-type="string" calcext:value-type="string">
            <text:p>they are seeing</text:p>
          </table:table-cell>
          <table:table-cell table:formula="of:=IF(LEFT([.B309];2)=&quot;to&quot;;CONCATENATE(&quot;[sound:&quot;;[.A309];&quot;.mp3]&quot;);&quot;&quot;)">
            <text:p/>
          </table:table-cell>
        </table:table-row>
        <table:table-row table:style-name="ro1">
          <table:table-cell office:value-type="string" calcext:value-type="string">
            <text:p>сидеть</text:p>
          </table:table-cell>
          <table:table-cell office:value-type="string" calcext:value-type="string">
            <text:p>to be sitting</text:p>
          </table:table-cell>
          <table:table-cell table:formula="of:=IF(LEFT([.B310];2)=&quot;to&quot;;CONCATENATE(&quot;[sound:&quot;;[.A310];&quot;.mp3]&quot;);&quot;&quot;)" office:value-type="string" office:string-value="[sound:сидеть.mp3]" calcext:value-type="string">
            <text:p>[sound:сидеть.mp3]</text:p>
          </table:table-cell>
        </table:table-row>
        <table:table-row table:style-name="ro1">
          <table:table-cell office:value-type="string" calcext:value-type="string">
            <text:p>я сижу</text:p>
          </table:table-cell>
          <table:table-cell office:value-type="string" calcext:value-type="string">
            <text:p>I am sitting</text:p>
          </table:table-cell>
          <table:table-cell table:formula="of:=IF(LEFT([.B311];2)=&quot;to&quot;;CONCATENATE(&quot;[sound:&quot;;[.A311];&quot;.mp3]&quot;);&quot;&quot;)">
            <text:p/>
          </table:table-cell>
        </table:table-row>
        <table:table-row table:style-name="ro1">
          <table:table-cell office:value-type="string" calcext:value-type="string">
            <text:p>ты сидишь</text:p>
          </table:table-cell>
          <table:table-cell office:value-type="string" calcext:value-type="string">
            <text:p>you are sitting</text:p>
          </table:table-cell>
          <table:table-cell table:formula="of:=IF(LEFT([.B312];2)=&quot;to&quot;;CONCATENATE(&quot;[sound:&quot;;[.A312];&quot;.mp3]&quot;);&quot;&quot;)">
            <text:p/>
          </table:table-cell>
        </table:table-row>
        <table:table-row table:style-name="ro1">
          <table:table-cell office:value-type="string" calcext:value-type="string">
            <text:p>он сидит</text:p>
          </table:table-cell>
          <table:table-cell office:value-type="string" calcext:value-type="string">
            <text:p>he is sitting</text:p>
          </table:table-cell>
          <table:table-cell table:formula="of:=IF(LEFT([.B313];2)=&quot;to&quot;;CONCATENATE(&quot;[sound:&quot;;[.A313];&quot;.mp3]&quot;);&quot;&quot;)">
            <text:p/>
          </table:table-cell>
        </table:table-row>
        <table:table-row table:style-name="ro1">
          <table:table-cell office:value-type="string" calcext:value-type="string">
            <text:p>она сидит</text:p>
          </table:table-cell>
          <table:table-cell office:value-type="string" calcext:value-type="string">
            <text:p>she is sitting</text:p>
          </table:table-cell>
          <table:table-cell table:formula="of:=IF(LEFT([.B314];2)=&quot;to&quot;;CONCATENATE(&quot;[sound:&quot;;[.A314];&quot;.mp3]&quot;);&quot;&quot;)">
            <text:p/>
          </table:table-cell>
        </table:table-row>
        <table:table-row table:style-name="ro1">
          <table:table-cell office:value-type="string" calcext:value-type="string">
            <text:p>оно сидит</text:p>
          </table:table-cell>
          <table:table-cell office:value-type="string" calcext:value-type="string">
            <text:p>it is sitting</text:p>
          </table:table-cell>
          <table:table-cell table:formula="of:=IF(LEFT([.B315];2)=&quot;to&quot;;CONCATENATE(&quot;[sound:&quot;;[.A315];&quot;.mp3]&quot;);&quot;&quot;)">
            <text:p/>
          </table:table-cell>
        </table:table-row>
        <table:table-row table:style-name="ro1">
          <table:table-cell office:value-type="string" calcext:value-type="string">
            <text:p>мы сидим</text:p>
          </table:table-cell>
          <table:table-cell office:value-type="string" calcext:value-type="string">
            <text:p>we are sitting</text:p>
          </table:table-cell>
          <table:table-cell table:formula="of:=IF(LEFT([.B316];2)=&quot;to&quot;;CONCATENATE(&quot;[sound:&quot;;[.A316];&quot;.mp3]&quot;);&quot;&quot;)">
            <text:p/>
          </table:table-cell>
        </table:table-row>
        <table:table-row table:style-name="ro1">
          <table:table-cell office:value-type="string" calcext:value-type="string">
            <text:p>вы сидите</text:p>
          </table:table-cell>
          <table:table-cell office:value-type="string" calcext:value-type="string">
            <text:p>you all are sitting</text:p>
          </table:table-cell>
          <table:table-cell table:formula="of:=IF(LEFT([.B317];2)=&quot;to&quot;;CONCATENATE(&quot;[sound:&quot;;[.A317];&quot;.mp3]&quot;);&quot;&quot;)">
            <text:p/>
          </table:table-cell>
        </table:table-row>
        <table:table-row table:style-name="ro1">
          <table:table-cell office:value-type="string" calcext:value-type="string">
            <text:p>они сидят</text:p>
          </table:table-cell>
          <table:table-cell office:value-type="string" calcext:value-type="string">
            <text:p>they are sitting</text:p>
          </table:table-cell>
          <table:table-cell table:formula="of:=IF(LEFT([.B318];2)=&quot;to&quot;;CONCATENATE(&quot;[sound:&quot;;[.A318];&quot;.mp3]&quot;);&quot;&quot;)">
            <text:p/>
          </table:table-cell>
        </table:table-row>
        <table:table-row table:style-name="ro1">
          <table:table-cell office:value-type="string" calcext:value-type="string">
            <text:p>просить</text:p>
          </table:table-cell>
          <table:table-cell office:value-type="string" calcext:value-type="string">
            <text:p>to ask/request</text:p>
          </table:table-cell>
          <table:table-cell table:formula="of:=IF(LEFT([.B319];2)=&quot;to&quot;;CONCATENATE(&quot;[sound:&quot;;[.A319];&quot;.mp3]&quot;);&quot;&quot;)" office:value-type="string" office:string-value="[sound:просить.mp3]" calcext:value-type="string">
            <text:p>[sound:просить.mp3]</text:p>
          </table:table-cell>
        </table:table-row>
        <table:table-row table:style-name="ro1">
          <table:table-cell office:value-type="string" calcext:value-type="string">
            <text:p>я прошу</text:p>
          </table:table-cell>
          <table:table-cell office:value-type="string" calcext:value-type="string">
            <text:p>I am asking/requesting</text:p>
          </table:table-cell>
          <table:table-cell table:formula="of:=IF(LEFT([.B320];2)=&quot;to&quot;;CONCATENATE(&quot;[sound:&quot;;[.A320];&quot;.mp3]&quot;);&quot;&quot;)">
            <text:p/>
          </table:table-cell>
        </table:table-row>
        <table:table-row table:style-name="ro1">
          <table:table-cell office:value-type="string" calcext:value-type="string">
            <text:p>ты просишь</text:p>
          </table:table-cell>
          <table:table-cell office:value-type="string" calcext:value-type="string">
            <text:p>you are asking/requesting</text:p>
          </table:table-cell>
          <table:table-cell table:formula="of:=IF(LEFT([.B321];2)=&quot;to&quot;;CONCATENATE(&quot;[sound:&quot;;[.A321];&quot;.mp3]&quot;);&quot;&quot;)">
            <text:p/>
          </table:table-cell>
        </table:table-row>
        <table:table-row table:style-name="ro1">
          <table:table-cell office:value-type="string" calcext:value-type="string">
            <text:p>он просит</text:p>
          </table:table-cell>
          <table:table-cell office:value-type="string" calcext:value-type="string">
            <text:p>he is asking/requesting</text:p>
          </table:table-cell>
          <table:table-cell table:formula="of:=IF(LEFT([.B322];2)=&quot;to&quot;;CONCATENATE(&quot;[sound:&quot;;[.A322];&quot;.mp3]&quot;);&quot;&quot;)">
            <text:p/>
          </table:table-cell>
        </table:table-row>
        <table:table-row table:style-name="ro1">
          <table:table-cell office:value-type="string" calcext:value-type="string">
            <text:p>она просит</text:p>
          </table:table-cell>
          <table:table-cell office:value-type="string" calcext:value-type="string">
            <text:p>she is asking/requesting</text:p>
          </table:table-cell>
          <table:table-cell table:formula="of:=IF(LEFT([.B323];2)=&quot;to&quot;;CONCATENATE(&quot;[sound:&quot;;[.A323];&quot;.mp3]&quot;);&quot;&quot;)">
            <text:p/>
          </table:table-cell>
        </table:table-row>
        <table:table-row table:style-name="ro1">
          <table:table-cell office:value-type="string" calcext:value-type="string">
            <text:p>оно просит</text:p>
          </table:table-cell>
          <table:table-cell office:value-type="string" calcext:value-type="string">
            <text:p>it is asking/requesting</text:p>
          </table:table-cell>
          <table:table-cell table:formula="of:=IF(LEFT([.B324];2)=&quot;to&quot;;CONCATENATE(&quot;[sound:&quot;;[.A324];&quot;.mp3]&quot;);&quot;&quot;)">
            <text:p/>
          </table:table-cell>
        </table:table-row>
        <table:table-row table:style-name="ro1">
          <table:table-cell office:value-type="string" calcext:value-type="string">
            <text:p>мы просим</text:p>
          </table:table-cell>
          <table:table-cell office:value-type="string" calcext:value-type="string">
            <text:p>we are asking/requesting</text:p>
          </table:table-cell>
          <table:table-cell table:formula="of:=IF(LEFT([.B325];2)=&quot;to&quot;;CONCATENATE(&quot;[sound:&quot;;[.A325];&quot;.mp3]&quot;);&quot;&quot;)">
            <text:p/>
          </table:table-cell>
        </table:table-row>
        <table:table-row table:style-name="ro1">
          <table:table-cell office:value-type="string" calcext:value-type="string">
            <text:p>вы просите</text:p>
          </table:table-cell>
          <table:table-cell office:value-type="string" calcext:value-type="string">
            <text:p>you all are asking/requesting</text:p>
          </table:table-cell>
          <table:table-cell table:formula="of:=IF(LEFT([.B326];2)=&quot;to&quot;;CONCATENATE(&quot;[sound:&quot;;[.A326];&quot;.mp3]&quot;);&quot;&quot;)">
            <text:p/>
          </table:table-cell>
        </table:table-row>
        <table:table-row table:style-name="ro1">
          <table:table-cell office:value-type="string" calcext:value-type="string">
            <text:p>они просят</text:p>
          </table:table-cell>
          <table:table-cell office:value-type="string" calcext:value-type="string">
            <text:p>they are asking/requesting</text:p>
          </table:table-cell>
          <table:table-cell table:formula="of:=IF(LEFT([.B327];2)=&quot;to&quot;;CONCATENATE(&quot;[sound:&quot;;[.A327];&quot;.mp3]&quot;);&quot;&quot;)">
            <text:p/>
          </table:table-cell>
        </table:table-row>
        <table:table-row table:style-name="ro1">
          <table:table-cell office:value-type="string" calcext:value-type="string">
            <text:p>носить</text:p>
          </table:table-cell>
          <table:table-cell office:value-type="string" calcext:value-type="string">
            <text:p>to carry/wear</text:p>
          </table:table-cell>
          <table:table-cell table:formula="of:=IF(LEFT([.B328];2)=&quot;to&quot;;CONCATENATE(&quot;[sound:&quot;;[.A328];&quot;.mp3]&quot;);&quot;&quot;)" office:value-type="string" office:string-value="[sound:носить.mp3]" calcext:value-type="string">
            <text:p>[sound:носить.mp3]</text:p>
          </table:table-cell>
        </table:table-row>
        <table:table-row table:style-name="ro1">
          <table:table-cell office:value-type="string" calcext:value-type="string">
            <text:p>я ношу</text:p>
          </table:table-cell>
          <table:table-cell office:value-type="string" calcext:value-type="string">
            <text:p>I am carrying/wearing</text:p>
          </table:table-cell>
          <table:table-cell table:formula="of:=IF(LEFT([.B329];2)=&quot;to&quot;;CONCATENATE(&quot;[sound:&quot;;[.A329];&quot;.mp3]&quot;);&quot;&quot;)">
            <text:p/>
          </table:table-cell>
        </table:table-row>
        <table:table-row table:style-name="ro1">
          <table:table-cell office:value-type="string" calcext:value-type="string">
            <text:p>ты носишь</text:p>
          </table:table-cell>
          <table:table-cell office:value-type="string" calcext:value-type="string">
            <text:p>you all are carrying/wearing</text:p>
          </table:table-cell>
          <table:table-cell table:formula="of:=IF(LEFT([.B330];2)=&quot;to&quot;;CONCATENATE(&quot;[sound:&quot;;[.A330];&quot;.mp3]&quot;);&quot;&quot;)">
            <text:p/>
          </table:table-cell>
        </table:table-row>
        <table:table-row table:style-name="ro1">
          <table:table-cell office:value-type="string" calcext:value-type="string">
            <text:p>он носит</text:p>
          </table:table-cell>
          <table:table-cell office:value-type="string" calcext:value-type="string">
            <text:p>he is carrying/wearing</text:p>
          </table:table-cell>
          <table:table-cell table:formula="of:=IF(LEFT([.B331];2)=&quot;to&quot;;CONCATENATE(&quot;[sound:&quot;;[.A331];&quot;.mp3]&quot;);&quot;&quot;)">
            <text:p/>
          </table:table-cell>
        </table:table-row>
        <table:table-row table:style-name="ro1">
          <table:table-cell office:value-type="string" calcext:value-type="string">
            <text:p>она носит</text:p>
          </table:table-cell>
          <table:table-cell office:value-type="string" calcext:value-type="string">
            <text:p>she is carrying/wearing</text:p>
          </table:table-cell>
          <table:table-cell table:formula="of:=IF(LEFT([.B332];2)=&quot;to&quot;;CONCATENATE(&quot;[sound:&quot;;[.A332];&quot;.mp3]&quot;);&quot;&quot;)">
            <text:p/>
          </table:table-cell>
        </table:table-row>
        <table:table-row table:style-name="ro1">
          <table:table-cell office:value-type="string" calcext:value-type="string">
            <text:p>оно носит</text:p>
          </table:table-cell>
          <table:table-cell office:value-type="string" calcext:value-type="string">
            <text:p>it is carrying/wearing</text:p>
          </table:table-cell>
          <table:table-cell table:formula="of:=IF(LEFT([.B333];2)=&quot;to&quot;;CONCATENATE(&quot;[sound:&quot;;[.A333];&quot;.mp3]&quot;);&quot;&quot;)">
            <text:p/>
          </table:table-cell>
        </table:table-row>
        <table:table-row table:style-name="ro1">
          <table:table-cell office:value-type="string" calcext:value-type="string">
            <text:p>мы носим</text:p>
          </table:table-cell>
          <table:table-cell office:value-type="string" calcext:value-type="string">
            <text:p>we are carrying/wearing</text:p>
          </table:table-cell>
          <table:table-cell table:formula="of:=IF(LEFT([.B334];2)=&quot;to&quot;;CONCATENATE(&quot;[sound:&quot;;[.A334];&quot;.mp3]&quot;);&quot;&quot;)">
            <text:p/>
          </table:table-cell>
        </table:table-row>
        <table:table-row table:style-name="ro1">
          <table:table-cell office:value-type="string" calcext:value-type="string">
            <text:p>вы носите</text:p>
          </table:table-cell>
          <table:table-cell office:value-type="string" calcext:value-type="string">
            <text:p>you all are carrying/wearing</text:p>
          </table:table-cell>
          <table:table-cell table:formula="of:=IF(LEFT([.B335];2)=&quot;to&quot;;CONCATENATE(&quot;[sound:&quot;;[.A335];&quot;.mp3]&quot;);&quot;&quot;)">
            <text:p/>
          </table:table-cell>
        </table:table-row>
        <table:table-row table:style-name="ro1">
          <table:table-cell office:value-type="string" calcext:value-type="string">
            <text:p>они носят</text:p>
          </table:table-cell>
          <table:table-cell office:value-type="string" calcext:value-type="string">
            <text:p>they are carrying/wearing</text:p>
          </table:table-cell>
          <table:table-cell table:formula="of:=IF(LEFT([.B336];2)=&quot;to&quot;;CONCATENATE(&quot;[sound:&quot;;[.A336];&quot;.mp3]&quot;);&quot;&quot;)">
            <text:p/>
          </table:table-cell>
        </table:table-row>
        <table:table-row table:style-name="ro1">
          <table:table-cell office:value-type="string" calcext:value-type="string">
            <text:p>водить</text:p>
          </table:table-cell>
          <table:table-cell office:value-type="string" calcext:value-type="string">
            <text:p>to drive</text:p>
          </table:table-cell>
          <table:table-cell table:formula="of:=IF(LEFT([.B337];2)=&quot;to&quot;;CONCATENATE(&quot;[sound:&quot;;[.A337];&quot;.mp3]&quot;);&quot;&quot;)" office:value-type="string" office:string-value="[sound:водить.mp3]" calcext:value-type="string">
            <text:p>[sound:водить.mp3]</text:p>
          </table:table-cell>
        </table:table-row>
        <table:table-row table:style-name="ro1">
          <table:table-cell office:value-type="string" calcext:value-type="string">
            <text:p>Я вожу</text:p>
          </table:table-cell>
          <table:table-cell office:value-type="string" calcext:value-type="string">
            <text:p>I am driving</text:p>
          </table:table-cell>
          <table:table-cell table:formula="of:=IF(LEFT([.B338];2)=&quot;to&quot;;CONCATENATE(&quot;[sound:&quot;;[.A338];&quot;.mp3]&quot;);&quot;&quot;)">
            <text:p/>
          </table:table-cell>
        </table:table-row>
        <table:table-row table:style-name="ro1">
          <table:table-cell office:value-type="string" calcext:value-type="string">
            <text:p>ты водишь</text:p>
          </table:table-cell>
          <table:table-cell office:value-type="string" calcext:value-type="string">
            <text:p>you are driving</text:p>
          </table:table-cell>
          <table:table-cell table:formula="of:=IF(LEFT([.B339];2)=&quot;to&quot;;CONCATENATE(&quot;[sound:&quot;;[.A339];&quot;.mp3]&quot;);&quot;&quot;)">
            <text:p/>
          </table:table-cell>
        </table:table-row>
        <table:table-row table:style-name="ro1">
          <table:table-cell office:value-type="string" calcext:value-type="string">
            <text:p>он водит</text:p>
          </table:table-cell>
          <table:table-cell office:value-type="string" calcext:value-type="string">
            <text:p>he is driving</text:p>
          </table:table-cell>
          <table:table-cell table:formula="of:=IF(LEFT([.B340];2)=&quot;to&quot;;CONCATENATE(&quot;[sound:&quot;;[.A340];&quot;.mp3]&quot;);&quot;&quot;)">
            <text:p/>
          </table:table-cell>
        </table:table-row>
        <table:table-row table:style-name="ro1">
          <table:table-cell office:value-type="string" calcext:value-type="string">
            <text:p>она водит</text:p>
          </table:table-cell>
          <table:table-cell office:value-type="string" calcext:value-type="string">
            <text:p>she is driving</text:p>
          </table:table-cell>
          <table:table-cell table:formula="of:=IF(LEFT([.B341];2)=&quot;to&quot;;CONCATENATE(&quot;[sound:&quot;;[.A341];&quot;.mp3]&quot;);&quot;&quot;)">
            <text:p/>
          </table:table-cell>
        </table:table-row>
        <table:table-row table:style-name="ro1">
          <table:table-cell office:value-type="string" calcext:value-type="string">
            <text:p>оно водит</text:p>
          </table:table-cell>
          <table:table-cell office:value-type="string" calcext:value-type="string">
            <text:p>it is driving</text:p>
          </table:table-cell>
          <table:table-cell table:formula="of:=IF(LEFT([.B342];2)=&quot;to&quot;;CONCATENATE(&quot;[sound:&quot;;[.A342];&quot;.mp3]&quot;);&quot;&quot;)">
            <text:p/>
          </table:table-cell>
        </table:table-row>
        <table:table-row table:style-name="ro1">
          <table:table-cell office:value-type="string" calcext:value-type="string">
            <text:p>мы водим</text:p>
          </table:table-cell>
          <table:table-cell office:value-type="string" calcext:value-type="string">
            <text:p>we are driving</text:p>
          </table:table-cell>
          <table:table-cell table:formula="of:=IF(LEFT([.B343];2)=&quot;to&quot;;CONCATENATE(&quot;[sound:&quot;;[.A343];&quot;.mp3]&quot;);&quot;&quot;)">
            <text:p/>
          </table:table-cell>
        </table:table-row>
        <table:table-row table:style-name="ro1">
          <table:table-cell office:value-type="string" calcext:value-type="string">
            <text:p>вы водите</text:p>
          </table:table-cell>
          <table:table-cell office:value-type="string" calcext:value-type="string">
            <text:p>you all are driving</text:p>
          </table:table-cell>
          <table:table-cell table:formula="of:=IF(LEFT([.B344];2)=&quot;to&quot;;CONCATENATE(&quot;[sound:&quot;;[.A344];&quot;.mp3]&quot;);&quot;&quot;)">
            <text:p/>
          </table:table-cell>
        </table:table-row>
        <table:table-row table:style-name="ro1">
          <table:table-cell table:style-name="ce1" office:value-type="string" calcext:value-type="string">
            <text:p>они водят</text:p>
          </table:table-cell>
          <table:table-cell office:value-type="string" calcext:value-type="string">
            <text:p>they are driving</text:p>
          </table:table-cell>
          <table:table-cell table:formula="of:=IF(LEFT([.B345];2)=&quot;to&quot;;CONCATENATE(&quot;[sound:&quot;;[.A345];&quot;.mp3]&quot;);&quot;&quot;)">
            <text:p/>
          </table:table-cell>
        </table:table-row>
        <table:table-row table:style-name="ro1">
          <table:table-cell office:value-type="string" calcext:value-type="string">
            <text:p>любить</text:p>
          </table:table-cell>
          <table:table-cell office:value-type="string" calcext:value-type="string">
            <text:p>to love/like</text:p>
          </table:table-cell>
          <table:table-cell table:formula="of:=IF(LEFT([.B346];2)=&quot;to&quot;;CONCATENATE(&quot;[sound:&quot;;[.A346];&quot;.mp3]&quot;);&quot;&quot;)" office:value-type="string" office:string-value="[sound:любить.mp3]" calcext:value-type="string">
            <text:p>[sound:любить.mp3]</text:p>
          </table:table-cell>
        </table:table-row>
        <table:table-row table:style-name="ro1">
          <table:table-cell office:value-type="string" calcext:value-type="string">
            <text:p>я люблю</text:p>
          </table:table-cell>
          <table:table-cell office:value-type="string" calcext:value-type="string">
            <text:p>I love</text:p>
          </table:table-cell>
          <table:table-cell table:formula="of:=IF(LEFT([.B347];2)=&quot;to&quot;;CONCATENATE(&quot;[sound:&quot;;[.A347];&quot;.mp3]&quot;);&quot;&quot;)">
            <text:p/>
          </table:table-cell>
        </table:table-row>
        <table:table-row table:style-name="ro1">
          <table:table-cell office:value-type="string" calcext:value-type="string">
            <text:p>ты любишь</text:p>
          </table:table-cell>
          <table:table-cell office:value-type="string" calcext:value-type="string">
            <text:p>you love</text:p>
          </table:table-cell>
          <table:table-cell table:formula="of:=IF(LEFT([.B348];2)=&quot;to&quot;;CONCATENATE(&quot;[sound:&quot;;[.A348];&quot;.mp3]&quot;);&quot;&quot;)">
            <text:p/>
          </table:table-cell>
        </table:table-row>
        <table:table-row table:style-name="ro1">
          <table:table-cell office:value-type="string" calcext:value-type="string">
            <text:p>он любит</text:p>
          </table:table-cell>
          <table:table-cell office:value-type="string" calcext:value-type="string">
            <text:p>he loves</text:p>
          </table:table-cell>
          <table:table-cell table:formula="of:=IF(LEFT([.B349];2)=&quot;to&quot;;CONCATENATE(&quot;[sound:&quot;;[.A349];&quot;.mp3]&quot;);&quot;&quot;)">
            <text:p/>
          </table:table-cell>
        </table:table-row>
        <table:table-row table:style-name="ro1">
          <table:table-cell office:value-type="string" calcext:value-type="string">
            <text:p>она любит</text:p>
          </table:table-cell>
          <table:table-cell office:value-type="string" calcext:value-type="string">
            <text:p>she loves</text:p>
          </table:table-cell>
          <table:table-cell table:formula="of:=IF(LEFT([.B350];2)=&quot;to&quot;;CONCATENATE(&quot;[sound:&quot;;[.A350];&quot;.mp3]&quot;);&quot;&quot;)">
            <text:p/>
          </table:table-cell>
        </table:table-row>
        <table:table-row table:style-name="ro1">
          <table:table-cell office:value-type="string" calcext:value-type="string">
            <text:p>оно любит</text:p>
          </table:table-cell>
          <table:table-cell office:value-type="string" calcext:value-type="string">
            <text:p>it loves</text:p>
          </table:table-cell>
          <table:table-cell table:formula="of:=IF(LEFT([.B351];2)=&quot;to&quot;;CONCATENATE(&quot;[sound:&quot;;[.A351];&quot;.mp3]&quot;);&quot;&quot;)">
            <text:p/>
          </table:table-cell>
        </table:table-row>
        <table:table-row table:style-name="ro1">
          <table:table-cell office:value-type="string" calcext:value-type="string">
            <text:p>мы любим</text:p>
          </table:table-cell>
          <table:table-cell office:value-type="string" calcext:value-type="string">
            <text:p>we love</text:p>
          </table:table-cell>
          <table:table-cell table:formula="of:=IF(LEFT([.B352];2)=&quot;to&quot;;CONCATENATE(&quot;[sound:&quot;;[.A352];&quot;.mp3]&quot;);&quot;&quot;)">
            <text:p/>
          </table:table-cell>
        </table:table-row>
        <table:table-row table:style-name="ro1">
          <table:table-cell office:value-type="string" calcext:value-type="string">
            <text:p>вы любите</text:p>
          </table:table-cell>
          <table:table-cell office:value-type="string" calcext:value-type="string">
            <text:p>you all love</text:p>
          </table:table-cell>
          <table:table-cell table:formula="of:=IF(LEFT([.B353];2)=&quot;to&quot;;CONCATENATE(&quot;[sound:&quot;;[.A353];&quot;.mp3]&quot;);&quot;&quot;)">
            <text:p/>
          </table:table-cell>
        </table:table-row>
        <table:table-row table:style-name="ro1">
          <table:table-cell office:value-type="string" calcext:value-type="string">
            <text:p>они любят</text:p>
          </table:table-cell>
          <table:table-cell office:value-type="string" calcext:value-type="string">
            <text:p>they love</text:p>
          </table:table-cell>
          <table:table-cell table:formula="of:=IF(LEFT([.B354];2)=&quot;to&quot;;CONCATENATE(&quot;[sound:&quot;;[.A354];&quot;.mp3]&quot;);&quot;&quot;)">
            <text:p/>
          </table:table-cell>
        </table:table-row>
        <table:table-row table:style-name="ro1">
          <table:table-cell office:value-type="string" calcext:value-type="string">
            <text:p>спать</text:p>
          </table:table-cell>
          <table:table-cell office:value-type="string" calcext:value-type="string">
            <text:p>to sleep</text:p>
          </table:table-cell>
          <table:table-cell table:formula="of:=IF(LEFT([.B355];2)=&quot;to&quot;;CONCATENATE(&quot;[sound:&quot;;[.A355];&quot;.mp3]&quot;);&quot;&quot;)" office:value-type="string" office:string-value="[sound:спать.mp3]" calcext:value-type="string">
            <text:p>[sound:спать.mp3]</text:p>
          </table:table-cell>
        </table:table-row>
        <table:table-row table:style-name="ro1">
          <table:table-cell office:value-type="string" calcext:value-type="string">
            <text:p>я сплю</text:p>
          </table:table-cell>
          <table:table-cell office:value-type="string" calcext:value-type="string">
            <text:p>I am sleeping</text:p>
          </table:table-cell>
          <table:table-cell table:formula="of:=IF(LEFT([.B356];2)=&quot;to&quot;;CONCATENATE(&quot;[sound:&quot;;[.A356];&quot;.mp3]&quot;);&quot;&quot;)">
            <text:p/>
          </table:table-cell>
        </table:table-row>
        <table:table-row table:style-name="ro1">
          <table:table-cell office:value-type="string" calcext:value-type="string">
            <text:p>ты спишь</text:p>
          </table:table-cell>
          <table:table-cell office:value-type="string" calcext:value-type="string">
            <text:p>you are sleeping</text:p>
          </table:table-cell>
          <table:table-cell table:formula="of:=IF(LEFT([.B357];2)=&quot;to&quot;;CONCATENATE(&quot;[sound:&quot;;[.A357];&quot;.mp3]&quot;);&quot;&quot;)">
            <text:p/>
          </table:table-cell>
        </table:table-row>
        <table:table-row table:style-name="ro1">
          <table:table-cell office:value-type="string" calcext:value-type="string">
            <text:p>он спит</text:p>
          </table:table-cell>
          <table:table-cell office:value-type="string" calcext:value-type="string">
            <text:p>he is sleeping</text:p>
          </table:table-cell>
          <table:table-cell table:formula="of:=IF(LEFT([.B358];2)=&quot;to&quot;;CONCATENATE(&quot;[sound:&quot;;[.A358];&quot;.mp3]&quot;);&quot;&quot;)">
            <text:p/>
          </table:table-cell>
        </table:table-row>
        <table:table-row table:style-name="ro1">
          <table:table-cell office:value-type="string" calcext:value-type="string">
            <text:p>она спит</text:p>
          </table:table-cell>
          <table:table-cell office:value-type="string" calcext:value-type="string">
            <text:p>she is sleeping</text:p>
          </table:table-cell>
          <table:table-cell table:formula="of:=IF(LEFT([.B359];2)=&quot;to&quot;;CONCATENATE(&quot;[sound:&quot;;[.A359];&quot;.mp3]&quot;);&quot;&quot;)">
            <text:p/>
          </table:table-cell>
        </table:table-row>
        <table:table-row table:style-name="ro1">
          <table:table-cell office:value-type="string" calcext:value-type="string">
            <text:p>оно спит</text:p>
          </table:table-cell>
          <table:table-cell office:value-type="string" calcext:value-type="string">
            <text:p>it is sleeping</text:p>
          </table:table-cell>
          <table:table-cell table:formula="of:=IF(LEFT([.B360];2)=&quot;to&quot;;CONCATENATE(&quot;[sound:&quot;;[.A360];&quot;.mp3]&quot;);&quot;&quot;)">
            <text:p/>
          </table:table-cell>
        </table:table-row>
        <table:table-row table:style-name="ro1">
          <table:table-cell office:value-type="string" calcext:value-type="string">
            <text:p>мы спим</text:p>
          </table:table-cell>
          <table:table-cell office:value-type="string" calcext:value-type="string">
            <text:p>we are sleeping</text:p>
          </table:table-cell>
          <table:table-cell table:formula="of:=IF(LEFT([.B361];2)=&quot;to&quot;;CONCATENATE(&quot;[sound:&quot;;[.A361];&quot;.mp3]&quot;);&quot;&quot;)">
            <text:p/>
          </table:table-cell>
        </table:table-row>
        <table:table-row table:style-name="ro1">
          <table:table-cell office:value-type="string" calcext:value-type="string">
            <text:p>вы спите</text:p>
          </table:table-cell>
          <table:table-cell office:value-type="string" calcext:value-type="string">
            <text:p>you all are sleeping</text:p>
          </table:table-cell>
          <table:table-cell table:formula="of:=IF(LEFT([.B362];2)=&quot;to&quot;;CONCATENATE(&quot;[sound:&quot;;[.A362];&quot;.mp3]&quot;);&quot;&quot;)">
            <text:p/>
          </table:table-cell>
        </table:table-row>
        <table:table-row table:style-name="ro1">
          <table:table-cell office:value-type="string" calcext:value-type="string">
            <text:p>они спят</text:p>
          </table:table-cell>
          <table:table-cell office:value-type="string" calcext:value-type="string">
            <text:p>they are sleeping</text:p>
          </table:table-cell>
          <table:table-cell table:formula="of:=IF(LEFT([.B363];2)=&quot;to&quot;;CONCATENATE(&quot;[sound:&quot;;[.A363];&quot;.mp3]&quot;);&quot;&quot;)">
            <text:p/>
          </table:table-cell>
        </table:table-row>
        <table:table-row table:style-name="ro1">
          <table:table-cell office:value-type="string" calcext:value-type="string">
            <text:p>Готовить</text:p>
          </table:table-cell>
          <table:table-cell office:value-type="string" calcext:value-type="string">
            <text:p>to prepare/cook</text:p>
          </table:table-cell>
          <table:table-cell table:formula="of:=IF(LEFT([.B364];2)=&quot;to&quot;;CONCATENATE(&quot;[sound:&quot;;[.A364];&quot;.mp3]&quot;);&quot;&quot;)" office:value-type="string" office:string-value="[sound:Готовить.mp3]" calcext:value-type="string">
            <text:p>[sound:Готовить.mp3]</text:p>
          </table:table-cell>
        </table:table-row>
        <table:table-row table:style-name="ro1">
          <table:table-cell office:value-type="string" calcext:value-type="string">
            <text:p>я готовлю</text:p>
          </table:table-cell>
          <table:table-cell office:value-type="string" calcext:value-type="string">
            <text:p>I prepare</text:p>
          </table:table-cell>
          <table:table-cell table:formula="of:=IF(LEFT([.B365];2)=&quot;to&quot;;CONCATENATE(&quot;[sound:&quot;;[.A365];&quot;.mp3]&quot;);&quot;&quot;)">
            <text:p/>
          </table:table-cell>
        </table:table-row>
        <table:table-row table:style-name="ro1">
          <table:table-cell office:value-type="string" calcext:value-type="string">
            <text:p>ты готовишь</text:p>
          </table:table-cell>
          <table:table-cell office:value-type="string" calcext:value-type="string">
            <text:p>you prepare</text:p>
          </table:table-cell>
          <table:table-cell table:formula="of:=IF(LEFT([.B366];2)=&quot;to&quot;;CONCATENATE(&quot;[sound:&quot;;[.A366];&quot;.mp3]&quot;);&quot;&quot;)">
            <text:p/>
          </table:table-cell>
        </table:table-row>
        <table:table-row table:style-name="ro1">
          <table:table-cell office:value-type="string" calcext:value-type="string">
            <text:p>он готовит</text:p>
          </table:table-cell>
          <table:table-cell office:value-type="string" calcext:value-type="string">
            <text:p>he prepares</text:p>
          </table:table-cell>
          <table:table-cell table:formula="of:=IF(LEFT([.B367];2)=&quot;to&quot;;CONCATENATE(&quot;[sound:&quot;;[.A367];&quot;.mp3]&quot;);&quot;&quot;)">
            <text:p/>
          </table:table-cell>
        </table:table-row>
        <table:table-row table:style-name="ro1">
          <table:table-cell office:value-type="string" calcext:value-type="string">
            <text:p>она готовит</text:p>
          </table:table-cell>
          <table:table-cell office:value-type="string" calcext:value-type="string">
            <text:p>she prepares</text:p>
          </table:table-cell>
          <table:table-cell table:formula="of:=IF(LEFT([.B368];2)=&quot;to&quot;;CONCATENATE(&quot;[sound:&quot;;[.A368];&quot;.mp3]&quot;);&quot;&quot;)">
            <text:p/>
          </table:table-cell>
        </table:table-row>
        <table:table-row table:style-name="ro1">
          <table:table-cell office:value-type="string" calcext:value-type="string">
            <text:p>оно готовит</text:p>
          </table:table-cell>
          <table:table-cell office:value-type="string" calcext:value-type="string">
            <text:p>it prepares</text:p>
          </table:table-cell>
          <table:table-cell table:formula="of:=IF(LEFT([.B369];2)=&quot;to&quot;;CONCATENATE(&quot;[sound:&quot;;[.A369];&quot;.mp3]&quot;);&quot;&quot;)">
            <text:p/>
          </table:table-cell>
        </table:table-row>
        <table:table-row table:style-name="ro1">
          <table:table-cell office:value-type="string" calcext:value-type="string">
            <text:p>мы готовим</text:p>
          </table:table-cell>
          <table:table-cell office:value-type="string" calcext:value-type="string">
            <text:p>we prepare</text:p>
          </table:table-cell>
          <table:table-cell table:formula="of:=IF(LEFT([.B370];2)=&quot;to&quot;;CONCATENATE(&quot;[sound:&quot;;[.A370];&quot;.mp3]&quot;);&quot;&quot;)">
            <text:p/>
          </table:table-cell>
        </table:table-row>
        <table:table-row table:style-name="ro1">
          <table:table-cell office:value-type="string" calcext:value-type="string">
            <text:p>ты готовите</text:p>
          </table:table-cell>
          <table:table-cell office:value-type="string" calcext:value-type="string">
            <text:p>you all prepare</text:p>
          </table:table-cell>
          <table:table-cell table:formula="of:=IF(LEFT([.B371];2)=&quot;to&quot;;CONCATENATE(&quot;[sound:&quot;;[.A371];&quot;.mp3]&quot;);&quot;&quot;)">
            <text:p/>
          </table:table-cell>
        </table:table-row>
        <table:table-row table:style-name="ro1">
          <table:table-cell office:value-type="string" calcext:value-type="string">
            <text:p>они готовят</text:p>
          </table:table-cell>
          <table:table-cell office:value-type="string" calcext:value-type="string">
            <text:p>they prepare</text:p>
          </table:table-cell>
          <table:table-cell table:formula="of:=IF(LEFT([.B372];2)=&quot;to&quot;;CONCATENATE(&quot;[sound:&quot;;[.A372];&quot;.mp3]&quot;);&quot;&quot;)">
            <text:p/>
          </table:table-cell>
        </table:table-row>
        <table:table-row table:style-name="ro1">
          <table:table-cell office:value-type="string" calcext:value-type="string">
            <text:p>мочь</text:p>
          </table:table-cell>
          <table:table-cell office:value-type="string" calcext:value-type="string">
            <text:p>to be able to, can</text:p>
          </table:table-cell>
          <table:table-cell table:formula="of:=IF(LEFT([.B373];2)=&quot;to&quot;;CONCATENATE(&quot;[sound:&quot;;[.A373];&quot;.mp3]&quot;);&quot;&quot;)" office:value-type="string" office:string-value="[sound:мочь.mp3]" calcext:value-type="string">
            <text:p>[sound:мочь.mp3]</text:p>
          </table:table-cell>
        </table:table-row>
        <table:table-row table:style-name="ro1">
          <table:table-cell office:value-type="string" calcext:value-type="string">
            <text:p>я могу</text:p>
          </table:table-cell>
          <table:table-cell office:value-type="string" calcext:value-type="string">
            <text:p>I am able to, I can</text:p>
          </table:table-cell>
          <table:table-cell table:formula="of:=IF(LEFT([.B374];2)=&quot;to&quot;;CONCATENATE(&quot;[sound:&quot;;[.A374];&quot;.mp3]&quot;);&quot;&quot;)">
            <text:p/>
          </table:table-cell>
        </table:table-row>
        <table:table-row table:style-name="ro1">
          <table:table-cell office:value-type="string" calcext:value-type="string">
            <text:p>ты можешь</text:p>
          </table:table-cell>
          <table:table-cell office:value-type="string" calcext:value-type="string">
            <text:p>you are able to, you can</text:p>
          </table:table-cell>
          <table:table-cell table:formula="of:=IF(LEFT([.B375];2)=&quot;to&quot;;CONCATENATE(&quot;[sound:&quot;;[.A375];&quot;.mp3]&quot;);&quot;&quot;)">
            <text:p/>
          </table:table-cell>
        </table:table-row>
        <table:table-row table:style-name="ro1">
          <table:table-cell office:value-type="string" calcext:value-type="string">
            <text:p>он может</text:p>
          </table:table-cell>
          <table:table-cell office:value-type="string" calcext:value-type="string">
            <text:p>he is able to, he can</text:p>
          </table:table-cell>
          <table:table-cell table:formula="of:=IF(LEFT([.B376];2)=&quot;to&quot;;CONCATENATE(&quot;[sound:&quot;;[.A376];&quot;.mp3]&quot;);&quot;&quot;)">
            <text:p/>
          </table:table-cell>
        </table:table-row>
        <table:table-row table:style-name="ro1">
          <table:table-cell office:value-type="string" calcext:value-type="string">
            <text:p>она может</text:p>
          </table:table-cell>
          <table:table-cell office:value-type="string" calcext:value-type="string">
            <text:p>she is able to, she can</text:p>
          </table:table-cell>
          <table:table-cell table:formula="of:=IF(LEFT([.B377];2)=&quot;to&quot;;CONCATENATE(&quot;[sound:&quot;;[.A377];&quot;.mp3]&quot;);&quot;&quot;)">
            <text:p/>
          </table:table-cell>
        </table:table-row>
        <table:table-row table:style-name="ro1">
          <table:table-cell office:value-type="string" calcext:value-type="string">
            <text:p>оно может</text:p>
          </table:table-cell>
          <table:table-cell office:value-type="string" calcext:value-type="string">
            <text:p>it is able to, it can</text:p>
          </table:table-cell>
          <table:table-cell table:formula="of:=IF(LEFT([.B378];2)=&quot;to&quot;;CONCATENATE(&quot;[sound:&quot;;[.A378];&quot;.mp3]&quot;);&quot;&quot;)">
            <text:p/>
          </table:table-cell>
        </table:table-row>
        <table:table-row table:style-name="ro1">
          <table:table-cell office:value-type="string" calcext:value-type="string">
            <text:p>мы можем</text:p>
          </table:table-cell>
          <table:table-cell office:value-type="string" calcext:value-type="string">
            <text:p>we are able to, we can</text:p>
          </table:table-cell>
          <table:table-cell table:formula="of:=IF(LEFT([.B379];2)=&quot;to&quot;;CONCATENATE(&quot;[sound:&quot;;[.A379];&quot;.mp3]&quot;);&quot;&quot;)">
            <text:p/>
          </table:table-cell>
        </table:table-row>
        <table:table-row table:style-name="ro1">
          <table:table-cell office:value-type="string" calcext:value-type="string">
            <text:p>вы можете</text:p>
          </table:table-cell>
          <table:table-cell office:value-type="string" calcext:value-type="string">
            <text:p>you all are able to, you all can</text:p>
          </table:table-cell>
          <table:table-cell table:formula="of:=IF(LEFT([.B380];2)=&quot;to&quot;;CONCATENATE(&quot;[sound:&quot;;[.A380];&quot;.mp3]&quot;);&quot;&quot;)">
            <text:p/>
          </table:table-cell>
        </table:table-row>
        <table:table-row table:style-name="ro1">
          <table:table-cell office:value-type="string" calcext:value-type="string">
            <text:p>они могут</text:p>
          </table:table-cell>
          <table:table-cell office:value-type="string" calcext:value-type="string">
            <text:p>they are able to, they can</text:p>
          </table:table-cell>
          <table:table-cell table:formula="of:=IF(LEFT([.B381];2)=&quot;to&quot;;CONCATENATE(&quot;[sound:&quot;;[.A381];&quot;.mp3]&quot;);&quot;&quot;)">
            <text:p/>
          </table:table-cell>
        </table:table-row>
        <table:table-row table:style-name="ro1">
          <table:table-cell office:value-type="string" calcext:value-type="string">
            <text:p>хотеть</text:p>
          </table:table-cell>
          <table:table-cell office:value-type="string" calcext:value-type="string">
            <text:p>to want</text:p>
          </table:table-cell>
          <table:table-cell table:formula="of:=IF(LEFT([.B382];2)=&quot;to&quot;;CONCATENATE(&quot;[sound:&quot;;[.A382];&quot;.mp3]&quot;);&quot;&quot;)" office:value-type="string" office:string-value="[sound:хотеть.mp3]" calcext:value-type="string">
            <text:p>[sound:хотеть.mp3]</text:p>
          </table:table-cell>
        </table:table-row>
        <table:table-row table:style-name="ro1">
          <table:table-cell office:value-type="string" calcext:value-type="string">
            <text:p>я хочу</text:p>
          </table:table-cell>
          <table:table-cell office:value-type="string" calcext:value-type="string">
            <text:p>I want </text:p>
          </table:table-cell>
          <table:table-cell table:formula="of:=IF(LEFT([.B383];2)=&quot;to&quot;;CONCATENATE(&quot;[sound:&quot;;[.A383];&quot;.mp3]&quot;);&quot;&quot;)">
            <text:p/>
          </table:table-cell>
        </table:table-row>
        <table:table-row table:style-name="ro1">
          <table:table-cell office:value-type="string" calcext:value-type="string">
            <text:p>ты хочешь</text:p>
          </table:table-cell>
          <table:table-cell office:value-type="string" calcext:value-type="string">
            <text:p>you want</text:p>
          </table:table-cell>
          <table:table-cell table:formula="of:=IF(LEFT([.B384];2)=&quot;to&quot;;CONCATENATE(&quot;[sound:&quot;;[.A384];&quot;.mp3]&quot;);&quot;&quot;)">
            <text:p/>
          </table:table-cell>
        </table:table-row>
        <table:table-row table:style-name="ro1">
          <table:table-cell office:value-type="string" calcext:value-type="string">
            <text:p>он хочет</text:p>
          </table:table-cell>
          <table:table-cell office:value-type="string" calcext:value-type="string">
            <text:p>he wants</text:p>
          </table:table-cell>
          <table:table-cell table:formula="of:=IF(LEFT([.B385];2)=&quot;to&quot;;CONCATENATE(&quot;[sound:&quot;;[.A385];&quot;.mp3]&quot;);&quot;&quot;)">
            <text:p/>
          </table:table-cell>
        </table:table-row>
        <table:table-row table:style-name="ro1">
          <table:table-cell office:value-type="string" calcext:value-type="string">
            <text:p>она хочет</text:p>
          </table:table-cell>
          <table:table-cell office:value-type="string" calcext:value-type="string">
            <text:p>she wants</text:p>
          </table:table-cell>
          <table:table-cell table:formula="of:=IF(LEFT([.B386];2)=&quot;to&quot;;CONCATENATE(&quot;[sound:&quot;;[.A386];&quot;.mp3]&quot;);&quot;&quot;)">
            <text:p/>
          </table:table-cell>
        </table:table-row>
        <table:table-row table:style-name="ro1">
          <table:table-cell office:value-type="string" calcext:value-type="string">
            <text:p>оно хочет</text:p>
          </table:table-cell>
          <table:table-cell office:value-type="string" calcext:value-type="string">
            <text:p>it wants</text:p>
          </table:table-cell>
          <table:table-cell table:formula="of:=IF(LEFT([.B387];2)=&quot;to&quot;;CONCATENATE(&quot;[sound:&quot;;[.A387];&quot;.mp3]&quot;);&quot;&quot;)">
            <text:p/>
          </table:table-cell>
        </table:table-row>
        <table:table-row table:style-name="ro1">
          <table:table-cell office:value-type="string" calcext:value-type="string">
            <text:p>мы хочим</text:p>
          </table:table-cell>
          <table:table-cell office:value-type="string" calcext:value-type="string">
            <text:p>we want</text:p>
          </table:table-cell>
          <table:table-cell table:formula="of:=IF(LEFT([.B388];2)=&quot;to&quot;;CONCATENATE(&quot;[sound:&quot;;[.A388];&quot;.mp3]&quot;);&quot;&quot;)">
            <text:p/>
          </table:table-cell>
        </table:table-row>
        <table:table-row table:style-name="ro1">
          <table:table-cell office:value-type="string" calcext:value-type="string">
            <text:p>вы хочите</text:p>
          </table:table-cell>
          <table:table-cell office:value-type="string" calcext:value-type="string">
            <text:p>you all want</text:p>
          </table:table-cell>
          <table:table-cell table:formula="of:=IF(LEFT([.B389];2)=&quot;to&quot;;CONCATENATE(&quot;[sound:&quot;;[.A389];&quot;.mp3]&quot;);&quot;&quot;)">
            <text:p/>
          </table:table-cell>
        </table:table-row>
        <table:table-row table:style-name="ro1">
          <table:table-cell office:value-type="string" calcext:value-type="string">
            <text:p>они хотят</text:p>
          </table:table-cell>
          <table:table-cell office:value-type="string" calcext:value-type="string">
            <text:p>they want</text:p>
          </table:table-cell>
          <table:table-cell table:formula="of:=IF(LEFT([.B390];2)=&quot;to&quot;;CONCATENATE(&quot;[sound:&quot;;[.A390];&quot;.mp3]&quot;)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25:04.770737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8:14:12.941731703</meta:creation-date>
    <meta:generator>LibreOffice/5.3.0.3$MacOSX_X86_64 LibreOffice_project/7074905676c47b82bbcfbea1aeefc84afe1c50e1</meta:generator>
    <dc:date>2018-01-17T12:16:41.399603165</dc:date>
    <meta:editing-duration>P4DT17H27M11S</meta:editing-duration>
    <meta:editing-cycles>81</meta:editing-cycles>
    <meta:document-statistic meta:table-count="1" meta:cell-count="1170" meta:object-count="0"/>
  </office:meta>
</office:document-meta>
</file>